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quot;Liberation Sans&quot;" svg:font-family="'&quot;Liberation Sans&quot;'"/>
    <style:font-face style:name="&quot;Times New Roman&quot;" svg:font-family="'&quot;Times New Roman&quot;'"/>
    <style:font-face style:name="Arial" svg:font-family="Arial"/>
    <style:font-face style:name="Cambria" svg:font-family="Cambria"/>
    <style:font-face style:name="DejaVu Sans" svg:font-family="'DejaVu Sans'" style:font-family-generic="system" style:font-pitch="variable"/>
    <style:font-face style:name="G_d0_f2" svg:font-family="G_d0_f2"/>
    <style:font-face style:name="Inherit" svg:font-family="Inherit"/>
    <style:font-face style:name="Liberation Sans" svg:font-family="'Liberation Sans'" style:font-family-generic="swiss" style:font-pitch="variable"/>
    <style:font-face style:name="Linux Libertine G" svg:font-family="'Linux Libertine G'" style:font-family-generic="system" style:font-pitch="variable"/>
    <style:font-face style:name="Palatino Linotype" svg:font-family="'Palatino Linotype'"/>
  </office:font-face-decls>
  <office:automatic-styles>
    <style:style style:name="co1" style:family="table-column">
      <style:table-column-properties fo:break-before="auto" style:column-width="1.5535in"/>
    </style:style>
    <style:style style:name="co2" style:family="table-column">
      <style:table-column-properties fo:break-before="auto" style:column-width="3.039in"/>
    </style:style>
    <style:style style:name="co3" style:family="table-column">
      <style:table-column-properties fo:break-before="auto" style:column-width="7.6201in"/>
    </style:style>
    <style:style style:name="co4" style:family="table-column">
      <style:table-column-properties fo:break-before="auto" style:column-width="1.148in"/>
    </style:style>
    <style:style style:name="co5" style:family="table-column">
      <style:table-column-properties fo:break-before="auto" style:column-width="3.8681in"/>
    </style:style>
    <style:style style:name="co6" style:family="table-column">
      <style:table-column-properties fo:break-before="auto" style:column-width="5.7972in"/>
    </style:style>
    <style:style style:name="co7" style:family="table-column">
      <style:table-column-properties fo:break-before="auto" style:column-width="0.8398in"/>
    </style:style>
    <style:style style:name="co8" style:family="table-column">
      <style:table-column-properties fo:break-before="auto" style:column-width="2.9035in"/>
    </style:style>
    <style:style style:name="co9" style:family="table-column">
      <style:table-column-properties fo:break-before="auto" style:column-width="4.4366in"/>
    </style:style>
    <style:style style:name="co10" style:family="table-column">
      <style:table-column-properties fo:break-before="auto" style:column-width="0.7043in"/>
    </style:style>
    <style:style style:name="co11" style:family="table-column">
      <style:table-column-properties fo:break-before="auto" style:column-width="18.9516in"/>
    </style:style>
    <style:style style:name="co12" style:family="table-column">
      <style:table-column-properties fo:break-before="auto" style:column-width="3.0965in"/>
    </style:style>
    <style:style style:name="co13" style:family="table-column">
      <style:table-column-properties fo:break-before="auto" style:column-width="2.0547in"/>
    </style:style>
    <style:style style:name="co14" style:family="table-column">
      <style:table-column-properties fo:break-before="auto" style:column-width="5.2472in"/>
    </style:style>
    <style:style style:name="co15" style:family="table-column">
      <style:table-column-properties fo:break-before="auto" style:column-width="5.2189in"/>
    </style:style>
    <style:style style:name="co16" style:family="table-column">
      <style:table-column-properties fo:break-before="auto" style:column-width="0.9744in"/>
    </style:style>
    <style:style style:name="co17" style:family="table-column">
      <style:table-column-properties fo:break-before="auto" style:column-width="18.7764in"/>
    </style:style>
    <style:style style:name="co18" style:family="table-column">
      <style:table-column-properties fo:break-before="auto" style:column-width="0.889in"/>
    </style:style>
    <style:style style:name="co19" style:family="table-column">
      <style:table-column-properties fo:break-before="auto" style:column-width="4.4953in"/>
    </style:style>
    <style:style style:name="ro1" style:family="table-row">
      <style:table-row-properties style:row-height="0.178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2.311in" fo:break-before="auto" style:use-optimal-row-height="true"/>
    </style:style>
    <style:style style:name="ro4" style:family="table-row">
      <style:table-row-properties style:row-height="2.8398in" fo:break-before="auto" style:use-optimal-row-height="true"/>
    </style:style>
    <style:style style:name="ro5" style:family="table-row">
      <style:table-row-properties style:row-height="3.1925in" fo:break-before="auto" style:use-optimal-row-height="true"/>
    </style:style>
    <style:style style:name="ro6" style:family="table-row">
      <style:table-row-properties style:row-height="2.4874in" fo:break-before="auto" style:use-optimal-row-height="true"/>
    </style:style>
    <style:style style:name="ro7" style:family="table-row">
      <style:table-row-properties style:row-height="4.4256in" fo:break-before="auto" style:use-optimal-row-height="true"/>
    </style:style>
    <style:style style:name="ro8" style:family="table-row">
      <style:table-row-properties style:row-height="1.7827in" fo:break-before="auto" style:use-optimal-row-height="true"/>
    </style:style>
    <style:style style:name="ro9" style:family="table-row">
      <style:table-row-properties style:row-height="3.5445in" fo:break-before="auto" style:use-optimal-row-height="true"/>
    </style:style>
    <style:style style:name="ro10" style:family="table-row">
      <style:table-row-properties style:row-height="3.3681in" fo:break-before="auto" style:use-optimal-row-height="true"/>
    </style:style>
    <style:style style:name="ro11" style:family="table-row">
      <style:table-row-properties style:row-height="5.8346in" fo:break-before="auto" style:use-optimal-row-height="true"/>
    </style:style>
    <style:style style:name="ro12" style:family="table-row">
      <style:table-row-properties style:row-height="3.8965in" fo:break-before="auto" style:use-optimal-row-height="true"/>
    </style:style>
    <style:style style:name="ro13" style:family="table-row">
      <style:table-row-properties style:row-height="4.0728in" fo:break-before="auto" style:use-optimal-row-height="true"/>
    </style:style>
    <style:style style:name="ro14" style:family="table-row">
      <style:table-row-properties style:row-height="4.778in" fo:break-before="auto" style:use-optimal-row-height="true"/>
    </style:style>
    <style:style style:name="ro15" style:family="table-row">
      <style:table-row-properties style:row-height="1.9583in" fo:break-before="auto" style:use-optimal-row-height="true"/>
    </style:style>
    <style:style style:name="ro16" style:family="table-row">
      <style:table-row-properties style:row-height="13.5984in" fo:break-before="auto" style:use-optimal-row-height="true"/>
    </style:style>
    <style:style style:name="ro17" style:family="table-row">
      <style:table-row-properties style:row-height="7.0689in" fo:break-before="auto" style:use-optimal-row-height="true"/>
    </style:style>
    <style:style style:name="ro18" style:family="table-row">
      <style:table-row-properties style:row-height="5.4827in" fo:break-before="auto" style:use-optimal-row-height="true"/>
    </style:style>
    <style:style style:name="ro19" style:family="table-row">
      <style:table-row-properties style:row-height="3.0161in" fo:break-before="auto" style:use-optimal-row-height="true"/>
    </style:style>
    <style:style style:name="ro20" style:family="table-row">
      <style:table-row-properties style:row-height="3.7209in" fo:break-before="auto" style:use-optimal-row-height="true"/>
    </style:style>
    <style:style style:name="ro21" style:family="table-row">
      <style:table-row-properties style:row-height="4.6016in" fo:break-before="auto" style:use-optimal-row-height="true"/>
    </style:style>
    <style:style style:name="ro22" style:family="table-row">
      <style:table-row-properties style:row-height="2.6634in" fo:break-before="auto" style:use-optimal-row-height="true"/>
    </style:style>
    <style:style style:name="ro23" style:family="table-row">
      <style:table-row-properties style:row-height="1.6374in" fo:break-before="auto" style:use-optimal-row-height="true"/>
    </style:style>
    <style:style style:name="ro24" style:family="table-row">
      <style:table-row-properties style:row-height="0.1917in" fo:break-before="auto" style:use-optimal-row-height="true"/>
    </style:style>
    <style:style style:name="ro25" style:family="table-row">
      <style:table-row-properties style:row-height="2.6327in" fo:break-before="auto" style:use-optimal-row-height="true"/>
    </style:style>
    <style:style style:name="ro26" style:family="table-row">
      <style:table-row-properties style:row-height="2.2591in" fo:break-before="auto" style:use-optimal-row-height="true"/>
    </style:style>
    <style:style style:name="ro27" style:family="table-row">
      <style:table-row-properties style:row-height="2.3835in" fo:break-before="auto" style:use-optimal-row-height="true"/>
    </style:style>
    <style:style style:name="ro28" style:family="table-row">
      <style:table-row-properties style:row-height="0.6425in" fo:break-before="auto" style:use-optimal-row-height="true"/>
    </style:style>
    <style:style style:name="ro29" style:family="table-row">
      <style:table-row-properties style:row-height="2.1346in" fo:break-before="auto" style:use-optimal-row-height="true"/>
    </style:style>
    <style:style style:name="ro30" style:family="table-row">
      <style:table-row-properties style:row-height="4.9543in" fo:break-before="auto" style:use-optimal-row-height="true"/>
    </style:style>
    <style:style style:name="ro31" style:family="table-row">
      <style:table-row-properties style:row-height="4.2492in" fo:break-before="auto" style:use-optimal-row-height="true"/>
    </style:style>
    <style:style style:name="ro32" style:family="table-row">
      <style:table-row-properties style:row-height="6.3638in" fo:break-before="auto" style:use-optimal-row-height="true"/>
    </style:style>
    <style:style style:name="ro33" style:family="table-row">
      <style:table-row-properties style:row-height="0.2189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Palatino Linotype" fo:font-size="8pt" fo:font-style="normal" fo:text-shadow="none" style:text-underline-style="none" fo:font-weight="normal" style:font-size-asian="8pt" style:font-style-asian="normal" style:font-weight-asian="normal" style:font-name-complex="Palatino Linotype" style:font-size-complex="8pt" style:font-style-complex="normal" style:font-weight-complex="normal"/>
    </style:style>
    <style:style style:name="ce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Palatino Linotype" fo:font-size="8pt" fo:font-style="normal" fo:text-shadow="none" style:text-underline-style="none" fo:font-weight="bold" style:font-size-asian="8pt" style:font-style-asian="normal" style:font-weight-asian="bold" style:font-name-complex="Palatino Linotype" style:font-size-complex="8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G_d0_f2" fo:font-size="11pt" fo:font-style="normal" fo:text-shadow="none" style:text-underline-style="none" fo:font-weight="normal" style:font-size-asian="11pt" style:font-style-asian="normal" style:font-weight-asian="normal" style:font-name-complex="G_d0_f2"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quot;Times New Roman&quot;" fo:font-size="11pt" fo:font-style="normal" fo:text-shadow="none" style:text-underline-style="none" fo:font-weight="normal" style:font-size-asian="11pt" style:font-style-asian="normal" style:font-weight-asian="normal" style:font-name-complex="&quot;Times New Roman&quot;"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Palatino Linotype" fo:font-size="8pt" fo:font-style="italic" fo:text-shadow="none" style:text-underline-style="none" fo:font-weight="bold" style:font-size-asian="8pt" style:font-style-asian="italic" style:font-weight-asian="bold" style:font-size-complex="8pt" style:font-style-complex="italic" style:font-weight-complex="bold"/>
      <style:map style:condition="is-true-formula(LEN(TRIM([.E1]))&gt;0)" style:apply-style-name="ConditionalStyle_5f_1" style:base-cell-address="Sheet1.E1"/>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quot;Liberation Sans&quot;" fo:font-size="8pt" fo:font-style="italic" fo:text-shadow="none" style:text-underline-style="none" fo:font-weight="normal" style:font-size-asian="8pt" style:font-style-asian="italic" style:font-weight-asian="normal" style:font-name-complex="&quot;Liberation Sans&quot;" style:font-size-complex="8pt" style:font-style-complex="italic" style:font-weight-complex="normal"/>
      <style:map style:condition="is-true-formula(LEN(TRIM([.E1]))&gt;0)" style:apply-style-name="ConditionalStyle_5f_1" style:base-cell-address="Sheet1.E1"/>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italic" fo:text-shadow="none"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ce17" style:family="table-cell" style:parent-style-name="Default">
      <style:table-cell-properties style:rotation-align="non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Palatino Linotype" fo:font-size="8pt" fo:font-style="normal" fo:text-shadow="none" style:text-underline-style="none" fo:font-weight="bold" style:font-size-asian="8pt" style:font-style-asian="normal" style:font-weight-asian="bold" style:font-name-complex="Palatino Linotype" style:font-size-complex="8pt" style:font-style-complex="normal" style:font-weight-complex="bold"/>
    </style:style>
    <style:style style:name="ce1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quot;Liberation Sans&quot;" fo:font-size="8pt" fo:font-style="normal" fo:text-shadow="none" style:text-underline-style="none" fo:font-weight="normal" style:font-size-asian="8pt" style:font-style-asian="normal" style:font-weight-asian="normal" style:font-name-complex="&quot;Liberation Sans&quot;" style:font-size-complex="8pt" style:font-style-complex="normal" style:font-weight-complex="normal"/>
    </style:style>
    <style:style style:name="ce20" style:family="table-cell" style:parent-style-name="Default">
      <style:table-cell-properties fo:background-color="#666666"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Inherit" fo:font-size="11pt" fo:font-style="normal" fo:text-shadow="none" style:text-underline-style="solid" style:text-underline-width="auto" style:text-underline-color="font-color" fo:font-weight="normal" style:font-size-asian="11pt" style:font-style-asian="normal" style:font-weight-asian="normal" style:font-name-complex="Inherit" style:font-size-complex="11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ff" style:text-outline="false" style:text-line-through-style="none" style:text-line-through-type="none" style:font-name="&quot;Liberation Sans&quot;" fo:font-size="8pt" fo:font-style="normal" fo:text-shadow="none" style:text-underline-style="solid" style:text-underline-width="auto" style:text-underline-color="font-color" fo:font-weight="normal" style:font-size-asian="8pt" style:font-style-asian="normal" style:font-weight-asian="normal" style:font-name-complex="&quot;Liberation Sans&quot;" style:font-size-complex="8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ff" style:text-outline="false" style:text-line-through-style="none" style:text-line-through-typ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6" table:number-columns-repeated="1005" table:default-cell-style-name="Default"/>
        <table:table-row table:style-name="ro1">
          <table:table-cell table:style-name="ce1" table:number-columns-repeated="2"/>
          <table:table-cell table:style-name="ce5" office:value-type="string" calcext:value-type="string">
            <text:p>Query 1: ("intelligent agent" OR "intelligent agents" OR "cognitive agent" OR "cognitive agents" OR "multiagent" OR "multi agent") &amp; <text:s/>"behavioral economics"</text:p>
          </table:table-cell>
          <table:table-cell table:style-name="ce5"/>
          <table:table-cell table:style-name="ce13"/>
          <table:table-cell table:style-name="ce18"/>
          <table:table-cell table:style-name="ce1" table:number-columns-repeated="9"/>
          <table:table-cell table:number-columns-repeated="1009"/>
        </table:table-row>
        <table:table-row table:style-name="ro1">
          <table:table-cell table:style-name="ce1" table:number-columns-repeated="2"/>
          <table:table-cell table:style-name="ce5" office:value-type="string" calcext:value-type="string">
            <text:p>Query 2: ("intelligent agent" OR "intelligent agents" OR "cognitive agent" OR "cognitive agents" OR "multiagent" OR "multi agent") &amp; "behavioral finance"</text:p>
          </table:table-cell>
          <table:table-cell table:style-name="ce5"/>
          <table:table-cell table:style-name="ce13"/>
          <table:table-cell table:style-name="ce18"/>
          <table:table-cell table:style-name="ce1" table:number-columns-repeated="9"/>
          <table:table-cell table:number-columns-repeated="1009"/>
        </table:table-row>
        <table:table-row table:style-name="ro1">
          <table:table-cell table:style-name="ce1" table:number-columns-repeated="4"/>
          <table:table-cell table:style-name="ce14"/>
          <table:table-cell table:style-name="ce19"/>
          <table:table-cell table:style-name="ce1" table:number-columns-repeated="9"/>
          <table:table-cell table:number-columns-repeated="1009"/>
        </table:table-row>
        <table:table-row table:style-name="ro2">
          <table:table-cell table:style-name="ce2" office:value-type="string" calcext:value-type="string">
            <text:p>Query made on Google Scholar</text:p>
          </table:table-cell>
          <table:table-cell table:style-name="ce2" office:value-type="string" calcext:value-type="string">
            <text:p>Position of the paper in the list of papers returned by the query</text:p>
          </table:table-cell>
          <table:table-cell table:style-name="ce2" office:value-type="string" calcext:value-type="string">
            <text:p>Family names of the authors</text:p>
          </table:table-cell>
          <table:table-cell table:style-name="ce2" office:value-type="string" calcext:value-type="string">
            <text:p>Number of the authors</text:p>
          </table:table-cell>
          <table:table-cell table:style-name="ce15" office:value-type="string" calcext:value-type="string">
            <text:p>Title</text:p>
          </table:table-cell>
          <table:table-cell table:style-name="ce2" office:value-type="string" calcext:value-type="string">
            <text:p>Cut and paste of the paper’s abstract</text:p>
          </table:table-cell>
          <table:table-cell table:style-name="ce2" office:value-type="string" calcext:value-type="string">
            <text:p>Publication year</text:p>
          </table:table-cell>
          <table:table-cell table:style-name="ce2" office:value-type="string" calcext:value-type="string">
            <text:p>Venue (name of the journal or name of the conference)</text:p>
          </table:table-cell>
          <table:table-cell table:style-name="ce2" office:value-type="string" calcext:value-type="string">
            <text:p>Bibtex DBLP</text:p>
          </table:table-cell>
          <table:table-cell table:style-name="ce2" office:value-type="string" calcext:value-type="string">
            <text:p>bibtex xource</text:p>
          </table:table-cell>
          <table:table-cell table:style-name="ce2" office:value-type="string" calcext:value-type="string">
            <text:p>Bibtex </text:p>
          </table:table-cell>
          <table:table-cell table:style-name="ce2" office:value-type="string" calcext:value-type="string">
            <text:p>URL of the pdf file</text:p>
          </table:table-cell>
          <table:table-cell table:style-name="ce2" office:value-type="string" calcext:value-type="string">
            <text:p>Are the agents implemented? (YES or NO)</text:p>
          </table:table-cell>
          <table:table-cell table:style-name="ce2" office:value-type="string" calcext:value-type="string">
            <text:p>If the agents are implemented, in which language/framework? (for example, JADE, Jason, NetLogo, Python….)</text:p>
          </table:table-cell>
          <table:table-cell table:style-name="ce2" office:value-type="string" calcext:value-type="string">
            <text:p>If the agents are implemented, is the code available online? (if yes, put the url of the code, otherwise write no)</text:p>
          </table:table-cell>
          <table:table-cell office:value-type="string" calcext:value-type="string">
            <text:p>Name of the Agent</text:p>
          </table:table-cell>
          <table:table-cell office:value-type="string" calcext:value-type="string">
            <text:p>Features of the Agent</text:p>
          </table:table-cell>
          <table:table-cell office:value-type="string" calcext:value-type="string">
            <text:p>Does The paper discuss any implementations of other Agents</text:p>
          </table:table-cell>
          <table:table-cell office:value-type="string" calcext:value-type="string">
            <text:p>If implemented list agent Name and platform they are developed on along with source code and features</text:p>
          </table:table-cell>
          <table:table-cell office:value-type="string" calcext:value-type="string">
            <text:p>Are the agents discussed rational</text:p>
          </table:table-cell>
          <table:table-cell office:value-type="string" calcext:value-type="string">
            <text:p>Approach to develop the MAS</text:p>
          </table:table-cell>
          <table:table-cell office:value-type="string" calcext:value-type="string">
            <text:p>References</text:p>
          </table:table-cell>
          <table:table-cell table:number-columns-repeated="1002"/>
        </table:table-row>
        <table:table-row table:style-name="ro3">
          <table:table-cell table:style-name="ce2" office:value-type="string" calcext:value-type="string">
            <text:p>Q1</text:p>
          </table:table-cell>
          <table:table-cell table:style-name="ce2" office:value-type="float" office:value="1" calcext:value-type="float">
            <text:p>1</text:p>
          </table:table-cell>
          <table:table-cell table:style-name="ce2" office:value-type="string" calcext:value-type="string">
            <text:p>Jean-Daniel Kant &amp; Daniel Domingue</text:p>
          </table:table-cell>
          <table:table-cell table:style-name="ce2" office:value-type="float" office:value="2" calcext:value-type="float">
            <text:p>2</text:p>
          </table:table-cell>
          <table:table-cell table:style-name="ce15" office:value-type="string" calcext:value-type="string">
            <text:p>How multi-agent systems can be good for Behavioral Economics : a case study</text:p>
          </table:table-cell>
          <table:table-cell table:style-name="ce2" office:value-type="string" calcext:value-type="string">
            <text:p>In this work, we underline the benefit of techniques derived from distributed artificial intelligence, i.e. multi-agent systems, to the study of economical behavior. It aims to focus on the level of individual behaviors, as a bottom-up approach to understand the rise of economical phenomena like price fluctuation within a financial market or volatility within a labor market. In this paper, we propose an agent-based model of human decision making: CODAGE (Cognitive Decision AGEnt). In the CODAGE model, the decision maker is modeled by an entire multi-agent system, where each agent is in charge a particular sub-process of the whole decision. The architecture is intended to be as generic as possible. It could be viewed as an agentbased decision framework, in which different decision heuristics and biases could be implemented. We illustrate this approach with a simulation of a small experimental financial market, for which our model was able to replicate some human decision behaviors.</text:p>
          </table:table-cell>
          <table:table-cell table:style-name="ce2" office:value-type="float" office:value="2007" calcext:value-type="float">
            <text:p>2007</text:p>
          </table:table-cell>
          <table:table-cell table:style-name="ce2" office:value-type="string" calcext:value-type="string">
            <text:p>Society for the Advancement of Behavioral Economics - SABE</text:p>
          </table:table-cell>
          <table:table-cell table:style-name="ce2"/>
          <table:table-cell table:style-name="ce6" office:value-type="string" calcext:value-type="string">
            <text:p><text:a xlink:href="https://citeseerx.ist.psu.edu/document?repid=rep1&amp;type=pdf&amp;doi=ed7bbb9372184a7ffa4c34adc82258defa4f80d6" xlink:type="simple">https://citeseerx.ist.psu.edu/document?repid=rep1&amp;type=pdf&amp;doi=ed7bbb9372184a7ffa4c34adc82258defa4f80d6</text:a></text:p>
          </table:table-cell>
          <table:table-cell table:style-name="ce2" office:value-type="string" calcext:value-type="string">
            <text:p>@inproceedings{kant2007multi,</text:p>
            <text:p> title={How multi-agent systems can be good for Behavioral Economics: a case study},</text:p>
            <text:p> author={Kant, Jean-Daniel and Domingue, Daniel},</text:p>
            <text:p> booktitle={SABE International Conference on Behavioural Economics},</text:p>
            <text:p> year={2007},</text:p>
            <text:p> organization={Citeseer}</text:p>
            <text:p>}</text:p>
          </table:table-cell>
          <table:table-cell table:style-name="ce2" office:value-type="string" calcext:value-type="string">
            <text:p>https://www.academia.edu/48898785/How_multi_agent_systems_can_be_good_for_Behavioral_Economics_a_case_study?uc-g-sw=59067654</text:p>
          </table:table-cell>
          <table:table-cell table:style-name="ce2" office:value-type="string" calcext:value-type="string">
            <text:p>YES</text:p>
          </table:table-cell>
          <table:table-cell table:style-name="ce2" office:value-type="string" calcext:value-type="string">
            <text:p>CODAGE</text:p>
          </table:table-cell>
          <table:table-cell table:style-name="ce2" office:value-type="string" calcext:value-type="string">
            <text:p>NO</text:p>
          </table:table-cell>
          <table:table-cell office:value-type="string" calcext:value-type="string">
            <text:p>CODAGE is a computational framework designed to model human decision-making processes using a multi-agent system (MAS) architecture. It aims to mimic cognitive aspects of decision-making, incorporating psychological theories and cognitive biases into its design. The name "CODAGE" likely stands for "COgnitive Decision-making AGEnts."</text:p>
            <text:p/>
            <text:p>Here's a brief description of CODAGE based on the provided excerpts:</text:p>
            <text:p/>
            <text:p>Cognitive Decision Model: CODAGE implements a cognitive decision model that incorporates five key mechanisms: selective attention (salience), anchoring, partial tree of alternatives, search for dominance, and concurrency. These mechanisms are inspired by psychological theories and aim to capture human decision-making processes more accurately.</text:p>
            <text:p/>
            <text:p/>
            <text:p/>
            <text:p/>
            <text:p/>
          </table:table-cell>
          <table:table-cell office:value-type="string" calcext:value-type="string">
            <text:p><text:span text:style-name="T1">Multi-Agent Architecture: CODAGE utilizes a MAS architecture, consisting of specialized agents known as micro-agents. These micro-agents interact with each other to process information, simulate actions, and make decisions within the decision-making process.</text:span></text:p>
            <text:p><text:span text:style-name="T1">Tree of Alternatives (TA): The knowledge that the decision-maker has about the world is encoded into a decision tree called the Tree of Alternatives (TA). This decision tree represents possible states of the world and is partially built and explored to accommodate bounded rationality.</text:span></text:p>
            <text:p><text:span text:style-name="T1">Agent Roles: CODAGE includes various types of agents, each responsible for different decision subprocesses. These agents include Perception (PER), Egocentric (EGO), World Rules (WRU), Expertise (EXP), Anchoring (ANC), Uncertainty (UNC), and Decision (DEC) agents, among others.</text:span></text:p>
            <text:p><text:span text:style-name="T1">Decision Process Overview: The decision process in CODAGE involves several stages: intelligence (perception of the world), design (simulation of actions and anticipation of events), and decision (evaluation of alternatives and selection of a satisficing solution).</text:span></text:p>
            <text:p><text:span text:style-name="T1">Simulation Results: CODAGE has been instantiated in various domains, including the economy field, where it has been used to simulate experimental financial markets. Simulation results indicate that CODAGE can reproduce market behaviors and cognitive biases observed in real-world experiments.</text:span></text:p>
            <text:p><text:span text:style-name="T1">Comparison to BDI: CODAGE differs from traditional Belief-Desire-Intention (BDI) architectures in several aspects, including its focus on alternatives and decision-making rather than planning and reasoning.</text:span></text:p>
            <text:p><text:span text:style-name="T1">Overall, CODAGE provides a flexible and extensible framework for modeling cognitive decision-making processes, incorporating insights from psychology and decision theory into its design.</text:span></text:p>
            <text:p><text:span text:style-name="T1"/></text:p>
            <text:p><text:span text:style-name="T1"/></text:p>
          </table:table-cell>
          <table:table-cell office:value-type="string" calcext:value-type="string">
            <text:p>no</text:p>
          </table:table-cell>
          <table:table-cell table:number-columns-repeated="2" office:value-type="string" calcext:value-type="string">
            <text:p>na</text:p>
          </table:table-cell>
          <table:table-cell office:value-type="string" calcext:value-type="string">
            <text:p>Top-Down Design: The paper begins by outlining the conceptual framework of CODAGE, including its theoretical foundations in psychological theories of decision-making and its architectural design as a multi-agent system. This high-level conceptualization provides a holistic view of the framework before delving into the specifics of implementation.</text:p>
            <text:p>Psychological Theory Integration: CODAGE incorporates insights from psychological theories of decision-making, such as selective attention, anchoring, and search for dominance. These theories serve as the basis for designing the cognitive mechanisms within the framework, indicating a top-down approach driven by theoretical principles.</text:p>
            <text:p>Iterative Refinement: Although the development process likely involves iterations and refinements based on empirical validation and feedback, the initial conceptualization and design of CODAGE seem to be guided by overarching principles and theoretical considerations, characteristic of a top-down approach.</text:p>
            <text:p>Simulation-Based Validation: The validation of CODAGE involves simulations and experiments to assess its effectiveness in replicating human decision-making behaviors and cognitive biases. This validation process typically starts with high-level simulations to test the overall framework's performance before refining specific components, aligning with a top-down approach.</text:p>
          </table:table-cell>
          <table:table-cell office:value-type="string" calcext:value-type="string">
            <text:p>Modeling one Human Decision Maker with a Multi-Agent</text:p>
            <text:p>System: the CODAGE Approach</text:p>
            <text:p>Jean-Daniel Kant</text:p>
            <text:p>Université Paris 6</text:p>
            <text:p>Laboratoire d’Informatique (LIP6)</text:p>
            <text:p>8 rue du Capitaine Scott</text:p>
            <text:p>75015 Paris, France</text:p>
            <text:p>Jean-Daniel.Kant@lip6.fr</text:p>
            <text:p>Samuel Thiriot</text:p>
            <text:p>Université Paris 6 and France Télécom R&amp;D</text:p>
            <text:p>Laboratoire d’Informatique (LIP6)</text:p>
            <text:p>8 rue du Capitaine Scott</text:p>
            <text:p>75015 Paris, France</text:p>
            <text:p><text:a xlink:href="mailto:Samuel.Thiriot@francetelecom.com" xlink:type="simple">Samuel.Thiriot@francetelecom.com</text:a></text:p>
          </table:table-cell>
          <table:table-cell table:number-columns-repeated="1002"/>
        </table:table-row>
        <table:table-row table:style-name="ro4">
          <table:table-cell table:style-name="ce2" office:value-type="string" calcext:value-type="string">
            <text:p>Q1</text:p>
          </table:table-cell>
          <table:table-cell table:style-name="ce2" office:value-type="float" office:value="2" calcext:value-type="float">
            <text:p>2</text:p>
          </table:table-cell>
          <table:table-cell table:style-name="ce2" office:value-type="string" calcext:value-type="string">
            <text:p>Shu-Heng Chen</text:p>
          </table:table-cell>
          <table:table-cell table:style-name="ce2" office:value-type="float" office:value="1" calcext:value-type="float">
            <text:p>1</text:p>
          </table:table-cell>
          <table:table-cell table:style-name="ce15" office:value-type="string" calcext:value-type="string">
            <text:p>Computationally intelligent agents in economics and finance</text:p>
          </table:table-cell>
          <table:table-cell table:style-name="ce2" office:value-type="string" calcext:value-type="string">
            <text:p>This paper is an editorial guide for the second special issue on Computational Intelligence in economics and finance, which is a continuation of the special issue of Information Sciences, Vol. 170, No. 1. This second issue appears as a part of the outcome from the 3rd International Workshop on Computational Intelligence in Economics and Finance, which was held in Cary, North Carolina, September 26–30, 2003. This paper offers some main highlights of this event, with a particular emphasis on some of the observed progress made in this research field, and a brief introduction to the papers included in this special issue.</text:p>
          </table:table-cell>
          <table:table-cell table:style-name="ce2" office:value-type="float" office:value="2007" calcext:value-type="float">
            <text:p>2007</text:p>
          </table:table-cell>
          <table:table-cell table:style-name="ce2"/>
          <table:table-cell table:style-name="ce2" office:value-type="string" calcext:value-type="string">
            <text:p>@article{DBLP:journals/isci/Chen07,</text:p>
            <text:p> author = {Shu{-}Heng Chen},</text:p>
            <text:p> title = {Computationally intelligent agents in economics and finance},</text:p>
            <text:p> journal = {Inf. Sci.},</text:p>
            <text:p> volume = {177},</text:p>
            <text:p> number = {5},</text:p>
            <text:p> pages = {1153--1168},</text:p>
            <text:p> year = {2007},</text:p>
            <text:p> url = {https://doi.org/10.1016/j.ins.2006.08.001},</text:p>
            <text:p> doi = {10.1016/J.INS.2006.08.001},</text:p>
            <text:p> timestamp = {Wed, 14 Jun 2017 20:37:30 +0200},</text:p>
            <text:p> biburl = {https://dblp.org/rec/journals/isci/Chen07.bib},</text:p>
            <text:p> bibsource = {dblp computer science bibliography, https://dblp.org}</text:p>
            <text:p>}</text:p>
          </table:table-cell>
          <table:table-cell table:style-name="ce2" table:number-columns-repeated="4"/>
          <table:table-cell table:number-columns-repeated="2" table:style-name="ce2" office:value-type="string" calcext:value-type="string">
            <text:p>NO</text:p>
          </table:table-cell>
          <table:table-cell table:number-columns-repeated="2"/>
          <table:table-cell office:value-type="string" calcext:value-type="string">
            <text:p>yes</text:p>
          </table:table-cell>
          <table:table-cell office:value-type="string" calcext:value-type="string">
            <text:p>Electricity Market Complex Adaptive System (EMCAS) built on Recur-</text:p>
            <text:p>sive Agent Simulation Toolkit (Repast)</text:p>
            <text:p>Source code:</text:p>
            <text:p>https://ceeesa.es.anl.gov/projects/emcas.html</text:p>
          </table:table-cell>
          <table:table-cell office:value-type="string" calcext:value-type="string">
            <text:p>YES</text:p>
          </table:table-cell>
          <table:table-cell office:value-type="string" calcext:value-type="string">
            <text:p><text:s/>The Center for Energy, Environmental, and Economic Systems Analysis (CEEESA) has been developing EMCAS, the Electricity Market Complex Adaptive System model, in which the diverse participants in the electricity market are represented as “agents.” All agents have their own set of objectives, decision-making rules, and behavioral patterns. Further, agents can draw on an array of historical information (e.g., past power prices) and projected data (e.g., next-day load) to support their unique decision process.</text:p>
          </table:table-cell>
          <table:table-cell office:value-type="string" calcext:value-type="string">
            <text:p><text:a xlink:href="https://ceeesa.es.anl.gov/projects/emcas.html" xlink:type="simple">https://ceeesa.es.anl.gov/projects/emcas.html</text:a></text:p>
          </table:table-cell>
          <table:table-cell table:number-columns-repeated="1002"/>
        </table:table-row>
        <table:table-row table:style-name="ro5">
          <table:table-cell table:style-name="ce2" office:value-type="string" calcext:value-type="string">
            <text:p>Q1</text:p>
          </table:table-cell>
          <table:table-cell table:style-name="ce2" office:value-type="float" office:value="3" calcext:value-type="float">
            <text:p>3</text:p>
          </table:table-cell>
          <table:table-cell table:style-name="ce2" office:value-type="string" calcext:value-type="string">
            <text:p>Robert L. Axtell</text:p>
          </table:table-cell>
          <table:table-cell table:style-name="ce2" office:value-type="float" office:value="1" calcext:value-type="float">
            <text:p>1</text:p>
          </table:table-cell>
          <table:table-cell table:style-name="ce15" office:value-type="string" calcext:value-type="string">
            <text:p>What economic agents do: How cognition and interaction lead to emergence and complexity</text:p>
          </table:table-cell>
          <table:table-cell table:style-name="ce2" office:value-type="string" calcext:value-type="string">
            <text:p>Kohn (The Cato Journal, 24(3):303–339, 2004) has argued that the neoclassical conception of economics—what he terms the “value paradigm”—has experienced diminishing marginal returns for some time. He suggests a new perspective is emerging—one that gives more import to economic processes and less to end states, one that bases behavior less on axioms and more on laboratory experiments. He calls this the “exchange paradigm”. He further asserts that it is the mathematization of economics that is partially at fault for leading the profession down a methodological path that has become something of a dead end. Here I suggest that the nascent research program Kohn has rightly spotted is better understood as distinct from its precursors because it is intrinsically dynamic, permits agent actions out of equilibrium, and treats such actions as occurring within networks. Analyzing economic processes having these characteristics is mathematically very difficult and I concur with Kohn’s appeal to computational approaches. However, I claim it is so-called multi-agent systems and agent-based models that are the way forward within the “exchange paradigm,” and not the cellular automata (Wolfram, A new kind of science, 2002) that Kohn seems to promote. Agent systems are generalizations of cellular automata and support the natural abstraction of individual economic agents as software agents.</text:p>
          </table:table-cell>
          <table:table-cell table:style-name="ce2" office:value-type="float" office:value="2007" calcext:value-type="float">
            <text:p>2007</text:p>
          </table:table-cell>
          <table:table-cell table:style-name="ce2" office:value-type="string" calcext:value-type="string">
            <text:p>Rev Austrian Econ 20, 105–122 (2007). https://doi.org/10.1007/s11138-007-0021-5</text:p>
          </table:table-cell>
          <table:table-cell table:style-name="ce2"/>
          <table:table-cell table:style-name="ce2" office:value-type="string" calcext:value-type="string">
            <text:p>springer</text:p>
          </table:table-cell>
          <table:table-cell table:style-name="ce2" office:value-type="string" calcext:value-type="string">
            <text:p>@article{article,</text:p>
            <text:p>author = {Axtell, Robert},</text:p>
            <text:p>year = {2007},</text:p>
            <text:p>month = {05},</text:p>
            <text:p>pages = {105-122},</text:p>
            <text:p>title = {What economic agents do: How cognition and interaction lead to emergence and complexity},</text:p>
            <text:p>volume = {20},</text:p>
            <text:p>journal = {The Review of Austrian Economics},</text:p>
            <text:p>doi = {10.1007/s11138-007-0021-5}</text:p>
            <text:p>}</text:p>
          </table:table-cell>
          <table:table-cell table:style-name="ce6" office:value-type="string" calcext:value-type="string">
            <text:p>https://www.sciencedirect.com/science/article/pii/S0020025506002301</text:p>
          </table:table-cell>
          <table:table-cell table:style-name="ce2" table:number-columns-repeated="3"/>
          <table:table-cell table:number-columns-repeated="1009"/>
        </table:table-row>
        <table:table-row table:style-name="ro6">
          <table:table-cell table:style-name="ce2" office:value-type="string" calcext:value-type="string">
            <text:p>Q1</text:p>
          </table:table-cell>
          <table:table-cell table:style-name="ce2" office:value-type="float" office:value="4" calcext:value-type="float">
            <text:p>4</text:p>
          </table:table-cell>
          <table:table-cell table:style-name="ce6" office:value-type="string" calcext:value-type="string">
            <text:p><text:a xlink:href="https://www.taylorfrancis.com/search?contributorName=Chen%20Shu-Heng&amp;contributorRole=author&amp;redirectFromPDP=true&amp;context=ubx" xlink:type="simple">Chen Shu-Heng &amp; Ying-Fang Kao &amp; Ragupathy Venkatachalam</text:a></text:p>
          </table:table-cell>
          <table:table-cell table:style-name="ce2" office:value-type="float" office:value="3" calcext:value-type="float">
            <text:p>3</text:p>
          </table:table-cell>
          <table:table-cell table:style-name="ce15" office:value-type="string" calcext:value-type="string">
            <text:p>Computational Behavioral Economics</text:p>
          </table:table-cell>
          <table:table-cell table:style-name="ce2" office:value-type="string" calcext:value-type="string">
            <text:p>Both behavioral economics and computational intelligence (machine learning) rely on the extensive use of heuristics to address decision-making problems in an ill-defined and ill-structured environment. While the former has a focus on behaviors, and the other has a focus on the algorithms, this distinction is merely superficial. The real connection between the two is that through algorithmic procedure the latter provides the former with the computational underpinnings of the decision-making processes. In this chapter, we review this connection, dubbed computational behavioral economics. To do so, we review a number of frequently-used computational intelligence tools in the realm of computational economics, including K nearest neighbors, K means, selforganizing maps, reinforcement learning, decision trees, evolutionary computation, swarm intelligence, and “random” behavior. This review enables us to see how the heuristics employed in the latter, such as closeness, similarity, smoothness, default, automation, hierarchy, and modularity</text:p>
          </table:table-cell>
          <table:table-cell table:style-name="ce2" office:value-type="float" office:value="2016" calcext:value-type="float">
            <text:p>2016</text:p>
          </table:table-cell>
          <table:table-cell table:style-name="ce2" office:value-type="string" calcext:value-type="string">
            <text:p>Routledge Handbook of Behavioral Economics</text:p>
          </table:table-cell>
          <table:table-cell table:style-name="ce2"/>
          <table:table-cell table:style-name="ce2" office:value-type="string" calcext:value-type="string">
            <text:p>google scholar</text:p>
          </table:table-cell>
          <table:table-cell table:style-name="ce2" office:value-type="string" calcext:value-type="string">
            <text:p>@incollection{shu2016computational, title={Computational behavioral economics}, author={Shu-Heng, Chen and Kao, Ying-Fang and Venkatachalam, Ragupathy}, booktitle={Routledge handbook of behavioral economics}, pages={297--319}, year={2016}, publisher={Routledge} }</text:p>
          </table:table-cell>
          <table:table-cell table:style-name="ce6" office:value-type="string" calcext:value-type="string">
            <text:p><text:a xlink:href="https://core.ac.uk/download/pdf/74246198.pdf" xlink:type="simple">https://core.ac.uk/download/pdf/74246198.pdf</text:a></text:p>
          </table:table-cell>
          <table:table-cell table:style-name="ce2" table:number-columns-repeated="3"/>
          <table:table-cell table:number-columns-repeated="1009"/>
        </table:table-row>
        <table:table-row table:style-name="ro7">
          <table:table-cell table:style-name="ce2" office:value-type="string" calcext:value-type="string">
            <text:p>Q1</text:p>
          </table:table-cell>
          <table:table-cell table:style-name="ce2" office:value-type="float" office:value="5" calcext:value-type="float">
            <text:p>5</text:p>
          </table:table-cell>
          <table:table-cell table:style-name="ce2" office:value-type="string" calcext:value-type="string">
            <text:p>Gali Noti</text:p>
          </table:table-cell>
          <table:table-cell table:style-name="ce2" office:value-type="float" office:value="1" calcext:value-type="float">
            <text:p>1</text:p>
          </table:table-cell>
          <table:table-cell table:style-name="ce15" office:value-type="string" calcext:value-type="string">
            <text:p>From Behavioral Theories to Econometrics: Inferring Preferences of Human Agents from Data on Repeated Interactions</text:p>
          </table:table-cell>
          <table:table-cell table:style-name="ce2" office:value-type="string" calcext:value-type="string">
            <text:p>We consider the problem of estimating preferences of human agents from data of strategic systems where the agents repeatedly interact. Recently, it was demonstrated that a new estimation method called "quantal regret" produces more accurate estimates for human agents than the classic approach that assumes that agents are rational and reach a Nash equilibrium; however, this method has not been compared to methods that take into account behavioral aspects of human play. In this paper we leverage equilibrium concepts from behavioral economics for this purpose and ask how well they perform compared to the quantal regret and Nash equilibrium methods. We develop four estimation methods based on established behavioral equilibrium models to infer the utilities of human agents from observed data of normal-form games. The equilibrium models we study are quantal-response equilibrium, action-sampling equilibrium, payoff-sampling equilibrium, and impulse-balance equilibrium. We show that in some of these concepts the inference is achieved analytically via closed formulas, while in the others the inference is achieved only algorithmically. We use experimental data of 2x2 games to evaluate the estimation success of these behavioral equilibrium methods. The results show that the estimates they produce are more accurate than the estimates of the Nash equilibrium. The comparison with the quantal-regret method shows that the behavioral methods have better hit rates, but the quantal-regret method performs better in terms of the overall mean squared error, and we discuss the differences between the methods.</text:p>
          </table:table-cell>
          <table:table-cell table:style-name="ce2" office:value-type="float" office:value="2021" calcext:value-type="float">
            <text:p>2021</text:p>
          </table:table-cell>
          <table:table-cell table:style-name="ce20" office:value-type="string" calcext:value-type="string">
            <text:p>{AAAI} Press</text:p>
          </table:table-cell>
          <table:table-cell table:style-name="ce2" office:value-type="string" calcext:value-type="string">
            <text:p>@inproceedings{DBLP:conf/aaai/Noti21,</text:p>
            <text:p>  author       = {Gali Noti},</text:p>
            <text:p>  title        = {From Behavioral Theories to Econometrics: Inferring Preferences of</text:p>
            <text:p>                  Human Agents from Data on Repeated Interactions},</text:p>
            <text:p>  booktitle    = {Thirty-Fifth {AAAI} Conference on Artificial Intelligence, {AAAI}</text:p>
            <text:p>                  2021, Thirty-Third Conference on Innovative Applications of Artificial</text:p>
            <text:p>                  Intelligence, {IAAI} 2021, The Eleventh Symposium on Educational Advances</text:p>
            <text:p>                  in Artificial Intelligence, {EAAI} 2021, Virtual Event, February 2-9,</text:p>
            <text:p>                  2021},</text:p>
            <text:p>  pages        = {5637--5646},</text:p>
            <text:p>  publisher    = {{AAAI} Press},</text:p>
            <text:p>  year         = {2021},</text:p>
            <text:p>  url          = {https://doi.org/10.1609/aaai.v35i6.16708},</text:p>
            <text:p>  doi          = {10.1609/AAAI.V35I6.16708},</text:p>
            <text:p>  timestamp    = {Mon, 04 Sep 2023 16:50:26 +0200},</text:p>
            <text:p>  biburl       = {https://dblp.org/rec/conf/aaai/Noti21.bib},</text:p>
            <text:p>  bibsource    = {dblp computer science bibliography, https://dblp.org}</text:p>
            <text:p>}</text:p>
          </table:table-cell>
          <table:table-cell table:style-name="ce2" table:number-columns-repeated="2"/>
          <table:table-cell table:style-name="ce6" office:value-type="string" calcext:value-type="string">
            <text:p><text:a xlink:href="https://ojs.aaai.org/index.php/AAAI/article/view/16708/16515" xlink:type="simple">https://ojs.aaai.org/index.php/AAAI/article/view/16708/16515</text:a></text:p>
          </table:table-cell>
          <table:table-cell table:style-name="ce2" table:number-columns-repeated="3"/>
          <table:table-cell table:number-columns-repeated="1009"/>
        </table:table-row>
        <table:table-row table:style-name="ro8">
          <table:table-cell table:style-name="ce2" office:value-type="string" calcext:value-type="string">
            <text:p>Q1</text:p>
          </table:table-cell>
          <table:table-cell table:style-name="ce2" office:value-type="float" office:value="6" calcext:value-type="float">
            <text:p>6</text:p>
          </table:table-cell>
          <table:table-cell table:style-name="ce2" office:value-type="string" calcext:value-type="string">
            <text:p>Matthias Mueller &amp; Andreas Pyka</text:p>
          </table:table-cell>
          <table:table-cell table:style-name="ce2" office:value-type="float" office:value="2" calcext:value-type="float">
            <text:p>2</text:p>
          </table:table-cell>
          <table:table-cell table:style-name="ce15" office:value-type="string" calcext:value-type="string">
            <text:p>Economic behaviour and agent-based modelling</text:p>
          </table:table-cell>
          <table:table-cell table:style-name="ce2" office:value-type="string" calcext:value-type="string">
            <text:p>Agent-based modelling (ABM) has been acknowledged by many scholars and various scientific disciplines as a promising tool to investigate the dynamics of complex systems, such as economic systems. In particular in economics, ABM increasingly gains momentum and is considered as an approach with the potential to overcome the shortcomings of the mainstream approach with its optimization- and equilibrium-oriented framework which requires substantial simplifications of the phenomena under investigation. This chapter describes the main characteristics of the ABM approach. We focusing on the role of ABM as a scientific tool, addressing also common caveats and pitfalls and emphasizing the complementary relationship of ABM and behavioural economics.</text:p>
          </table:table-cell>
          <table:table-cell table:style-name="ce2" office:value-type="float" office:value="2016" calcext:value-type="float">
            <text:p>2016</text:p>
          </table:table-cell>
          <table:table-cell table:style-name="ce2" office:value-type="string" calcext:value-type="string">
            <text:p>Routledge Handbook of Behavioral Economics</text:p>
          </table:table-cell>
          <table:table-cell table:style-name="ce2"/>
          <table:table-cell table:style-name="ce2" office:value-type="string" calcext:value-type="string">
            <text:p>Research Gate</text:p>
          </table:table-cell>
          <table:table-cell table:style-name="ce2" office:value-type="string" calcext:value-type="string">
            <text:p>@inbook{inbook,</text:p>
            <text:p>author = {Mueller, Matthias and Pyka, Andreas},</text:p>
            <text:p>year = {2016},</text:p>
            <text:p>month = {01},</text:p>
            <text:p>pages = {405-415},</text:p>
            <text:p>title = {Economic Behaviour and Agent-Based Modelling},</text:p>
            <text:p>isbn = {1317589246}</text:p>
            <text:p>}</text:p>
          </table:table-cell>
          <table:table-cell table:style-name="ce6" office:value-type="string" calcext:value-type="string">
            <text:p><text:a xlink:href="https://www.researchgate.net/publication/309638192_Economic_Behaviour_and_Agent-Based_Modelling" xlink:type="simple">https://www.researchgate.net/publication/309638192_Economic_Behaviour_and_Agent-Based_Modelling</text:a></text:p>
          </table:table-cell>
          <table:table-cell table:style-name="ce2" table:number-columns-repeated="3"/>
          <table:table-cell table:number-columns-repeated="1009"/>
        </table:table-row>
        <table:table-row table:style-name="ro6">
          <table:table-cell table:style-name="ce2" office:value-type="string" calcext:value-type="string">
            <text:p>Q1</text:p>
          </table:table-cell>
          <table:table-cell table:style-name="ce2" office:value-type="float" office:value="7" calcext:value-type="float">
            <text:p>7</text:p>
          </table:table-cell>
          <table:table-cell table:style-name="ce6" office:value-type="string" calcext:value-type="string">
            <text:p><text:a xlink:href="https://repub.eur.nl/ppl/141677" xlink:type="simple">J.D. Grayot (James)</text:a></text:p>
          </table:table-cell>
          <table:table-cell table:style-name="ce2" office:value-type="float" office:value="1" calcext:value-type="float">
            <text:p>1</text:p>
          </table:table-cell>
          <table:table-cell table:style-name="ce15" office:value-type="string" calcext:value-type="string">
            <text:p>Agency &amp; Choice : On the cognitive and conceptual foundations of agency in economics and behavioral decision research</text:p>
          </table:table-cell>
          <table:table-cell table:style-name="ce2" office:value-type="string" calcext:value-type="string">
            <text:p>This thesis offers a philosophical perspective on the different conceptions of agency and choice as they are understood and employed in economics and behavioral decision research—this perspective is two-fold: on the one hand, philosophical analysis can clarify ambiguities in definitions and concepts that can and do arise within interdisciplinary research. This is of particular importance given how philosophical concepts such as mind, cognition, and intentionality feature in economic studies of rational choice. Hence, one project of this thesis is to subject contemporary research on questions about agency and choice to such philosophical scrutiny. On the other hand, the questions and topics discussed in this thesis can be understood as an exercise in philosophy of science: they deal explicitly with questions and topics that pertain to the theoretical and empirical practices of scientists. This includes traditional microeconomic disciplines, such as decision and game theory, as well as interdisciplinary collaborations in behavioral economics, neuroeconomics, and experimental psychology.</text:p>
          </table:table-cell>
          <table:table-cell table:style-name="ce2" office:value-type="float" office:value="2019" calcext:value-type="float">
            <text:p>2019</text:p>
          </table:table-cell>
          <table:table-cell table:style-name="ce20" office:value-type="string" calcext:value-type="string">
            <text:p>Erasmus University Rotterdam</text:p>
          </table:table-cell>
          <table:table-cell table:style-name="ce2"/>
          <table:table-cell table:style-name="ce2" office:value-type="string" calcext:value-type="string">
            <text:p>Google Scholar</text:p>
          </table:table-cell>
          <table:table-cell table:style-name="ce2" office:value-type="string" calcext:value-type="string">
            <text:p>@book{grayot2019agency,</text:p>
            <text:p>  title={Agency \&amp; Choice: On the Cognitive and Conceptual Foundations of Agency in Economics and Behavioral Decision Research},</text:p>
            <text:p>  author={Grayot, J.D. and Vromen, J.J. and Heilmann, H.C.K.},</text:p>
            <text:p>  isbn={9789492679819},</text:p>
            <text:p>  url={https://books.google.it/books?id=hiv0wQEACAAJ},</text:p>
            <text:p>  year={2019},</text:p>
            <text:p>  publisher={Erasmus University Rotterdam}</text:p>
            <text:p>}</text:p>
          </table:table-cell>
          <table:table-cell table:style-name="ce6" office:value-type="string" calcext:value-type="string">
            <text:p><text:a xlink:href="https://repub.eur.nl/pub/114982/Official-electronic-copy-of-PhD-thesis-manuscript.pdf" xlink:type="simple">https://repub.eur.nl/pub/114982/Official-electronic-copy-of-PhD-thesis-manuscript.pdf</text:a></text:p>
          </table:table-cell>
          <table:table-cell table:style-name="ce2" table:number-columns-repeated="3"/>
          <table:table-cell table:number-columns-repeated="1009"/>
        </table:table-row>
        <table:table-row table:style-name="ro9">
          <table:table-cell table:style-name="ce2" office:value-type="string" calcext:value-type="string">
            <text:p>Q1</text:p>
          </table:table-cell>
          <table:table-cell table:style-name="ce2" office:value-type="float" office:value="8" calcext:value-type="float">
            <text:p>8</text:p>
          </table:table-cell>
          <table:table-cell table:style-name="ce2" office:value-type="string" calcext:value-type="string">
            <text:p>Shu-Heng Chen</text:p>
          </table:table-cell>
          <table:table-cell table:style-name="ce2" office:value-type="float" office:value="1" calcext:value-type="float">
            <text:p>1</text:p>
          </table:table-cell>
          <table:table-cell table:style-name="ce15" office:value-type="string" calcext:value-type="string">
            <text:p>Agent-Based Computational Economics</text:p>
            <text:p>How the idea originated and where it is going</text:p>
          </table:table-cell>
          <table:table-cell table:style-name="ce2" office:value-type="string" calcext:value-type="string">
            <text:p>This book aims to answer two questions that are fundamental to the study of</text:p>
            <text:p>agent-based economic models: what is agent-based computational economics and</text:p>
            <text:p>why do we need agent-based economic modeling? This book provides a review</text:p>
            <text:p>of the development of agent-based computational economics (ACE) from the perspective of how artificial economic agents are designed under the influences of</text:p>
            <text:p>complex sciences, experimental economics, artificial intelligence, evolutionary</text:p>
            <text:p>biology, psychology, anthropology, and neuroscience.</text:p>
            <text:p>The book begins with a historical review of ACE by tracing its origins. From a</text:p>
            <text:p>modeling viewpoint, ACE brings truly decentralized procedures into market analysis, from a single market to the whole economy. The book also reviews how</text:p>
            <text:p>experimental economics and artificial intelligence have shaped the development of</text:p>
            <text:p>ACE. For the former, it discusses how ACE models can be used to analyse the economic consequences of cognitive capacity, personality, and cultural inheritance.</text:p>
            <text:p>For the latter, the book covers the various tools used to construct artificial adaptive</text:p>
            <text:p>agents, including reinforcement learning, fuzzy decision rules, neural networks,</text:p>
            <text:p>and evolutionary computation.</text:p>
            <text:p>This book will be of interest to graduate students researching computational economics, experimental economics, behavioural economics, and research</text:p>
            <text:p>methodology.</text:p>
          </table:table-cell>
          <table:table-cell table:style-name="ce2" office:value-type="float" office:value="2015" calcext:value-type="float">
            <text:p>2015</text:p>
          </table:table-cell>
          <table:table-cell table:style-name="ce2" table:number-columns-repeated="2"/>
          <table:table-cell table:style-name="ce2" office:value-type="string" calcext:value-type="string">
            <text:p>Research Gate</text:p>
          </table:table-cell>
          <table:table-cell table:style-name="ce2" office:value-type="string" calcext:value-type="string">
            <text:p>@book{book,</text:p>
            <text:p>author = {Chen, Shu-heng},</text:p>
            <text:p>year = {2015},</text:p>
            <text:p>month = {01},</text:p>
            <text:p>pages = {1-507},</text:p>
            <text:p>title = {Agent-based computational economics: How the idea originated and where it is going},</text:p>
            <text:p>doi = {10.4324/9781315734422}</text:p>
            <text:p>}</text:p>
          </table:table-cell>
          <table:table-cell table:style-name="ce6" office:value-type="string" calcext:value-type="string">
            <text:p><text:a xlink:href="https://www.taylorfrancis.com/books/mono/10.4324/9781315734422/agent-based-computational-economics-shu-heng-chen" xlink:type="simple">https://www.taylorfrancis.com/books/mono/10.4324/9781315734422/agent-based-computational-economics-shu-heng-chen</text:a></text:p>
          </table:table-cell>
          <table:table-cell table:style-name="ce2" table:number-columns-repeated="3"/>
          <table:table-cell table:number-columns-repeated="1009"/>
        </table:table-row>
        <table:table-row table:style-name="ro10">
          <table:table-cell table:style-name="ce2" office:value-type="string" calcext:value-type="string">
            <text:p>Q1</text:p>
          </table:table-cell>
          <table:table-cell table:style-name="ce2" office:value-type="float" office:value="9" calcext:value-type="float">
            <text:p>9</text:p>
          </table:table-cell>
          <table:table-cell table:style-name="ce2" office:value-type="string" calcext:value-type="string">
            <text:p>STEVEN DE JONG &amp; KARL TUYLS &amp; KATJA VERBEECK</text:p>
          </table:table-cell>
          <table:table-cell table:style-name="ce2" office:value-type="float" office:value="3" calcext:value-type="float">
            <text:p>3</text:p>
          </table:table-cell>
          <table:table-cell table:style-name="ce15" office:value-type="string" calcext:value-type="string">
            <text:p>Fairness in multi-agent systems</text:p>
          </table:table-cell>
          <table:table-cell table:style-name="ce2" office:value-type="string" calcext:value-type="string">
            <text:p>Multi-agent systems are complex systems in which multiple autonomous entities, called agents, cooperate in order to achieve a common or personal goal. These entities may be computer software, robots, and also humans. In fact, many multi-agent systems are intended to operate in cooperation with or as a service for humans. Typically, multi-agent systems are designed assuming perfectly rational, self-interested agents, according to the principles of classical game theory. Recently, such strong assumptions have been relaxed in various ways. One such way is explicitly including principles derived from human behavior. For instance, research in the field of behavioral economics shows that humans are not purely self-interested. In addition, they strongly care about fairness. Therefore, multi-agent systems that fail to take fairness into account, may not be sufficiently aligned with human expectations and may not reach intended goals. In this paper, we present an overview of work in the area of fairness in multi-agent systems. More precisely, we first look at the classical agent model, that is, rational decision making. We then provide an outline of descriptive models of fairness, that is, models that explain how and why humans reach fair decisions. Then, we look at prescriptive, computational models for achieving fairness in adaptive multi-agent systems. We show that results obtained by these models are compatible with experimental and analytical results obtained in the field of behavioral economics.</text:p>
          </table:table-cell>
          <table:table-cell table:style-name="ce2" office:value-type="float" office:value="2008" calcext:value-type="float">
            <text:p>2008</text:p>
          </table:table-cell>
          <table:table-cell table:style-name="ce2" office:value-type="string" calcext:value-type="string">
            <text:p>IFAAMAS</text:p>
          </table:table-cell>
          <table:table-cell table:style-name="ce2" office:value-type="string" calcext:value-type="string">
            <text:p>@inproceedings{DBLP:conf/atal/Jong08a,</text:p>
            <text:p>  author       = {Steven de Jong},</text:p>
            <text:p>  title        = {Fairness in multi-agent systems},</text:p>
            <text:p>  booktitle    = {7th International Joint Conference on Autonomous Agents and Multiagent</text:p>
            <text:p>                  Systems {(AAMAS} 2008), Estoril, Portugal, May 12-16, 2008, Doctoral</text:p>
            <text:p>                  Mentoring Program},</text:p>
            <text:p>  pages        = {1742--1743},</text:p>
            <text:p>  publisher    = {{IFAAMAS}},</text:p>
            <text:p>  year         = {2008},</text:p>
            <text:p>  url          = {https://dl.acm.org/citation.cfm?id=1402792},</text:p>
            <text:p>  timestamp    = {Fri, 30 Nov 2018 02:24:55 +0100},</text:p>
            <text:p>  biburl       = {https://dblp.org/rec/conf/atal/Jong08a.bib},</text:p>
            <text:p>  bibsource    = {dblp computer science bibliography, https://dblp.org}</text:p>
            <text:p>}</text:p>
          </table:table-cell>
          <table:table-cell table:style-name="ce2" office:value-type="string" calcext:value-type="string">
            <text:p>Cambridge Core</text:p>
          </table:table-cell>
          <table:table-cell table:style-name="ce2" office:value-type="string" calcext:value-type="string">
            <text:p>@article{JONG_TUYLS_VERBEECK_2008, title={Fairness in multi-agent systems}, volume={23}, DOI={10.1017/S026988890800132X}, number={2}, journal={The Knowledge Engineering Review}, author={JONG, STEVEN DE and TUYLS, KARL and VERBEECK, KATJA}, year={2008}, pages={153–180}} &lt;div&gt;&lt;/div&gt;</text:p>
          </table:table-cell>
          <table:table-cell table:style-name="ce6" office:value-type="string" calcext:value-type="string">
            <text:p><text:a xlink:href="https://www.cambridge.org/core/journals/knowledge-engineering-review/article/fairness-in-multiagent-systems/B0F96C9D75910EEED73C45879C5857A5" xlink:type="simple">https://www.cambridge.org/core/journals/knowledge-engineering-review/article/fairness-in-multiagent-systems/B0F96C9D75910EEED73C45879C5857A5</text:a></text:p>
          </table:table-cell>
          <table:table-cell table:style-name="ce2" table:number-columns-repeated="3"/>
          <table:table-cell table:number-columns-repeated="1009"/>
        </table:table-row>
        <table:table-row table:style-name="ro11">
          <table:table-cell table:style-name="ce2" office:value-type="string" calcext:value-type="string">
            <text:p>Q1</text:p>
          </table:table-cell>
          <table:table-cell table:style-name="ce2" office:value-type="float" office:value="10" calcext:value-type="float">
            <text:p>10</text:p>
          </table:table-cell>
          <table:table-cell table:style-name="ce2" office:value-type="string" calcext:value-type="string">
            <text:p>Georgios Drakopoulos &amp; Ioanna Giannoukou &amp; Phivos Mylonas &amp; Spyros Sioutas </text:p>
          </table:table-cell>
          <table:table-cell table:style-name="ce2" office:value-type="float" office:value="4" calcext:value-type="float">
            <text:p>4</text:p>
          </table:table-cell>
          <table:table-cell table:style-name="ce15" office:value-type="string" calcext:value-type="string">
            <text:p>The Converging Triangle of Cultural Content, Cognitive Science, and Behavioral Economics</text:p>
          </table:table-cell>
          <table:table-cell table:style-name="ce2" office:value-type="string" calcext:value-type="string">
            <text:p>How online cultural content is chosen based on conscious or subconscious criteria is an central question across a broad spectrum of sciences and for the entertainment industry, including content providers and distributors. To this end, a number of tailored analytics forming the backbone of recommendation engines specialized for retrieving cultural content are proposed. Their strength derives directly from well-established principles of cognitive science and behavioral economics, both scientific fields exploring aspects of human decision making. Another novel contribution of this conference paper is that these analytics are implemented in Neo4j expressed as Cypher queries. Various aspects of the cultural content and digital consumers can be naturally represented by appropriately configured vertices, whereas edges represent various connections indicating content delivery preferences. Early experiments conducted over a synthetic dataset mimicking the distributions of preferences and ratings of well-known movie datasets are encouraging as the proposed analytics outperformed the baseline of a multilayer feedforward neural network of various configurations. The synthetic dataset contains enriched preferences of mobile digital consumers of cultural content regarding literature of the Greek region of Ionian Islands.</text:p>
          </table:table-cell>
          <table:table-cell table:style-name="ce2" office:value-type="float" office:value="2020" calcext:value-type="float">
            <text:p>2020</text:p>
          </table:table-cell>
          <table:table-cell table:style-name="ce21" office:value-type="string" calcext:value-type="string">
            <text:p>Springer</text:p>
          </table:table-cell>
          <table:table-cell table:style-name="ce2" office:value-type="string" calcext:value-type="string">
            <text:p>@inproceedings{DBLP:conf/ifip12/DrakopoulosGMS20,</text:p>
            <text:p>  author       = {Georgios Drakopoulos and</text:p>
            <text:p>                  Ioanna Giannoukou and</text:p>
            <text:p>                  Phivos Mylonas and</text:p>
            <text:p>                  Spyros Sioutas},</text:p>
            <text:p>  editor       = {Ilias Maglogiannis and</text:p>
            <text:p>                  Lazaros Iliadis and</text:p>
            <text:p>                  Elias Pimenidis},</text:p>
            <text:p>  title        = {The Converging Triangle of Cultural Content, Cognitive Science, and</text:p>
            <text:p>                  Behavioral Economics},</text:p>
            <text:p>  booktitle    = {Artificial Intelligence Applications and Innovations. {AIAI} 2020</text:p>
            <text:p>                  {IFIP} {WG} 12.5 International Workshops - {MHDW} 2020 and 5G-PINE</text:p>
            <text:p>                  2020, Neos Marmaras, Greece, June 5-7, 2020, Proceedings},</text:p>
            <text:p>  series       = {{IFIP} Advances in Information and Communication Technology},</text:p>
            <text:p>  volume       = {585},</text:p>
            <text:p>  pages        = {200--212},</text:p>
            <text:p>  publisher    = {Springer},</text:p>
            <text:p>  year         = {2020},</text:p>
            <text:p>  url          = {https://doi.org/10.1007/978-3-030-49190-1\_18},</text:p>
            <text:p>  doi          = {10.1007/978-3-030-49190-1\_18},</text:p>
            <text:p>  timestamp    = {Mon, 28 Aug 2023 21:17:14 +0200},</text:p>
            <text:p>  biburl       = {https://dblp.org/rec/conf/ifip12/DrakopoulosGMS20.bib},</text:p>
            <text:p>  bibsource    = {dblp computer science bibliography, https://dblp.org}</text:p>
            <text:p>}</text:p>
            <text:p>a service of  Schloss Dagstuhl - Leibniz Center for Informatics        homebrowsesearchaboutnfdi</text:p>
          </table:table-cell>
          <table:table-cell table:style-name="ce2" table:number-columns-repeated="2"/>
          <table:table-cell table:style-name="ce6" office:value-type="string" calcext:value-type="string">
            <text:p><text:a xlink:href="https://link.springer.com/content/pdf/10.1007/978-3-030-49190-1_18.pdf?pdf=inline%20link" xlink:type="simple">https://link.springer.com/content/pdf/10.1007/978-3-030-49190-1_18.pdf?pdf=inline%20link</text:a></text:p>
          </table:table-cell>
          <table:table-cell table:style-name="ce2" table:number-columns-repeated="3"/>
          <table:table-cell table:number-columns-repeated="1009"/>
        </table:table-row>
        <table:table-row table:style-name="ro7">
          <table:table-cell table:style-name="ce2" office:value-type="string" calcext:value-type="string">
            <text:p>Q1</text:p>
          </table:table-cell>
          <table:table-cell table:style-name="ce2" office:value-type="float" office:value="11" calcext:value-type="float">
            <text:p>11</text:p>
          </table:table-cell>
          <table:table-cell table:style-name="ce2" office:value-type="string" calcext:value-type="string">
            <text:p>Amos Azaria &amp; <text:s/>Ya’akov Gal &amp; <text:s/>Sarit Kraus <text:s/>&amp; <text:s/>Claudia V. Goldman </text:p>
          </table:table-cell>
          <table:table-cell table:style-name="ce2" office:value-type="float" office:value="4" calcext:value-type="float">
            <text:p>4</text:p>
          </table:table-cell>
          <table:table-cell table:style-name="ce15" office:value-type="string" calcext:value-type="string">
            <text:p>Strategic advice provision in repeated human-agent interactions</text:p>
          </table:table-cell>
          <table:table-cell table:style-name="ce2" office:value-type="string" calcext:value-type="string">
            <text:p>This paper addresses the problem of automated advice provision in scenarios that involve repeated interactions between people and computer agents. This problem arises in many applications such as route selection systems, office assistants and climate control systems. To succeed in such settings agents must reason about how their advice influences people’s future actions or decisions over time. This work models such scenarios as a family of repeated bilateral interaction called “choice selection processes”, in which humans or computer agents may share certain goals, but are essentially self-interested. We propose a social agent for advice provision (SAP) for such environments that generates advice using a social utility function which weighs the sum of the individual utilities of both agent and human participants. The SAP agent models human choice selection using hyperbolic discounting and samples the model to infer the best weights for its social utility function. We demonstrate the effectiveness of SAP in two separate domains which vary in the complexity of modeling human behavior as well as the information that is available to people when they need to decide whether to accept the agent’s advice. In both of these domains, we evaluated SAP in extensive empirical studies involving hundreds of human subjects. SAP was compared to agents using alternative models of choice selection processes informed by behavioral economics and psychological models of decision-making. Our results show that in both domains, the SAP agent was able to outperform alternative models. This work demonstrates the efficacy of combining computational methods with behavioral economics to model how people reason about machine-generated advice and presents a general methodology for agent-design in such repeated advice settings.</text:p>
            <text:p/>
          </table:table-cell>
          <table:table-cell table:style-name="ce2" office:value-type="float" office:value="2015" calcext:value-type="float">
            <text:p>2015</text:p>
          </table:table-cell>
          <table:table-cell table:style-name="ce20" office:value-type="string" calcext:value-type="string">
            <text:p>Auton. Agents Multi Agent Syst</text:p>
          </table:table-cell>
          <table:table-cell table:style-name="ce2" office:value-type="string" calcext:value-type="string">
            <text:p>@article{DBLP:journals/aamas/AzariaGKG16,</text:p>
            <text:p>  author       = {Amos Azaria and</text:p>
            <text:p>                  Ya'akov Gal and</text:p>
            <text:p>                  Sarit Kraus and</text:p>
            <text:p>                  Claudia V. Goldman},</text:p>
            <text:p>  title        = {Strategic advice provision in repeated human-agent interactions},</text:p>
            <text:p>  journal      = {Auton. Agents Multi Agent Syst.},</text:p>
            <text:p>  volume       = {30},</text:p>
            <text:p>  number       = {1},</text:p>
            <text:p>  pages        = {4--29},</text:p>
            <text:p>  year         = {2016},</text:p>
            <text:p>  url          = {https://doi.org/10.1007/s10458-015-9284-6},</text:p>
            <text:p>  doi          = {10.1007/S10458-015-9284-6},</text:p>
            <text:p>  timestamp    = {Mon, 03 Jan 2022 22:02:48 +0100},</text:p>
            <text:p>  biburl       = {https://dblp.org/rec/journals/aamas/AzariaGKG16.bib},</text:p>
            <text:p>  bibsource    = {dblp computer science bibliography, https://dblp.org}</text:p>
            <text:p>}</text:p>
          </table:table-cell>
          <table:table-cell table:style-name="ce2" table:number-columns-repeated="2"/>
          <table:table-cell table:style-name="ce6" office:value-type="string" calcext:value-type="string">
            <text:p><text:a xlink:href="https://link.springer.com/content/pdf/10.1007/s10458-015-9284-6.pdf" xlink:type="simple">https://link.springer.com/content/pdf/10.1007/s10458-015-9284-6.pdf</text:a></text:p>
          </table:table-cell>
          <table:table-cell table:style-name="ce2" table:number-columns-repeated="3"/>
          <table:table-cell table:number-columns-repeated="1009"/>
        </table:table-row>
        <table:table-row table:style-name="ro12">
          <table:table-cell table:style-name="ce2" office:value-type="string" calcext:value-type="string">
            <text:p>Q1</text:p>
          </table:table-cell>
          <table:table-cell table:style-name="ce2" office:value-type="float" office:value="12" calcext:value-type="float">
            <text:p>12</text:p>
          </table:table-cell>
          <table:table-cell table:style-name="ce2" office:value-type="string" calcext:value-type="string">
            <text:p>Jize Chen &amp; Dali Zhang &amp; Zhenshen Qu &amp; Changhong Wang</text:p>
          </table:table-cell>
          <table:table-cell table:style-name="ce2" office:value-type="float" office:value="4" calcext:value-type="float">
            <text:p>4</text:p>
          </table:table-cell>
          <table:table-cell table:style-name="ce15" office:value-type="string" calcext:value-type="string">
            <text:p>Artificial Empathy: A New Perspective for Analyzing and Designing Multi-Agent Systems</text:p>
          </table:table-cell>
          <table:table-cell table:style-name="ce2" office:value-type="string" calcext:value-type="string">
            <text:p>Learning from biological mechanisms is an essential method of devising interaction rules among agents. Inspired by neuropsychology, we introduce empathy, a vital ability of higher animals’ affective systems, to assist us in analyzing and designing multi-agent systems. In this paper, we abstract the process of empathy as an optimization problem and establish a reasonable model of empathy by optimizing the corresponding free energy. Variable temperatures on the integrated utility associated with empathy provide agents with several different modes, including collectivity, equality, oligopoly, and monopoly. Therefore, we can change the agent’s mode artificially according to the task requirement and examine agents’ evolution from the perspective of continuous changes on temperature. Then we present a bandit algorithm called Empathy-based Interactive Learner (EIL), by which agents can enable affective utility evaluation and adaptive learning procedure in multi-agent systems. We test EIL’s performance in four games, including the iterated prisoners’ dilemma, the ultimatum game and its multi-player variant, and the survival game. The results showed that EIL could significantly improve cooperation, promote altruism behaviors, and stimulate the sense of fairness in the equal mode, whereas increasing the trend of self-interest gradually in the process of switching to other modes. To sum up, our model illustrates that empathy can act as a virtual drive underlying cooperation and competition. This provides novel methods and insights in regulating behaviors in multi-agent systems, as well as artificial subjects in psychology and behavioral economics experiments</text:p>
          </table:table-cell>
          <table:table-cell table:style-name="ce2" office:value-type="float" office:value="2020" calcext:value-type="float">
            <text:p>2020</text:p>
          </table:table-cell>
          <table:table-cell table:style-name="ce2" office:value-type="string" calcext:value-type="string">
            <text:p>IEEE Access</text:p>
          </table:table-cell>
          <table:table-cell table:style-name="ce2"/>
          <table:table-cell table:style-name="ce2" office:value-type="string" calcext:value-type="string">
            <text:p>Research Gate</text:p>
          </table:table-cell>
          <table:table-cell table:style-name="ce2" office:value-type="string" calcext:value-type="string">
            <text:p>@article{article,</text:p>
            <text:p>author = {Chen, Jize and Zhang, Dali and Qu, Zhenshen and Wang, Changhong},</text:p>
            <text:p>year = {2020},</text:p>
            <text:p>month = {01},</text:p>
            <text:p>pages = {183649-183664},</text:p>
            <text:p>title = {Artificial Empathy: A New Perspective for Analyzing and Designing Multi-Agent Systems},</text:p>
            <text:p>volume = {8},</text:p>
            <text:p>journal = {IEEE Access},</text:p>
            <text:p>doi = {10.1109/ACCESS.2020.3029502}</text:p>
            <text:p>}</text:p>
          </table:table-cell>
          <table:table-cell table:style-name="ce6" office:value-type="string" calcext:value-type="string">
            <text:p><text:a xlink:href="https://www.researchgate.net/publication/347575373_Artificial_Empathy_A_New_Perspective_for_Analyzing_and_Designing_Multi-Agent_Systems/fulltext/60541e3d92851cd8ce4f977d/Artificial-Empathy-A-New-Perspective-for-Analyzing-and-Designing-Multi-Agent-Systems.pdf?_tp=eyJjb250ZXh0Ijp7ImZpcnN0UGFnZSI6InB1YmxpY2F0aW9uIiwicGFnZSI6InB1YmxpY2F0aW9uIn19" xlink:type="simple">https://www.researchgate.net/publication/347575373_Artificial_Empathy_A_New_Perspective_for_Analyzing_and_Designing_Multi-Agent_Systems/fulltext/60541e3d92851cd8ce4f977d/Artificial-Empathy-A-New-Perspective-for-Analyzing-and-Designing-Multi-Agent-Systems.pdf?_tp=eyJjb250ZXh0Ijp7ImZpcnN0UGFnZSI6InB1YmxpY2F0aW9uIiwicGFnZSI6InB1YmxpY2F0aW9uIn19</text:a></text:p>
          </table:table-cell>
          <table:table-cell table:style-name="ce2" table:number-columns-repeated="3"/>
          <table:table-cell table:number-columns-repeated="1009"/>
        </table:table-row>
        <table:table-row table:style-name="ro13">
          <table:table-cell table:style-name="ce2" office:value-type="string" calcext:value-type="string">
            <text:p>Q1</text:p>
          </table:table-cell>
          <table:table-cell table:style-name="ce2" office:value-type="float" office:value="13" calcext:value-type="float">
            <text:p>13</text:p>
          </table:table-cell>
          <table:table-cell table:style-name="ce2" office:value-type="string" calcext:value-type="string">
            <text:p>Steven de Jong &amp; <text:s/>Karl Tuyls &amp; <text:s/>Katja Verbeeck</text:p>
          </table:table-cell>
          <table:table-cell table:style-name="ce2" office:value-type="float" office:value="3" calcext:value-type="float">
            <text:p>3</text:p>
          </table:table-cell>
          <table:table-cell table:style-name="ce15" office:value-type="string" calcext:value-type="string">
            <text:p>Artificial agents learning human fairness</text:p>
          </table:table-cell>
          <table:table-cell table:style-name="ce2" office:value-type="string" calcext:value-type="string">
            <text:p>Recent advances in technology allow multi-agent systems to be deployed in cooperation with or as a service for humans. Typically, those systems are designed assuming individually rational agents, according to the principles of classical game theory. However, research in the field of behavioral economics has shown that humans are not purely self-interested: they strongly care about fairness. Therefore, multi-agent systems that fail to take fairness into account, may not be sufficiently aligned with human expectations and may not reach intended goals. In this paper, we present a computational model for achieving fairness in adaptive multi-agent systems. The model uses a combination of Continuous Action Learning Automata and the Homo Egualis utility function. The novel contribution of our work is that this function is used in an explicit, computational manner. We show that results obtained by agents using this model are compatible with experimental and analytical results on human fairness, obtained in the field of behavioral economics.</text:p>
          </table:table-cell>
          <table:table-cell table:style-name="ce2" office:value-type="float" office:value="2008" calcext:value-type="float">
            <text:p>2008</text:p>
          </table:table-cell>
          <table:table-cell table:style-name="ce20" office:value-type="string" calcext:value-type="string">
            <text:p>IFAAMAS</text:p>
          </table:table-cell>
          <table:table-cell table:style-name="ce2" office:value-type="string" calcext:value-type="string">
            <text:p>@inproceedings{DBLP:conf/atal/JongTV08,</text:p>
            <text:p>  author       = {Steven de Jong and</text:p>
            <text:p>                  Karl Tuyls and</text:p>
            <text:p>                  Katja Verbeeck},</text:p>
            <text:p>  editor       = {Lin Padgham and</text:p>
            <text:p>                  David C. Parkes and</text:p>
            <text:p>                  J{\"{o}}rg P. M{\"{u}}ller and</text:p>
            <text:p>                  Simon Parsons},</text:p>
            <text:p>  title        = {Artificial agents learning human fairness},</text:p>
            <text:p>  booktitle    = {7th International Joint Conference on Autonomous Agents and Multiagent</text:p>
            <text:p>                  Systems {(AAMAS} 2008), Estoril, Portugal, May 12-16, 2008, Volume</text:p>
            <text:p>                  2},</text:p>
            <text:p>  pages        = {863--870},</text:p>
            <text:p>  publisher    = {{IFAAMAS}},</text:p>
            <text:p>  year         = {2008},</text:p>
            <text:p>  url          = {https://dl.acm.org/citation.cfm?id=1402344},</text:p>
            <text:p>  timestamp    = {Fri, 30 Nov 2018 02:24:55 +0100},</text:p>
            <text:p>  biburl       = {https://dblp.org/rec/conf/atal/JongTV08.bib},</text:p>
            <text:p>  bibsource    = {dblp computer science bibliography, https://dblp.org}</text:p>
            <text:p>}</text:p>
          </table:table-cell>
          <table:table-cell table:style-name="ce2"/>
          <table:table-cell table:style-name="ce2"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table:style-name="ce6" office:value-type="string" calcext:value-type="string">
            <text:p><text:a xlink:href="https://d1wqtxts1xzle7.cloudfront.net/6171105/10.1.1.149.7559-libre.pdf?1390844774=&amp;response-content-disposition=inline%3B+filename%3DArtificial_agents_learning_human_fairnes.pdf&amp;Expires=1711125238&amp;Signature=QkRMy8McWMr8ThgUJFb8epF5ByTpBNj9eqCujCdH56if0WF8FNNmd7LlvJHpjTfNfBe8Yr8PO4X86zRm2tBjn2aB7AdG49kdFe-CGYOwf4dn~8EJPD6CujgyXk494jddCZJYqKwYUyb2YlXM46XkmySN3Ra6pNzCLmdK8MLvcV9BNXHyV4X0soN906txVNcjPAeJJpYGWoYLqo440z3MczhSF6DMxgNqSA6r~HwyJD0CAhG6Wf4pRUZOXCNImL~50qmu7~Iy2lls1e9foM5jPDIsmTtNxP1vOQyWpeCWOYq30NsrL-YRezAu55mKWfkPNfzyVg6RQYRjlcemjQGvtQ__&amp;Key-Pair-Id=APKAJLOHF5GGSLRBV4ZA" xlink:type="simple">https://d1wqtxts1xzle7.cloudfront.net/6171105/10.1.1.149.7559-libre.pdf?1390844774=&amp;response-content-disposition=inline%3B+filename%3DArtificial_agents_learning_human_fairnes.pdf&amp;Expires=1711125238&amp;Signature=QkRMy8McWMr8ThgUJFb8epF5ByTpBNj9eqCujCdH56if0WF8FNNmd7LlvJHpjTfNfBe8Yr8PO4X86zRm2tBjn2aB7AdG49kdFe-CGYOwf4dn~8EJPD6CujgyXk494jddCZJYqKwYUyb2YlXM46XkmySN3Ra6pNzCLmdK8MLvcV9BNXHyV4X0soN906txVNcjPAeJJpYGWoYLqo440z3MczhSF6DMxgNqSA6r~HwyJD0CAhG6Wf4pRUZOXCNImL~50qmu7~Iy2lls1e9foM5jPDIsmTtNxP1vOQyWpeCWOYq30NsrL-YRezAu55mKWfkPNfzyVg6RQYRjlcemjQGvtQ__&amp;Key-Pair-Id=APKAJLOHF5GGSLRBV4ZA</text:a></text:p>
          </table:table-cell>
          <table:table-cell table:style-name="ce2" table:number-columns-repeated="3"/>
          <table:table-cell table:number-columns-repeated="1009"/>
        </table:table-row>
        <table:table-row table:style-name="ro14">
          <table:table-cell table:style-name="ce2" office:value-type="string" calcext:value-type="string">
            <text:p>Q1</text:p>
          </table:table-cell>
          <table:table-cell table:style-name="ce2" office:value-type="float" office:value="14" calcext:value-type="float">
            <text:p>14</text:p>
          </table:table-cell>
          <table:table-cell table:style-name="ce2" office:value-type="string" calcext:value-type="string">
            <text:p>Pia Ramchandani &amp; <text:s text:c="2"/>Mark Paich &amp; <text:s/>Anand Rao </text:p>
          </table:table-cell>
          <table:table-cell table:style-name="ce2" office:value-type="float" office:value="3" calcext:value-type="float">
            <text:p>3</text:p>
          </table:table-cell>
          <table:table-cell table:style-name="ce15" office:value-type="string" calcext:value-type="string">
            <text:p>Incorporating Learning into Decision Making in Agent Based Models</text:p>
          </table:table-cell>
          <table:table-cell table:style-name="ce2" office:value-type="string" calcext:value-type="string">
            <text:p>Most of the current work in social simulation is focused on building multi-agent systems that cooperate and collaborate together to exhibit some kind of a collective or social behavior. These agents are coded as rule-based or state-transition based systems. Often, the choice function of the agents is either hard-wired or dependent on environmental changes, but there is no explicit learning based on historical performance. There has been some recent work exploring methods for incorporating machine learning into multi-agent systems to capture adaptive behaviors. The goal of this paper is to expand upon the discussion around designing adaptive behaviors in agent based models by comparing multiple techniques for modeling learning, including: (1) applying machine learning and symbolic regression to use historical patterns to design learning mechanisms, (2) modeling behavioral economic principles to capture “irrational” or non-optimal learning, and (3) simulating reinforcement learning techniques such as q-learning to model a direct reward structure to improve learning outcomes at both the individual and group level. An example model has been built that applies these three learning techniques to simulate how people invest for retirement. Then, the outcomes of each learning technique simulated are used to identify lessons learned on when each technique should be applied.</text:p>
          </table:table-cell>
          <table:table-cell table:style-name="ce2" office:value-type="float" office:value="2017" calcext:value-type="float">
            <text:p>2017</text:p>
          </table:table-cell>
          <table:table-cell table:style-name="ce21" office:value-type="string" calcext:value-type="string">
            <text:p>Springer</text:p>
          </table:table-cell>
          <table:table-cell table:style-name="ce2"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table:style-name="ce2" table:number-columns-repeated="2"/>
          <table:table-cell table:style-name="ce6" office:value-type="string" calcext:value-type="string">
            <text:p><text:a xlink:href="https://www.researchgate.net/publication/318999296_Incorporating_Learning_into_Decision_Making_in_Agent_Based_Models" xlink:type="simple">https://www.researchgate.net/publication/318999296_Incorporating_Learning_into_Decision_Making_in_Agent_Based_Models</text:a></text:p>
          </table:table-cell>
          <table:table-cell table:style-name="ce2" table:number-columns-repeated="3"/>
          <table:table-cell table:number-columns-repeated="1009"/>
        </table:table-row>
        <table:table-row table:style-name="ro15">
          <table:table-cell table:style-name="ce2" office:value-type="string" calcext:value-type="string">
            <text:p>Q1</text:p>
          </table:table-cell>
          <table:table-cell table:style-name="ce2" office:value-type="float" office:value="15" calcext:value-type="float">
            <text:p>15</text:p>
          </table:table-cell>
          <table:table-cell table:style-name="ce2" office:value-type="string" calcext:value-type="string">
            <text:p>Shu-Heng Chen</text:p>
          </table:table-cell>
          <table:table-cell table:style-name="ce2" office:value-type="float" office:value="1" calcext:value-type="float">
            <text:p>1</text:p>
          </table:table-cell>
          <table:table-cell table:style-name="ce15" office:value-type="string" calcext:value-type="string">
            <text:p>Neuroeconomics and Agent-Based Computational Economics</text:p>
          </table:table-cell>
          <table:table-cell table:style-name="ce2" office:value-type="string" calcext:value-type="string">
            <text:p>Recently, the relation between neuroeconomics and agent-based computational economics (ACE) has become an issue concerning the agent-based economics community. Neuroeconomics can interest agent-based economists when they are inquiring for the foundation or the principle of the software-agent design. It has been shown in many studies that the design of software agents is non-trivial and can determine what will emerge from the bottom. Therefore, it has been quested for rather a period regarding whether anyone can sensibly design these software agents, including both the choice of software agent models, such as reinforcement learning, and the parameter setting associated with the chosen model, such as risk attitude. In this paper, the author will start a formal inquiry by focusing on examining the models and parameters used to build software agents.</text:p>
          </table:table-cell>
          <table:table-cell table:style-name="ce2" office:value-type="float" office:value="2014" calcext:value-type="float">
            <text:p>2014</text:p>
          </table:table-cell>
          <table:table-cell table:style-name="ce2" office:value-type="string" calcext:value-type="string">
            <text:p>International Journal of Applied Behavioral Economics (IJABE) </text:p>
          </table:table-cell>
          <table:table-cell table:style-name="ce2"/>
          <table:table-cell table:style-name="ce2" office:value-type="string" calcext:value-type="string">
            <text:p>International Journal of Applied Behavioral Economics</text:p>
          </table:table-cell>
          <table:table-cell table:style-name="ce2" office:value-type="string" calcext:value-type="string">
            <text:p>@article{article,</text:p>
            <text:p>author = {Chen, Shu-heng},</text:p>
            <text:p>year = {2014},</text:p>
            <text:p>month = {04},</text:p>
            <text:p>pages = {15-34},</text:p>
            <text:p>title = {Neuroeconomics and Agent-Based Computational Economics},</text:p>
            <text:p>volume = {3},</text:p>
            <text:p>journal = {International Journal of Applied Behavioral Economics},</text:p>
            <text:p>doi = {10.4018/ijabe.2014040102}</text:p>
            <text:p>}</text:p>
          </table:table-cell>
          <table:table-cell table:style-name="ce6" office:value-type="string" calcext:value-type="string">
            <text:p><text:a xlink:href="https://www.researchgate.net/profile/Shu-Heng-Chen/publication/275997185_Neuroeconomics_and_Agent-Based_Computational_Economics/links/5563c72108ae9963a11ef477/Neuroeconomics-and-Agent-Based-Computational-Economics.pdf?origin=publicationDetail&amp;_sg%5B0%5D=pIk8Fuik4nwZX77MedUPo2vIuCgTb94YVgK7S64N7rSpAdYb_gE6IjgcRjbR1YCOK8dX6F-CfPYQyMzlhGixIA.zTpX-ugrcRwi7PmE54perY1U-f0y2ZLqvbonKt1JySXa5tyBDMocITe3rU0ySWxw1W8qvEyavdQw65kKr0DCuw&amp;_sg%5B1%5D=1WeJdqr0f5g8i62n44W3bm3UrMfwbuP6w2HyAcw6TrBQz6MBjF05Kj_xfhuZHLsTTgee6-dQXnsJhQDIhOytSKy_75dHcdVlTNE4GBPAWA_-.zTpX-ugrcRwi7PmE54perY1U-f0y2ZLqvbonKt1JySXa5tyBDMocITe3rU0ySWxw1W8qvEyavdQw65kKr0DCuw&amp;_iepl=&amp;_rtd=eyJjb250ZW50SW50ZW50IjoibWFpbkl0ZW0ifQ%3D%3D&amp;_tp=eyJjb250ZXh0Ijp7ImZpcnN0UGFnZSI6InNpZ251cCIsInBhZ2UiOiJwdWJsaWNhdGlvbiIsInBvc2l0aW9uIjoicGFnZUhlYWRlciJ9fQ" xlink:type="simple">https://www.researchgate.net/profile/Shu-Heng-Chen/publication/275997185_Neuroeconomics_and_Agent-Based_Computational_Economics/links/5563c72108ae9963a11ef477/Neuroeconomics-and-Agent-Based-Computational-Economics.pdf?origin=publicationDetail&amp;_sg%5B0%5D=pIk8Fuik4nwZX77MedUPo2vIuCgTb94YVgK7S64N7rSpAdYb_gE6IjgcRjbR1YCOK8dX6F-CfPYQyMzlhGixIA.zTpX-ugrcRwi7PmE54perY1U-f0y2ZLqvbonKt1JySXa5tyBDMocITe3rU0ySWxw1W8qvEyavdQw65kKr0DCuw&amp;_sg%5B1%5D=1WeJdqr0f5g8i62n44W3bm3UrMfwbuP6w2HyAcw6TrBQz6MBjF05Kj_xfhuZHLsTTgee6-dQXnsJhQDIhOytSKy_75dHcdVlTNE4GBPAWA_-.zTpX-ugrcRwi7PmE54perY1U-f0y2ZLqvbonKt1JySXa5tyBDMocITe3rU0ySWxw1W8qvEyavdQw65kKr0DCuw&amp;_iepl=&amp;_rtd=eyJjb250ZW50SW50ZW50IjoibWFpbkl0ZW0ifQ%3D%3D&amp;_tp=eyJjb250ZXh0Ijp7ImZpcnN0UGFnZSI6InNpZ251cCIsInBhZ2UiOiJwdWJsaWNhdGlvbiIsInBvc2l0aW9uIjoicGFnZUhlYWRlciJ9fQ</text:a></text:p>
          </table:table-cell>
          <table:table-cell table:style-name="ce2" table:number-columns-repeated="3"/>
          <table:table-cell table:number-columns-repeated="1009"/>
        </table:table-row>
        <table:table-row table:style-name="ro16">
          <table:table-cell table:style-name="ce2" office:value-type="string" calcext:value-type="string">
            <text:p>Q1</text:p>
          </table:table-cell>
          <table:table-cell table:style-name="ce2" office:value-type="float" office:value="16" calcext:value-type="float">
            <text:p>16</text:p>
          </table:table-cell>
          <table:table-cell table:style-name="ce2" office:value-type="string" calcext:value-type="string">
            <text:p>Garry Sotnik</text:p>
          </table:table-cell>
          <table:table-cell table:style-name="ce2" office:value-type="float" office:value="1" calcext:value-type="float">
            <text:p>1</text:p>
          </table:table-cell>
          <table:table-cell table:style-name="ce15" office:value-type="string" calcext:value-type="string">
            <text:p>The SOSIEL Platform: Knowledge-based, cognitive, and multi-agent</text:p>
          </table:table-cell>
          <table:table-cell table:style-name="ce2" office:value-type="string" calcext:value-type="string">
            <text:p>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
          </table:table-cell>
          <table:table-cell table:style-name="ce2" office:value-type="float" office:value="2018" calcext:value-type="float">
            <text:p>2018</text:p>
          </table:table-cell>
          <table:table-cell table:style-name="ce2" office:value-type="string" calcext:value-type="string">
            <text:p>Biologically Inspired Cognitive Architectures</text:p>
            <text:p>Volume 26</text:p>
          </table:table-cell>
          <table:table-cell table:style-name="ce2"/>
          <table:table-cell table:style-name="ce2" office:value-type="string" calcext:value-type="string">
            <text:p>Science DIrect</text:p>
          </table:table-cell>
          <table:table-cell table:style-name="ce2" office:value-type="string" calcext:value-type="string">
            <text:p>@article{SOTNIK2018103,</text:p>
            <text:p>title = {The SOSIEL Platform: Knowledge-based, cognitive, and multi-agent},</text:p>
            <text:p>journal = {Biologically Inspired Cognitive Architectures},</text:p>
            <text:p>volume = {26},</text:p>
            <text:p>pages = {103-117},</text:p>
            <text:p>year = {2018},</text:p>
            <text:p>issn = {2212-683X},</text:p>
            <text:p>doi = {https://doi.org/10.1016/j.bica.2018.09.001},</text:p>
            <text:p>url = {https://www.sciencedirect.com/science/article/pii/S2212683X18301038},</text:p>
            <text:p>author = {Garry Sotnik},</text:p>
            <text:p>keywords = {Cognitive architecture, Collective action, Demographic processes, Knowledge-based, Multi-agent, Multi-layered social network structure},</text:p>
            <text:p>abstract = {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text:p>
          </table:table-cell>
          <table:table-cell table:style-name="ce2" office:value-type="string" calcext:value-type="string">
            <text:p>https://pdf.sciencedirectassets.com/282184/1-s2.0-S2212683X18X0005X/1-s2.0-S2212683X18301038/main.pdf?X-Amz-Security-Token=IQoJb3JpZ2luX2VjEDAaCXVzLWVhc3QtMSJHMEUCIQD%2F91vtGAZSdsO0ACtjLYWHlLLoqVFIs%2BrUZ0m2NBihDgIgDfccvUHG0bUfPV%2FnEu6Myft37HxHQ51YgyoP5%2F0otkAqswUISRAFGgwwNTkwMDM1NDY4NjUiDP79n3sMbXRLYeQbPiqQBRU09%2FMNbUBzUlE8ksxIqKyq6FCT7e8cNPTf%2BFFccVExWdugbGB5pA1awhu1oE6j1ex7AQ1coX7aK96EZ0ISNvSIKTOvYdwwRcVcc%2BhRXLcqr0DJQQxB%2FK5CTreuierZQQYztUePDcf27YCtBxfWil9k%2B1Yz%2F0EUn0dFPIDxOVywNA%2BnWS8K5ii3pyfjBptKXJsIwovtEnNkzKEq32D1if53dZVf%2FiLIkPAvP8LVW5N%2FtYhRiPkgyYuWbWoq0ITPwIglgVZCNfkWxSW2azJqtBjBsv07RtzGf4pusJvO20Kp%2BS5Wb0tgszYX1g0RAfKepsq8xcZt896%2B2X5dUST1x6o3fQTtRir6sKV4e8uyJnGmd8tE9LXXMHi99mNEDyYf73hRan0zaUzEiyhliemLbcPrjHRSAxYBc%2BtavP3ReVPQCZR3PbIC%2B9RLP0DS7fEPSNi5Im%2Bm5O6ctSaZK1yer%2FE82IJ4hKmTTCieka%2BDs4sDXiDm7PwW43zt1IjvMzuCKCFi%2F3PwqF43OyF8vQMx1z7fYOzRwVLkLlEHmEWYcA24kB45R4U515Mb29urmFMYjKUVE3w3G2kN8XPsYNpRcOJ7Ih%2FnhhecF%2FZzSlqpwtS1KLx%2FwA6cFpd%2FGFEbdZgh99cUXpSrYRRrcvxmptDN9%2FYd%2FCnkZ2TyeSQ3IXB%2Fyb81gV3poF%2BsQaa%2FtI5CYURnGcoQ0fx6hzen6HN%2BHdoLep0dQd4hA%2Bw79NrZdKxNvyaTMUNP%2BHf7SP%2BGkQYr1dw%2B1VXjYZovJ%2Bsf53A7DtUCoBEyjSarIlAZGcZyVj7z5xck2xIgK%2FTCkABGzrGD3rWbKij52f6Yp3%2ByCniH2tOaCrmyHQ6pDS8APA%2FWmesTITlBMJzU9q8GOrEBEAYRzOLOkdituft9tEUc3hQS1aYd1Q0A3wMgjh%2FStCyk6hisGfcCWmVEREaHlcCoYkwNt9EDloB8ZV7vpw3SQrKVVbqsCjKlzFHjI8fFIL3vMQJQ72qVst5n%2F5pszh4SNpVLdYG0n%2Fpb3obmwxobCy%2B0BJCxRYvWdvoxM0zN8RwEjJYxzzToJNGacGEFtbl3NIYhrZd3u3b1VBei%2BZYa9QLy3FlXeD3nyHnusV7Zyr1x&amp;X-Amz-Algorithm=AWS4-HMAC-SHA256&amp;X-Amz-Date=20240322T163606Z&amp;X-Amz-SignedHeaders=host&amp;X-Amz-Expires=300&amp;X-Amz-Credential=ASIAQ3PHCVTY3G3CQHXT%2F20240322%2Fus-east-1%2Fs3%2Faws4_request&amp;X-Amz-Signature=e7571a57e3d574c1b26229b0c8ee22c0eb96547b6e877e750cf7dd5b8051918b&amp;hash=f522b4103e1e0dfb0c113cffd0a1b3ec8e03e85887a844643f89e4bb9ac810f3&amp;host=68042c943591013ac2b2430a89b270f6af2c76d8dfd086a07176afe7c76c2c61&amp;pii=S2212683X18301038&amp;tid=spdf-f1e85a5c-4ed5-4791-9ae9-db08258f5c68&amp;sid=f134e0614c154841be2ab0b40ccf4f94b57cgxrqa&amp;type=client&amp;tsoh=d3d3LnNjaWVuY2VkaXJlY3QuY29t&amp;ua=091359535d515c5754&amp;rr=868799433b75badc&amp;cc=it</text:p>
          </table:table-cell>
          <table:table-cell table:style-name="ce2" table:number-columns-repeated="3"/>
          <table:table-cell table:number-columns-repeated="1009"/>
        </table:table-row>
        <table:table-row table:style-name="ro17">
          <table:table-cell table:style-name="ce2" office:value-type="string" calcext:value-type="string">
            <text:p>Q1</text:p>
          </table:table-cell>
          <table:table-cell table:style-name="ce2" office:value-type="float" office:value="17" calcext:value-type="float">
            <text:p>17</text:p>
          </table:table-cell>
          <table:table-cell table:style-name="ce2" office:value-type="string" calcext:value-type="string">
            <text:p>Teck H. Ho &amp; <text:s text:c="2"/>Noah Lim &amp; <text:s/>Colin F. Camerer </text:p>
          </table:table-cell>
          <table:table-cell table:style-name="ce2" office:value-type="float" office:value="3" calcext:value-type="float">
            <text:p>3</text:p>
          </table:table-cell>
          <table:table-cell table:style-name="ce15" office:value-type="string" calcext:value-type="string">
            <text:p>Modeling the Psychology of Consumer and Firm Behavior with Behavioral Economics</text:p>
          </table:table-cell>
          <table:table-cell table:style-name="ce2" office:value-type="string" calcext:value-type="string">
            <text:p>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text:p>
          </table:table-cell>
          <table:table-cell table:style-name="ce2" office:value-type="float" office:value="2006" calcext:value-type="float">
            <text:p>2006</text:p>
          </table:table-cell>
          <table:table-cell table:style-name="ce2" office:value-type="string" calcext:value-type="string">
            <text:p>Sage Journals</text:p>
          </table:table-cell>
          <table:table-cell table:style-name="ce2"/>
          <table:table-cell table:style-name="ce2" office:value-type="string" calcext:value-type="string">
            <text:p>SageJournals</text:p>
          </table:table-cell>
          <table:table-cell table:style-name="ce2" office:value-type="string" calcext:value-type="string">
            <text:p/>
            <text:p/>
            <text:p/>
            <text:p/>
            <text:p/>
            <text:p/>
            <text:p>@article{doi:10.1509/jmkr.43.3.307,</text:p>
            <text:p>author = {Teck H. Ho and Noah Lim and Colin F. Camerer},</text:p>
            <text:p>title ={Modeling the Psychology of Consumer and Firm Behavior with Behavioral Economics},</text:p>
            <text:p/>
            <text:p>journal = {Journal of Marketing Research},</text:p>
            <text:p>volume = {43},</text:p>
            <text:p>number = {3},</text:p>
            <text:p>pages = {307-331},</text:p>
            <text:p>year = {2006},</text:p>
            <text:p>doi = {10.1509/jmkr.43.3.307},</text:p>
            <text:p/>
            <text:p>URL = { </text:p>
            <text:p>    </text:p>
            <text:p>        https://doi.org/10.1509/jmkr.43.3.307</text:p>
            <text:p>    </text:p>
            <text:p>    </text:p>
            <text:p/>
            <text:p>},</text:p>
            <text:p>eprint = { </text:p>
            <text:p>    </text:p>
            <text:p>        https://doi.org/10.1509/jmkr.43.3.307</text:p>
            <text:p>    </text:p>
            <text:p>    </text:p>
            <text:p/>
            <text:p>}</text:p>
            <text:p>,</text:p>
            <text:p>    abstract = { 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 }</text:p>
            <text:p>}</text:p>
            <text:p/>
          </table:table-cell>
          <table:table-cell table:style-name="ce6" office:value-type="string" calcext:value-type="string">
            <text:p><text:a xlink:href="https://journals.sagepub.com/doi/epdf/10.1509/jmkr.43.3.307" xlink:type="simple">https://journals.sagepub.com/doi/epdf/10.1509/jmkr.43.3.307</text:a></text:p>
          </table:table-cell>
          <table:table-cell table:style-name="ce2" table:number-columns-repeated="3"/>
          <table:table-cell table:number-columns-repeated="1009"/>
        </table:table-row>
        <table:table-row table:style-name="ro10">
          <table:table-cell table:style-name="ce2" office:value-type="string" calcext:value-type="string">
            <text:p>Q1</text:p>
          </table:table-cell>
          <table:table-cell table:style-name="ce2" office:value-type="float" office:value="18" calcext:value-type="float">
            <text:p>18</text:p>
          </table:table-cell>
          <table:table-cell table:style-name="ce2" office:value-type="string" calcext:value-type="string">
            <text:p>Tong Mu &amp; <text:s text:c="2"/>Stephan Zheng &amp; <text:s text:c="2"/>Alexander R Trott</text:p>
          </table:table-cell>
          <table:table-cell table:style-name="ce2" office:value-type="float" office:value="3" calcext:value-type="float">
            <text:p>3</text:p>
          </table:table-cell>
          <table:table-cell table:style-name="ce15" office:value-type="string" calcext:value-type="string">
            <text:p>Modeling Bounded Rationality in Multi-Agent Simulations Using Rationally Inattentive Reinforcement Learning</text:p>
          </table:table-cell>
          <table:table-cell table:style-name="ce2" office:value-type="string" calcext:value-type="string">
            <text:p><text:s/>Multi-agent reinforcement learning (MARL) is a powerful framework for studying emergent behavior in complex agent-based simulations. However, RL agents are often assumed to be rational and behave optimally, which does not fully reflect human behavior. In this work, we propose a new, more human-like RL agent, which incorporates an established model of human-irrationality, the Rational Inattention (RI) model. RI models the cost of cognitive information processing using mutual information. Our RIRL framework generalizes and is more flexible than prior work by allowing for multi-timestep dynamics and information channels with heterogeneous processing costs. We demonstrate the flexibility of RIRL in versions of a classic economic setting (Principal-Agent setting) with varying complexity. In simple settings, we show using RIRL can lead to optimal agent behavior policy with approximately the same functional form as what is expected from the analysis of prior work, which utilizes theoretical methods. We additionally demonstrate that using RIRL to analyze complex, theoretically intractable settings, yields a rich spectrum of new equilibrium behaviors that differ from those found under rationality assumptions. For example, increasing the cognitive cost experienced by a manager agent results in the other agents increasing the magnitude of their action to compensate. These results suggest RIRL is a powerful tool towards building AI agents that can mimic real human behavior.</text:p>
          </table:table-cell>
          <table:table-cell table:style-name="ce2" office:value-type="float" office:value="2022" calcext:value-type="float">
            <text:p>2022</text:p>
          </table:table-cell>
          <table:table-cell table:style-name="ce2" office:value-type="string" calcext:value-type="string">
            <text:p>Transactions on Machine Learning Research (12/2022)</text:p>
          </table:table-cell>
          <table:table-cell table:style-name="ce2" office:value-type="string" calcext:value-type="string">
            <text:p>@article{DBLP:journals/tmlr/MuZT22,</text:p>
            <text:p>  author       = {Tong Mu and</text:p>
            <text:p>                  Stephan Zheng and</text:p>
            <text:p>                  Alexander R. Trott},</text:p>
            <text:p>  title        = {Modeling Bounded Rationality in Multi-Agent Simulations Using Rationally</text:p>
            <text:p>                  Inattentive Reinforcement Learning},</text:p>
            <text:p>  journal      = {Trans. Mach. Learn. Res.},</text:p>
            <text:p>  volume       = {2022},</text:p>
            <text:p>  year         = {2022},</text:p>
            <text:p>  url          = {https://openreview.net/forum?id=DY1pMrmDkm},</text:p>
            <text:p>  timestamp    = {Fri, 19 May 2023 11:20:40 +0200},</text:p>
            <text:p>  biburl       = {https://dblp.org/rec/journals/tmlr/MuZT22.bib},</text:p>
            <text:p>  bibsource    = {dblp computer science bibliography, https://dblp.org}</text:p>
            <text:p>}</text:p>
          </table:table-cell>
          <table:table-cell table:style-name="ce2" table:number-columns-repeated="2"/>
          <table:table-cell table:style-name="ce6" office:value-type="string" calcext:value-type="string">
            <text:p><text:a xlink:href="https://openreview.net/pdf?id=DY1pMrmDkm" xlink:type="simple">https://openreview.net/pdf?id=DY1pMrmDkm</text:a></text:p>
          </table:table-cell>
          <table:table-cell table:style-name="ce2" table:number-columns-repeated="3"/>
          <table:table-cell table:number-columns-repeated="1009"/>
        </table:table-row>
        <table:table-row table:style-name="ro14">
          <table:table-cell table:style-name="ce2" office:value-type="string" calcext:value-type="string">
            <text:p>Q1</text:p>
          </table:table-cell>
          <table:table-cell table:style-name="ce2" office:value-type="float" office:value="19" calcext:value-type="float">
            <text:p>19</text:p>
          </table:table-cell>
          <table:table-cell table:style-name="ce2" office:value-type="string" calcext:value-type="string">
            <text:p>Timotheus Kampik &amp; <text:s text:c="2"/>Juan Carlos Nieves &amp; <text:s/>Helena Lindgren </text:p>
          </table:table-cell>
          <table:table-cell table:style-name="ce2" office:value-type="float" office:value="3" calcext:value-type="float">
            <text:p>3</text:p>
          </table:table-cell>
          <table:table-cell table:style-name="ce16" office:value-type="string" calcext:value-type="string">
            <text:p><text:a xlink:href="https://search.proquest.com/openview/e1024dc95f207b266ddffc9f5550e122/1?pq-origsite=gscholar&amp;cbl=18750&amp;diss=y" xlink:type="simple">Behavioral Network Economics</text:a></text:p>
          </table:table-cell>
          <table:table-cell table:style-name="ce2" office:value-type="string" calcext:value-type="string">
            <text:p>Typically, humans do not act purely rationally in the sense of classic economic theory. Different patterns of human actions have been identified that are not aligned with the traditional view of human actors as rational agents that act to maximize their own utility function. For instance, humans often act sympathetically – i.e., they choose actions that serve others in disregard of their egoistic preferences. Even if there is no immediate benefit resulting from a sympathetic action, it can be beneficial for the executing individual in the long run. This paper builds upon the premise that it can be beneficial to design autonomous agents that employ sympathetic actions in a similar manner as humans do. We create a taxonomy of sympathetic actions, that reflects different goal types an agent can have to act sympathetically. To ensure that the sympathetic actions are recognized as such, we propose different explanation approaches autonomous agents may use. In this context, we focus on human-agent interaction scenarios. As a first step towards an empirical evaluation, we conduct a preliminary human-robot interaction study that investigates the effect of explanations of (somewhat) sympathetic robot actions on the human participants of human-robot ultimatum games. While the study does not provide statistically significant findings (but notable differences), it can inform future in-depth empirical evaluations.</text:p>
          </table:table-cell>
          <table:table-cell table:style-name="ce2" office:value-type="float" office:value="2019" calcext:value-type="float">
            <text:p>2019</text:p>
          </table:table-cell>
          <table:table-cell table:style-name="ce20" office:value-type="string" calcext:value-type="string">
            <text:p>Springer</text:p>
          </table:table-cell>
          <table:table-cell table:style-name="ce2" office:value-type="string" calcext:value-type="string">
            <text:p>@inproceedings{DBLP:conf/atal/KampikNL19,</text:p>
            <text:p>  author       = {Timotheus Kampik and</text:p>
            <text:p>                  Juan Carlos Nieves and</text:p>
            <text:p>                  Helena Lindgren},</text:p>
            <text:p>  editor       = {Davide Calvaresi and</text:p>
            <text:p>                  Amro Najjar and</text:p>
            <text:p>                  Michael Schumacher and</text:p>
            <text:p>                  Kary Fr{\"{a}}mling},</text:p>
            <text:p>  title        = {Explaining Sympathetic Actions of Rational Agents},</text:p>
            <text:p>  booktitle    = {Explainable, Transparent Autonomous Agents and Multi-Agent Systems</text:p>
            <text:p>                  - First International Workshop, {EXTRAAMAS} 2019, Montreal, QC, Canada,</text:p>
            <text:p>                  May 13-14, 2019, Revised Selected Papers},</text:p>
            <text:p>  series       = {Lecture Notes in Computer Science},</text:p>
            <text:p>  volume       = {11763},</text:p>
            <text:p>  pages        = {59--76},</text:p>
            <text:p>  publisher    = {Springer},</text:p>
            <text:p>  year         = {2019},</text:p>
            <text:p>  url          = {https://doi.org/10.1007/978-3-030-30391-4\_4},</text:p>
            <text:p>  doi          = {10.1007/978-3-030-30391-4\_4},</text:p>
            <text:p>  timestamp    = {Sat, 12 Oct 2019 12:51:37 +0200},</text:p>
            <text:p>  biburl       = {https://dblp.org/rec/conf/atal/KampikNL19.bib},</text:p>
            <text:p>  bibsource    = {dblp computer science bibliography, https://dblp.org}</text:p>
            <text:p>}</text:p>
          </table:table-cell>
          <table:table-cell table:style-name="ce2" table:number-columns-repeated="2"/>
          <table:table-cell table:style-name="ce6" office:value-type="string" calcext:value-type="string">
            <text:p><text:a xlink:href="https://link.springer.com/content/pdf/10.1007/978-3-030-30391-4.pdf" xlink:type="simple">https://link.springer.com/content/pdf/10.1007/978-3-030-30391-4.pdf</text:a></text:p>
          </table:table-cell>
          <table:table-cell table:style-name="ce2" table:number-columns-repeated="3"/>
          <table:table-cell table:number-columns-repeated="1009"/>
        </table:table-row>
        <table:table-row table:style-name="ro7">
          <table:table-cell table:style-name="ce2" office:value-type="string" calcext:value-type="string">
            <text:p>Q1</text:p>
          </table:table-cell>
          <table:table-cell table:style-name="ce2" office:value-type="float" office:value="20" calcext:value-type="float">
            <text:p>20</text:p>
          </table:table-cell>
          <table:table-cell table:style-name="ce2" office:value-type="string" calcext:value-type="string">
            <text:p>Robert L. Axtell </text:p>
            <text:p/>
          </table:table-cell>
          <table:table-cell table:style-name="ce2" office:value-type="float" office:value="1" calcext:value-type="float">
            <text:p>1</text:p>
          </table:table-cell>
          <table:table-cell table:style-name="ce15" office:value-type="string" calcext:value-type="string">
            <text:p>Economics as Distributed Computation</text:p>
          </table:table-cell>
          <table:table-cell table:style-name="ce2" office:value-type="string" calcext:value-type="string">
            <text:p>In human societies diverse people act purposively with powerful but limited cognitive processes, interacting directly with one another through technologically-facilitated and physically-mediated social networks. Agent-based computational modeling takes these features of humanity—behavioral heterogeneity, bounded rationality, network interactions—at face value, using modern object-oriented programming techniques to create agent populations that have a high degree of verisimilitude with actual populations. This contrasts with mathematical social science, where fantastic assumptions render models so cartoon-like as to beg credibility—stipulations like identical agents (or a single ‘representative’ agent), omniscient agents (who accurately speculate about other agents), Nash equilibrium (macro-equilibrium arising from agent-level equilibrium) and even the denial of direct agent-agent interaction (as in general equilibrium theory, where individuals interact only with a metaphorical auctioneer). There is a close connection between agent computing in the positive social sciences and distributed computation in computer science, in which individual processors have heterogeneous information that they compute with and then communicate to other processors. Successful distributed computation yields coherent computation across processors. When such distributed computations are executed by distinct software objects instead of physical processors we have distributed artificial intelligence. When the actions of each object can be interpreted as in its ‘self interest’ we then have multi-agent systems, an emerging sub-field of computer science. Viewing human society as a large-scale distributed system for the production of individual welfare leads naturally to agent computing. Indeed, it is argued that agents are the only way for social scientists to effectively harness exponential growth in computational capabilities.</text:p>
          </table:table-cell>
          <table:table-cell table:style-name="ce2" office:value-type="float" office:value="2002" calcext:value-type="float">
            <text:p>2002</text:p>
          </table:table-cell>
          <table:table-cell table:style-name="ce2" office:value-type="string" calcext:value-type="string">
            <text:p>Conference proceedings</text:p>
            <text:p>© 2003</text:p>
            <text:p>Meeting the Challenge of Social Problems via Agent-Based Simulation</text:p>
          </table:table-cell>
          <table:table-cell table:style-name="ce2"/>
          <table:table-cell table:style-name="ce2" office:value-type="string" calcext:value-type="string">
            <text:p>ResearchGate</text:p>
          </table:table-cell>
          <table:table-cell table:style-name="ce2" office:value-type="string" calcext:value-type="string">
            <text:p>@article{article,</text:p>
            <text:p>author = {Axtell, Robert},</text:p>
            <text:p>year = {2002},</text:p>
            <text:p>month = {08},</text:p>
            <text:p>pages = {},</text:p>
            <text:p>title = {Economics as Distributed Computation},</text:p>
            <text:p>isbn = {978-4-431-67982-0},</text:p>
            <text:p>doi = {10.1007/978-4-431-67863-2_1}</text:p>
            <text:p>}</text:p>
          </table:table-cell>
          <table:table-cell table:style-name="ce6" office:value-type="string" calcext:value-type="string">
            <text:p><text:a xlink:href="https://www.researchgate.net/profile/Robert-Axtell-4/publication/228586815_Economics_as_Distributed_Computation/links/0a85e536b81c27f06e000000/Economics-as-Distributed-Computation.pdf?origin=publicationDetail&amp;_sg%5B0%5D=zJlwZnJVcMkXQXcXjJQLnpD39pV4cR4ErFk6FZoP-U3vIj_tsPezEFTOAHDN88jtwIlvhjSfz0OFa5Tx5wZjmw.9L7SjwYsvGki0hC8O35EcjOzashSxLk6Kf0-PGRurhANffolVk9aXnOl6jXSiGg2w4IIAVEVJsvF_mpE_x9unA&amp;_sg%5B1%5D=HP3JvFxOfnp6SY_UfIQgNo5MdW3cpGCXz3DtUDeq5ii0oC2PzySQ_EcJhrrXaZLypaKEZq9WCw-7WJtxS8807cjLQ898sXCxkf7KykqUZ1Fx.9L7SjwYsvGki0hC8O35EcjOzashSxLk6Kf0-PGRurhANffolVk9aXnOl6jXSiGg2w4IIAVEVJsvF_mpE_x9unA&amp;_sg%5B2%5D=1rx5gQDY-2-NMfVgxmc_6GTL_Axwtktxo4at2gBoJPi1UFzYYPrhHgs5Sw2K_dzdfsLfB3TQrXtFKJM.lAImDMr-nIB9KBucOfw4OgNiq8xBfK4BWqV_GcEqUvck_xymubHV3QlSsmZhxTKN3frL-LCP-5oEhWVa9Ai1tw&amp;_iepl=&amp;_rtd=eyJjb250ZW50SW50ZW50IjoibWFpbkl0ZW0ifQ%3D%3D&amp;_tp=eyJjb250ZXh0Ijp7ImZpcnN0UGFnZSI6InNpZ251cCIsInBhZ2UiOiJwdWJsaWNhdGlvbiIsInBvc2l0aW9uIjoicGFnZUhlYWRlciJ9fQ" xlink:type="simple">https://www.researchgate.net/profile/Robert-Axtell-4/publication/228586815_Economics_as_Distributed_Computation/links/0a85e536b81c27f06e000000/Economics-as-Distributed-Computation.pdf?origin=publicationDetail&amp;_sg%5B0%5D=zJlwZnJVcMkXQXcXjJQLnpD39pV4cR4ErFk6FZoP-U3vIj_tsPezEFTOAHDN88jtwIlvhjSfz0OFa5Tx5wZjmw.9L7SjwYsvGki0hC8O35EcjOzashSxLk6Kf0-PGRurhANffolVk9aXnOl6jXSiGg2w4IIAVEVJsvF_mpE_x9unA&amp;_sg%5B1%5D=HP3JvFxOfnp6SY_UfIQgNo5MdW3cpGCXz3DtUDeq5ii0oC2PzySQ_EcJhrrXaZLypaKEZq9WCw-7WJtxS8807cjLQ898sXCxkf7KykqUZ1Fx.9L7SjwYsvGki0hC8O35EcjOzashSxLk6Kf0-PGRurhANffolVk9aXnOl6jXSiGg2w4IIAVEVJsvF_mpE_x9unA&amp;_sg%5B2%5D=1rx5gQDY-2-NMfVgxmc_6GTL_Axwtktxo4at2gBoJPi1UFzYYPrhHgs5Sw2K_dzdfsLfB3TQrXtFKJM.lAImDMr-nIB9KBucOfw4OgNiq8xBfK4BWqV_GcEqUvck_xymubHV3QlSsmZhxTKN3frL-LCP-5oEhWVa9Ai1tw&amp;_iepl=&amp;_rtd=eyJjb250ZW50SW50ZW50IjoibWFpbkl0ZW0ifQ%3D%3D&amp;_tp=eyJjb250ZXh0Ijp7ImZpcnN0UGFnZSI6InNpZ251cCIsInBhZ2UiOiJwdWJsaWNhdGlvbiIsInBvc2l0aW9uIjoicGFnZUhlYWRlciJ9fQ</text:a></text:p>
          </table:table-cell>
          <table:table-cell table:style-name="ce2" table:number-columns-repeated="3"/>
          <table:table-cell table:number-columns-repeated="1009"/>
        </table:table-row>
        <table:table-row table:style-name="ro4">
          <table:table-cell table:style-name="ce2" office:value-type="string" calcext:value-type="string">
            <text:p>Q1</text:p>
          </table:table-cell>
          <table:table-cell table:style-name="ce2" office:value-type="float" office:value="21" calcext:value-type="float">
            <text:p>21</text:p>
          </table:table-cell>
          <table:table-cell table:style-name="ce2" office:value-type="string" calcext:value-type="string">
            <text:p>Jason M Barr &amp; <text:s text:c="2"/>Troy Tassier &amp; <text:s text:c="2"/>Leanne J Ussher &amp; <text:s text:c="2"/>Blake LeBaron &amp; <text:s text:c="2"/>Shu-Heng Chen <text:s/>&amp; <text:s/>Shyam Sunder </text:p>
          </table:table-cell>
          <table:table-cell table:style-name="ce2" office:value-type="float" office:value="6" calcext:value-type="float">
            <text:p>6</text:p>
          </table:table-cell>
          <table:table-cell table:style-name="ce15" office:value-type="string" calcext:value-type="string">
            <text:p>The Future of Agent-Based Research in Economics: A Panel Discussion, Eastern Economic Association Annual Meetings, Boston, March 7, 2008</text:p>
          </table:table-cell>
          <table:table-cell table:style-name="ce2" office:value-type="string" calcext:value-type="string">
            <text:p>Agent-based economics, and more generally agent-based social sciences, have been around in various forms for over 30 years. The advent of higher speed computing and new tools for the computational learning fields led to a major increase in activity in the early 1990s through today. Research activity continues to increase at the current time, but the field still remains somewhat of a "niche field" inside economics. Certain conferences and certain regions (such as Europe) are well populated with agent-based activity. However, at mainstream conferences inside the US one would have a hard time in finding agent-based researchers.</text:p>
          </table:table-cell>
          <table:table-cell table:style-name="ce2" office:value-type="float" office:value="2008" calcext:value-type="float">
            <text:p>2008</text:p>
          </table:table-cell>
          <table:table-cell table:style-name="ce22" office:value-type="string" calcext:value-type="string">
            <text:p><text:a xlink:href="https://www.researchgate.net/journal/Eastern-Economic-Journal-1939-4632?_tp=eyJjb250ZXh0Ijp7ImZpcnN0UGFnZSI6InB1YmxpY2F0aW9uIiwicGFnZSI6InB1YmxpY2F0aW9uIiwicG9zaXRpb24iOiJwYWdlSGVhZGVyIn19" xlink:type="simple">Eastern Economic Journal</text:a></text:p>
          </table:table-cell>
          <table:table-cell table:style-name="ce2"/>
          <table:table-cell table:style-name="ce2" office:value-type="string" calcext:value-type="string">
            <text:p>JSTOR</text:p>
          </table:table-cell>
          <table:table-cell table:style-name="ce2" office:value-type="string" calcext:value-type="string">
            <text:p>@article{dd9d8568-1274-3a00-a9da-7912d51ad0a9,</text:p>
            <text:p> ISSN = {00945056, 19394632},</text:p>
            <text:p> URL = {http://www.jstor.org/stable/20642453},</text:p>
            <text:p> author = {Jason M. Barr and Troy Tassier and Leanne J. Ussher and Blake LeBaron and Shu-Heng Chen and Shyam Sunder},</text:p>
            <text:p> journal = {Eastern Economic Journal},</text:p>
            <text:p> number = {4},</text:p>
            <text:p> pages = {550--565},</text:p>
            <text:p> publisher = {Palgrave Macmillan Journals},</text:p>
            <text:p> title = {The Future of Agent-Based Research in Economics: A Panel Discussion, Eastern Economic Association Annual Meetings, Boston, March 7, 2008},</text:p>
            <text:p> urldate = {2024-03-24},</text:p>
            <text:p> volume = {34},</text:p>
            <text:p> month = {02},</text:p>
            <text:p> year = {2008}</text:p>
            <text:p> doi = {10.1057/eej.2008.31}</text:p>
            <text:p>}</text:p>
            <text:p/>
          </table:table-cell>
          <table:table-cell table:style-name="ce6" office:value-type="string" calcext:value-type="string">
            <text:p><text:a xlink:href="https://www.researchgate.net/publication/23536243_The_Future_of_Agent-Based_Research_in_Economics_A_Panel_Discussion" xlink:type="simple">https://www.researchgate.net/publication/23536243_The_Future_of_Agent-Based_Research_in_Economics_A_Panel_Discussion</text:a></text:p>
          </table:table-cell>
          <table:table-cell table:style-name="ce2" table:number-columns-repeated="3"/>
          <table:table-cell table:number-columns-repeated="1009"/>
        </table:table-row>
        <table:table-row table:style-name="ro7">
          <table:table-cell table:style-name="ce2" office:value-type="string" calcext:value-type="string">
            <text:p>Q1</text:p>
          </table:table-cell>
          <table:table-cell table:style-name="ce2" office:value-type="float" office:value="22" calcext:value-type="float">
            <text:p>22</text:p>
          </table:table-cell>
          <table:table-cell table:style-name="ce2" office:value-type="string" calcext:value-type="string">
            <text:p>Bill Roungas &amp; <text:s/>Jayanth Raghothama &amp; <text:s/>Miguel Baena &amp; <text:s/>Oliva Garcia Ros &amp; <text:s/>Ruben Alcolea &amp; <text:s/>Ricardo Herranz</text:p>
          </table:table-cell>
          <table:table-cell table:style-name="ce2" office:value-type="float" office:value="6" calcext:value-type="float">
            <text:p>6</text:p>
          </table:table-cell>
          <table:table-cell table:style-name="ce15" office:value-type="string" calcext:value-type="string">
            <text:p>Technology Adoption in Air Traffic Management: A Combination of Agent-Based Modeling with Behavioral Economics</text:p>
          </table:table-cell>
          <table:table-cell table:style-name="ce2" office:value-type="string" calcext:value-type="string">
            <text:p>The European Air Traffic Management (ATM) system is responsible for the safe and timely transportation of more than a billion passengers annually. It is a system that depends heavily on technology and is expected to stay on top of the technological advancements and be an early adopter of technologies. Nevertheless, technological change in ATM has historically developed at a slow pace. In this paper, an agent-based model (ABM) of the ATM technology deployment cycle is proposed. The proposed ABM is part of a larger project, which intends to recommend new policy measures for overcoming any barriers associated with technology adoption in ATM. It is a novel and one of the first approaches aiming at simulating the adoption of technology in ATM that combines the organizational point of view, i.e. stakeholders' level, the focus on policy testing and the inclusion of behavioral economics aspects.</text:p>
          </table:table-cell>
          <table:table-cell table:style-name="ce2" office:value-type="float" office:value="2021" calcext:value-type="float">
            <text:p>2021</text:p>
          </table:table-cell>
          <table:table-cell table:style-name="ce2" office:value-type="string" calcext:value-type="string">
            <text:p>IEEE</text:p>
          </table:table-cell>
          <table:table-cell table:style-name="ce2" office:value-type="string" calcext:value-type="string">
            <text:p>@inproceedings{DBLP:conf/wsc/RoungasRBRAH21,</text:p>
            <text:p>  author       = {Bill Roungas and</text:p>
            <text:p>                  Jayanth Raghothama and</text:p>
            <text:p>                  Miguel Baena and</text:p>
            <text:p>                  Oliva Garc{\'{\i}}a{-}Cant{\'{u}} Ros and</text:p>
            <text:p>                  Rub{\'{e}}n Alcolea and</text:p>
            <text:p>                  Ricardo Herranz},</text:p>
            <text:p>  title        = {Technology Adoption in Air Traffic Management: {A} Combination of</text:p>
            <text:p>                  Agent-Based Modeling with Behavioral Economics},</text:p>
            <text:p>  booktitle    = {Winter Simulation Conference, {WSC} 2021, Phoenix, AZ, USA, December</text:p>
            <text:p>                  12-15, 2021},</text:p>
            <text:p>  pages        = {1--12},</text:p>
            <text:p>  publisher    = {{IEEE}},</text:p>
            <text:p>  year         = {2021},</text:p>
            <text:p>  url          = {https://doi.org/10.1109/WSC52266.2021.9715519},</text:p>
            <text:p>  doi          = {10.1109/WSC52266.2021.9715519},</text:p>
            <text:p>  timestamp    = {Fri, 04 Mar 2022 16:24:37 +0100},</text:p>
            <text:p>  biburl       = {https://dblp.org/rec/conf/wsc/RoungasRBRAH21.bib},</text:p>
            <text:p>  bibsource    = {dblp computer science bibliography, https://dblp.org}</text:p>
            <text:p>}</text:p>
          </table:table-cell>
          <table:table-cell table:style-name="ce2" table:number-columns-repeated="2"/>
          <table:table-cell table:style-name="ce6" office:value-type="string" calcext:value-type="string">
            <text:p><text:a xlink:href="https://ieeexplore.ieee.org/stamp/stamp.jsp?tp=&amp;arnumber=9715519" xlink:type="simple">https://ieeexplore.ieee.org/stamp/stamp.jsp?tp=&amp;arnumber=9715519</text:a></text:p>
          </table:table-cell>
          <table:table-cell table:style-name="ce2" table:number-columns-repeated="3"/>
          <table:table-cell table:number-columns-repeated="1009"/>
        </table:table-row>
        <table:table-row table:style-name="ro18">
          <table:table-cell table:style-name="ce2" office:value-type="string" calcext:value-type="string">
            <text:p>Q1</text:p>
          </table:table-cell>
          <table:table-cell table:style-name="ce2" office:value-type="float" office:value="23" calcext:value-type="float">
            <text:p>23</text:p>
          </table:table-cell>
          <table:table-cell table:style-name="ce2" office:value-type="string" calcext:value-type="string">
            <text:p>Steven de Jong &amp; <text:s/>Karl Tuyls &amp; <text:s/>Katja Verbeeck &amp; <text:s/>Nico Roos</text:p>
          </table:table-cell>
          <table:table-cell table:style-name="ce2" office:value-type="float" office:value="4" calcext:value-type="float">
            <text:p>4</text:p>
          </table:table-cell>
          <table:table-cell table:style-name="ce15" office:value-type="string" calcext:value-type="string">
            <text:p>Priority Awareness: Towards a Computational Model of Human Fairness</text:p>
            <text:p>                  for Multi-agent Systems</text:p>
          </table:table-cell>
          <table:table-cell table:style-name="ce2" office:value-type="string" calcext:value-type="string">
            <text:p>Many multi-agent systems are intended to operate together with or as a service to humans. Typically, multi-agent systems are designed assuming perfectly rational, self-interested agents, according to the principles of classical game theory. However, research in the field of behavioral economics shows that humans are not purely self-interested; they strongly care about whether their rewards are fair. Therefore, multi-agent systems that fail to take fairness into account, may not be sufficiently aligned with human expectations and may not reach intended goals. Two important motivations for fairness have already been identified and modelled, being (i) inequity aversion and (ii) reciprocity. We identify a third motivation that has not yet been captured: priority awareness. We show how priorities may be modelled and discuss their relevance for multi-agent research.</text:p>
          </table:table-cell>
          <table:table-cell table:style-name="ce2" office:value-type="float" office:value="2007" calcext:value-type="float">
            <text:p>2007</text:p>
          </table:table-cell>
          <table:table-cell table:style-name="ce2" office:value-type="string" calcext:value-type="string">
            <text:p>Springer</text:p>
          </table:table-cell>
          <table:table-cell table:style-name="ce2" office:value-type="string" calcext:value-type="string">
            <text:p>@inproceedings{DBLP:conf/aamas/JongTVR07,</text:p>
            <text:p>  author       = {Steven de Jong and</text:p>
            <text:p>                  Karl Tuyls and</text:p>
            <text:p>                  Katja Verbeeck and</text:p>
            <text:p>                  Nico Roos},</text:p>
            <text:p>  editor       = {Karl Tuyls and</text:p>
            <text:p>                  Ann Now{\'{e}} and</text:p>
            <text:p>                  Zahia Guessoum and</text:p>
            <text:p>                  Daniel Kudenko},</text:p>
            <text:p>  title        = {Priority Awareness: Towards a Computational Model of Human Fairness</text:p>
            <text:p>                  for Multi-agent Systems},</text:p>
            <text:p>  booktitle    = {Adaptive Agents and Multi-Agent Systems {III.} Adaptation and Multi-Agent</text:p>
            <text:p>                  Learning, 5th, 6th, and 7th European Symposium, {ALAMAS} 2005-2007</text:p>
            <text:p>                  on Adaptive and Learning Agents and Multi-Agent Systems, Revised Selected</text:p>
            <text:p>                  Papers},</text:p>
            <text:p>  series       = {Lecture Notes in Computer Science},</text:p>
            <text:p>  volume       = {4865},</text:p>
            <text:p>  pages        = {117--128},</text:p>
            <text:p>  publisher    = {Springer},</text:p>
            <text:p>  year         = {2007},</text:p>
            <text:p>  url          = {https://doi.org/10.1007/978-3-540-77949-0\_9},</text:p>
            <text:p>  doi          = {10.1007/978-3-540-77949-0\_9},</text:p>
            <text:p>  timestamp    = {Tue, 14 May 2019 10:00:42 +0200},</text:p>
            <text:p>  biburl       = {https://dblp.org/rec/conf/aamas/JongTVR07.bib},</text:p>
            <text:p>  bibsource    = {dblp computer science bibliography, https://dblp.org}</text:p>
            <text:p>}</text:p>
          </table:table-cell>
          <table:table-cell table:style-name="ce2" table:number-columns-repeated="2"/>
          <table:table-cell table:style-name="ce6" office:value-type="string" calcext:value-type="string">
            <text:p><text:a xlink:href="https://www.academia.edu/111991743/Priority_Awareness_Towards_a_Computational_Model_of_Human_Fairness_for_Multi_agent_Systems?uc-sb-sw=38335522" xlink:type="simple">https://www.academia.edu/111991743/Priority_Awareness_Towards_a_Computational_Model_of_Human_Fairness_for_Multi_agent_Systems?uc-sb-sw=38335522</text:a></text:p>
          </table:table-cell>
          <table:table-cell table:style-name="ce2" table:number-columns-repeated="3"/>
          <table:table-cell table:number-columns-repeated="1009"/>
        </table:table-row>
        <table:table-row table:style-name="ro13">
          <table:table-cell table:style-name="ce2" office:value-type="string" calcext:value-type="string">
            <text:p>Q1</text:p>
          </table:table-cell>
          <table:table-cell table:style-name="ce2" office:value-type="float" office:value="24" calcext:value-type="float">
            <text:p>24</text:p>
          </table:table-cell>
          <table:table-cell table:style-name="ce2" office:value-type="string" calcext:value-type="string">
            <text:p>Ming Yin &amp; <text:s/>Yuan Sun</text:p>
          </table:table-cell>
          <table:table-cell table:style-name="ce2" office:value-type="float" office:value="2" calcext:value-type="float">
            <text:p>2</text:p>
          </table:table-cell>
          <table:table-cell table:style-name="ce15" office:value-type="string" calcext:value-type="string">
            <text:p>Human Behavior Models for Virtual Agents in Repeated Decision Making</text:p>
            <text:p>                  under Uncertainty</text:p>
          </table:table-cell>
          <table:table-cell table:style-name="ce2" office:value-type="string" calcext:value-type="string">
            <text:p>To design virtual agents that simulate humans in repeated</text:p>
            <text:p>decision making under uncertainty, we seek to quantitatively</text:p>
            <text:p>characterize the actual human behavior in these settings.</text:p>
            <text:p>We collect our data from 800 real human subjects through</text:p>
            <text:p>a large-scale randomized online experiment. We evaluate</text:p>
            <text:p>the performance of a wide range of computational models</text:p>
            <text:p>in fitting the data by both conducting a scalable search</text:p>
            <text:p>through the space of two-component models (i.e. inference</text:p>
            <text:p>+ selection model) and investigating a few rules of thumb.</text:p>
            <text:p>Our results suggest that across different decision-making</text:p>
            <text:p>environment, an average human decision maker can be best</text:p>
            <text:p>described by a two-component model, which is composed</text:p>
            <text:p>of an inference model that relies heavily on more recent</text:p>
            <text:p>information (i.e. displays recency bias) and a selection model</text:p>
            <text:p>which assumes cost-proportional errors and reluctance to</text:p>
            <text:p>change in subsequent trials (i.e. displays status-quo bias).</text:p>
            <text:p>Additionally, while a large portion of individuals behave</text:p>
            <text:p>like the average decision maker, how they differ from each</text:p>
            <text:p>other is greatly influenced by the environment. These results</text:p>
            <text:p>imply the possibility of constructing agents with a single</text:p>
            <text:p>type of model that is robust against the context, and provide</text:p>
            <text:p>insights into adjusting heterogeneity among multiple agents</text:p>
            <text:p>based on the context.</text:p>
          </table:table-cell>
          <table:table-cell table:style-name="ce2" office:value-type="float" office:value="2015" calcext:value-type="float">
            <text:p>2015</text:p>
          </table:table-cell>
          <table:table-cell table:style-name="ce2" office:value-type="string" calcext:value-type="string">
            <text:p>ACM</text:p>
          </table:table-cell>
          <table:table-cell table:style-name="ce2" office:value-type="string" calcext:value-type="string">
            <text:p>@inproceedings{DBLP:conf/atal/YinS15,</text:p>
            <text:p>  author       = {Ming Yin and</text:p>
            <text:p>                  Yuan Sun},</text:p>
            <text:p>  editor       = {Gerhard Weiss and</text:p>
            <text:p>                  Pinar Yolum and</text:p>
            <text:p>                  Rafael H. Bordini and</text:p>
            <text:p>                  Edith Elkind},</text:p>
            <text:p>  title        = {Human Behavior Models for Virtual Agents in Repeated Decision Making</text:p>
            <text:p>                  under Uncertainty},</text:p>
            <text:p>  booktitle    = {Proceedings of the 2015 International Conference on Autonomous Agents</text:p>
            <text:p>                  and Multiagent Systems, {AAMAS} 2015, Istanbul, Turkey, May 4-8, 2015},</text:p>
            <text:p>  pages        = {581--589},</text:p>
            <text:p>  publisher    = {{ACM}},</text:p>
            <text:p>  year         = {2015},</text:p>
            <text:p>  url          = {http://dl.acm.org/citation.cfm?id=2772953},</text:p>
            <text:p>  timestamp    = {Mon, 29 Aug 2022 17:24:25 +0200},</text:p>
            <text:p>  biburl       = {https://dblp.org/rec/conf/atal/YinS15.bib},</text:p>
            <text:p>  bibsource    = {dblp computer science bibliography, https://dblp.org}</text:p>
            <text:p>}</text:p>
          </table:table-cell>
          <table:table-cell table:style-name="ce2" table:number-columns-repeated="2"/>
          <table:table-cell table:style-name="ce6" office:value-type="string" calcext:value-type="string">
            <text:p><text:a xlink:href="https://www.ifaamas.org/Proceedings/aamas2015/aamas/p581.pdf" xlink:type="simple">https://www.ifaamas.org/Proceedings/aamas2015/aamas/p581.pdf</text:a></text:p>
          </table:table-cell>
          <table:table-cell table:style-name="ce2" table:number-columns-repeated="3"/>
          <table:table-cell table:number-columns-repeated="1009"/>
        </table:table-row>
        <table:table-row table:style-name="ro19">
          <table:table-cell table:style-name="ce2" office:value-type="string" calcext:value-type="string">
            <text:p>Q1</text:p>
          </table:table-cell>
          <table:table-cell table:style-name="ce2" office:value-type="float" office:value="25" calcext:value-type="float">
            <text:p>25</text:p>
          </table:table-cell>
          <table:table-cell table:style-name="ce2" office:value-type="string" calcext:value-type="string">
            <text:p>Shu-Heng Chen &amp; <text:s/>Chung-Ching Tai</text:p>
          </table:table-cell>
          <table:table-cell table:style-name="ce2" office:value-type="float" office:value="2" calcext:value-type="float">
            <text:p>2</text:p>
          </table:table-cell>
          <table:table-cell table:style-name="ce15" office:value-type="string" calcext:value-type="string">
            <text:p>Experiments in a Software Aided Multiagent</text:p>
            <text:p>System</text:p>
          </table:table-cell>
          <table:table-cell table:style-name="ce2" office:value-type="string" calcext:value-type="string">
            <text:p>Agent-based Methodology (ABM) is becoming indispensable</text:p>
            <text:p>for the inter-disciplinary study of social and economic complex adaptive</text:p>
            <text:p>systems. The essence of ABM lies in the notion of autonomous agents</text:p>
            <text:p>whose behavior may evolve endogenously and can generate and mimic</text:p>
            <text:p>the corresponding complex system dynamics that the ABM is studying.</text:p>
            <text:p>Over the past decade, many Computational Intelligence (CI) methods</text:p>
            <text:p>have been applied to the design of autonomous agents, in particular,</text:p>
            <text:p>their adaptive scheme. This design issue is non-trivial since the chosen</text:p>
            <text:p>adaptive schemes usually have great impact on the generated system dynamics. Robert Lucas, one of the most influential modern economic theorists, has suggested using laboratories with human agents, also known as</text:p>
            <text:p>Experimental Economics, to help solving the selection issue. While this</text:p>
            <text:p>is a promising approach, laboratories used in the current experimental</text:p>
            <text:p>economics is not computationally equipped to meet the demands of the</text:p>
            <text:p>selection task. This paper attempts to materialize Lucas’ suggestion by</text:p>
            <text:p>establishing a laboratory where human subjects are equipped with the</text:p>
            <text:p>computational power that satisfies the computational equivalence conditions.</text:p>
          </table:table-cell>
          <table:table-cell table:style-name="ce2" office:value-type="float" office:value="2004" calcext:value-type="float">
            <text:p>2004</text:p>
          </table:table-cell>
          <table:table-cell table:style-name="ce2" office:value-type="string" calcext:value-type="string">
            <text:p>Society for Computational Economics, Computing in Economics and Finance 2004</text:p>
          </table:table-cell>
          <table:table-cell table:style-name="ce2"/>
          <table:table-cell table:style-name="ce2" office:value-type="string" calcext:value-type="string">
            <text:p>ResearchGate</text:p>
          </table:table-cell>
          <table:table-cell table:style-name="ce2" office:value-type="string" calcext:value-type="string">
            <text:p>@article{article,</text:p>
            <text:p>author = {Tai, Chung-Ching and Chen, Shu-heng},</text:p>
            <text:p>year = {2004},</text:p>
            <text:p>month = {01},</text:p>
            <text:p>pages = {},</text:p>
            <text:p>title = {Experiments in a Software Aided Multiagent System},</text:p>
            <text:p>journal = {Society for Computational Economics, Computing in Economics and Finance 2004}</text:p>
            <text:p>}</text:p>
          </table:table-cell>
          <table:table-cell table:style-name="ce6" office:value-type="string" calcext:value-type="string">
            <text:p><text:a xlink:href="https://d1wqtxts1xzle7.cloudfront.net/51248254/Experiments_in_a_Software_Aided_Multiage20170108-26779-l4hhgn-libre.pdf?1483893891=&amp;response-content-disposition=inline%3B+filename%3DExperiments_in_a_Software_Aided_Multiage.pdf&amp;Expires=1711155507&amp;Signature=LKQmtWHAi6BMoVYlYvWhNHA6oj93VDLPEvYkMbY2ZCnBiKvcdLalrKhOWHBi-jvVhA8fJG9rRiXW9vL8xUyRx7BxIp6aEByeAFeglBsU3Cl-Y0~TuLO5TTE-R8f0hJsvU9CyWaPQ-CvmOEvTrrBWWd7f7vMi6~rGIR7C4NyfTPoieB8qNXs5Ro65BUxQ5LKJZ8B~jKc4BIPW9IczdFJ~dZq1w9Yd0Lqv03PEP7oj1vbOA743gHeHupKsByTudonyzfFqOb4~Xli1rcfavQQnyw8d9X71ubKyGbGOUkvpwQxfWZjnz~S9dh2Sz6ckgaxAYr-l81wSUUSY6znELz5LZQ__&amp;Key-Pair-Id=APKAJLOHF5GGSLRBV4ZA" xlink:type="simple">https://d1wqtxts1xzle7.cloudfront.net/51248254/Experiments_in_a_Software_Aided_Multiage20170108-26779-l4hhgn-libre.pdf?1483893891=&amp;response-content-disposition=inline%3B+filename%3DExperiments_in_a_Software_Aided_Multiage.pdf&amp;Expires=1711155507&amp;Signature=LKQmtWHAi6BMoVYlYvWhNHA6oj93VDLPEvYkMbY2ZCnBiKvcdLalrKhOWHBi-jvVhA8fJG9rRiXW9vL8xUyRx7BxIp6aEByeAFeglBsU3Cl-Y0~TuLO5TTE-R8f0hJsvU9CyWaPQ-CvmOEvTrrBWWd7f7vMi6~rGIR7C4NyfTPoieB8qNXs5Ro65BUxQ5LKJZ8B~jKc4BIPW9IczdFJ~dZq1w9Yd0Lqv03PEP7oj1vbOA743gHeHupKsByTudonyzfFqOb4~Xli1rcfavQQnyw8d9X71ubKyGbGOUkvpwQxfWZjnz~S9dh2Sz6ckgaxAYr-l81wSUUSY6znELz5LZQ__&amp;Key-Pair-Id=APKAJLOHF5GGSLRBV4ZA</text:a></text:p>
          </table:table-cell>
          <table:table-cell table:style-name="ce2" table:number-columns-repeated="3"/>
          <table:table-cell table:number-columns-repeated="1009"/>
        </table:table-row>
        <table:table-row table:style-name="ro20">
          <table:table-cell table:style-name="ce2" office:value-type="string" calcext:value-type="string">
            <text:p>Q1</text:p>
          </table:table-cell>
          <table:table-cell table:style-name="ce2" office:value-type="float" office:value="26" calcext:value-type="float">
            <text:p>26</text:p>
          </table:table-cell>
          <table:table-cell table:style-name="ce2" office:value-type="string" calcext:value-type="string">
            <text:p>Jason Xianghua Wu &amp; <text:s/>Yan (Diana) Wu &amp; <text:s/>Kay-Yut Chen &amp; <text:s/>Lei Hua</text:p>
          </table:table-cell>
          <table:table-cell table:style-name="ce2" office:value-type="float" office:value="4" calcext:value-type="float">
            <text:p>4</text:p>
          </table:table-cell>
          <table:table-cell table:style-name="ce15" office:value-type="string" calcext:value-type="string">
            <text:p>Building Socially Intelligent {AI} Systems: Evidence from the Trust</text:p>
            <text:p>                  Game Using Artificial Agents with Deep Learning</text:p>
          </table:table-cell>
          <table:table-cell table:style-name="ce2" office:value-type="string" calcext:value-type="string">
            <text:p>The trust game, a simple two-player economic exchange, is extensively used as an experimental measure for trust and trustworthiness of individuals. We construct deep neural network–based artificial intelligence (AI) agents to participate a series of experiments based upon the trust game. These artificial agents are trained by playing with one another repeatedly without any prior knowledge, assumption, or data regarding human behaviors. We find that, under certain conditions, AI agents produce actions that are qualitatively similar to decisions of human subjects reported in the trust game literature. Factors that influence the emergence and levels of cooperation by artificial agents in the game are further explored. This study offers evidence that AI agents can develop trusting and cooperative behaviors purely from an interactive trial-and-error learning process. It constitutes a first step to build multiagent-based decision support systems in which interacting artificial agents are capable of leveraging social intelligence to achieve better outcomes collectively.</text:p>
            <text:p/>
          </table:table-cell>
          <table:table-cell table:style-name="ce2" office:value-type="float" office:value="2023" calcext:value-type="float">
            <text:p>2023</text:p>
          </table:table-cell>
          <table:table-cell table:style-name="ce2" office:value-type="string" calcext:value-type="string">
            <text:p>Manag. Sci.</text:p>
          </table:table-cell>
          <table:table-cell table:style-name="ce2" office:value-type="string" calcext:value-type="string">
            <text:p>@article{DBLP:journals/mansci/WuWCH23,</text:p>
            <text:p>  author       = {Jason Xianghua Wu and</text:p>
            <text:p>                  Yan (Diana) Wu and</text:p>
            <text:p>                  Kay{-}Yut Chen and</text:p>
            <text:p>                  Lei Hua},</text:p>
            <text:p>  title        = {Building Socially Intelligent {AI} Systems: Evidence from the Trust</text:p>
            <text:p>                  Game Using Artificial Agents with Deep Learning},</text:p>
            <text:p>  journal      = {Manag. Sci.},</text:p>
            <text:p>  volume       = {69},</text:p>
            <text:p>  number       = {12},</text:p>
            <text:p>  pages        = {7236--7252},</text:p>
            <text:p>  year         = {2023},</text:p>
            <text:p>  url          = {https://doi.org/10.1287/mnsc.2023.4782},</text:p>
            <text:p>  doi          = {10.1287/MNSC.2023.4782},</text:p>
            <text:p>  timestamp    = {Sat, 13 Jan 2024 17:36:47 +0100},</text:p>
            <text:p>  biburl       = {https://dblp.org/rec/journals/mansci/WuWCH23.bib},</text:p>
            <text:p>  bibsource    = {dblp computer science bibliography, https://dblp.org}</text:p>
            <text:p>}</text:p>
          </table:table-cell>
          <table:table-cell table:style-name="ce2" table:number-columns-repeated="2"/>
          <table:table-cell table:style-name="ce6" office:value-type="string" calcext:value-type="string">
            <text:p><text:a xlink:href="https://papers.ssrn.com/sol3/papers.cfm?abstract_id=4093473" xlink:type="simple">https://papers.ssrn.com/sol3/papers.cfm?abstract_id=4093473</text:a></text:p>
          </table:table-cell>
          <table:table-cell table:style-name="ce2" table:number-columns-repeated="3"/>
          <table:table-cell table:number-columns-repeated="1009"/>
        </table:table-row>
        <table:table-row table:style-name="ro21">
          <table:table-cell table:style-name="ce2" office:value-type="string" calcext:value-type="string">
            <text:p>Q1</text:p>
          </table:table-cell>
          <table:table-cell table:style-name="ce2" office:value-type="float" office:value="27" calcext:value-type="float">
            <text:p>27</text:p>
          </table:table-cell>
          <table:table-cell table:style-name="ce2" office:value-type="string" calcext:value-type="string">
            <text:p>Raphael K{\"{o}}ster &amp; <text:s/>Kevin R. McKee &amp; <text:s/>Richard Everett &amp; <text:s/>Laura Weidinger &amp; <text:s/>William S. Isaac &amp; <text:s/>Edward Hughes &amp; <text:s/>Edgar A. Du{\'{e}}{\~{n}}ez{-}Guzm{\'{a}}n &amp; <text:s/>Thore Graepel &amp; <text:s/>Matthew M. Botvinick &amp; <text:s/>Joel Z. Leibo</text:p>
          </table:table-cell>
          <table:table-cell table:style-name="ce2" office:value-type="float" office:value="10" calcext:value-type="float">
            <text:p>10</text:p>
          </table:table-cell>
          <table:table-cell table:style-name="ce15" office:value-type="string" calcext:value-type="string">
            <text:p>Model-free conventions in multi-agent reinforcement learning with</text:p>
            <text:p>                  heterogeneous preferences</text:p>
          </table:table-cell>
          <table:table-cell table:style-name="ce2" office:value-type="string" calcext:value-type="string">
            <text:p>Game theoretic views of convention generally rest on notions of common knowledge and hyper-rational models of individual behavior. However, decades of work in behavioral economics have questioned the validity of both foundations. Meanwhile, computational neuroscience has contributed a modernized 'dual process' account of decision-making where model-free (MF) reinforcement learning trades off with model-based (MB) reinforcement learning. The former captures habitual and procedural learning while the latter captures choices taken via explicit planning and deduction. Some conventions (e.g. international treaties) are likely supported by cognition that resonates with the game theoretic and MB accounts. However, convention formation may also occur via MF mechanisms like habit learning; though this possibility has been understudied. Here, we demonstrate that complex, large-scale conventions can emerge from MF learning mechanisms. This suggests that some conventions may be supported by habit-like cognition rather than explicit reasoning. We apply MF multi-agent reinforcement learning to a temporo-spatially extended game with incomplete information. In this game, large parts of the state space are reachable only by collective action. However, heterogeneity of tastes makes such coordinated action difficult: multiple equilibria are desirable for all players, but subgroups prefer a particular equilibrium over all others. This creates a coordination problem that can be solved by establishing a convention. We investigate start-up and free rider subproblems as well as the effects of group size, intensity of intrinsic preference, and salience on the emergence dynamics of coordination conventions. Results of our simulations show agents establish and switch between conventions, even working against their own preferred outcome when doing so is necessary for effective coordination.</text:p>
          </table:table-cell>
          <table:table-cell table:style-name="ce2" office:value-type="float" office:value="2020" calcext:value-type="float">
            <text:p>2020</text:p>
          </table:table-cell>
          <table:table-cell table:style-name="ce2" office:value-type="string" calcext:value-type="string">
            <text:p>CoRR</text:p>
          </table:table-cell>
          <table:table-cell table:style-name="ce2" office:value-type="string" calcext:value-type="string">
            <text:p>@article{DBLP:journals/corr/abs-2010-09054,</text:p>
            <text:p>  author       = {Raphael K{\"{o}}ster and</text:p>
            <text:p>                  Kevin R. McKee and</text:p>
            <text:p>                  Richard Everett and</text:p>
            <text:p>                  Laura Weidinger and</text:p>
            <text:p>                  William S. Isaac and</text:p>
            <text:p>                  Edward Hughes and</text:p>
            <text:p>                  Edgar A. Du{\'{e}}{\~{n}}ez{-}Guzm{\'{a}}n and</text:p>
            <text:p>                  Thore Graepel and</text:p>
            <text:p>                  Matthew M. Botvinick and</text:p>
            <text:p>                  Joel Z. Leibo},</text:p>
            <text:p>  title        = {Model-free conventions in multi-agent reinforcement learning with</text:p>
            <text:p>                  heterogeneous preferences},</text:p>
            <text:p>  journal      = {CoRR},</text:p>
            <text:p>  volume       = {abs/2010.09054},</text:p>
            <text:p>  year         = {2020},</text:p>
            <text:p>  url          = {https://arxiv.org/abs/2010.09054},</text:p>
            <text:p>  eprinttype    = {arXiv},</text:p>
            <text:p>  eprint       = {2010.09054},</text:p>
            <text:p>  timestamp    = {Wed, 20 Apr 2022 09:58:19 +0200},</text:p>
            <text:p>  biburl       = {https://dblp.org/rec/journals/corr/abs-2010-09054.bib},</text:p>
            <text:p>  bibsource    = {dblp computer science bibliography, https://dblp.org}</text:p>
            <text:p>}</text:p>
          </table:table-cell>
          <table:table-cell table:style-name="ce2" table:number-columns-repeated="2"/>
          <table:table-cell table:style-name="ce6" office:value-type="string" calcext:value-type="string">
            <text:p><text:a xlink:href="https://arxiv.org/pdf/2010.09054.pdf" xlink:type="simple">https://arxiv.org/pdf/2010.09054.pdf</text:a></text:p>
          </table:table-cell>
          <table:table-cell table:style-name="ce2" table:number-columns-repeated="3"/>
          <table:table-cell table:number-columns-repeated="1009"/>
        </table:table-row>
        <table:table-row table:style-name="ro7">
          <table:table-cell table:style-name="ce2" office:value-type="string" calcext:value-type="string">
            <text:p>Q1</text:p>
          </table:table-cell>
          <table:table-cell table:style-name="ce2" office:value-type="float" office:value="28" calcext:value-type="float">
            <text:p>28</text:p>
          </table:table-cell>
          <table:table-cell table:style-name="ce2" office:value-type="string" calcext:value-type="string">
            <text:p>Michael Wunder &amp; <text:s text:c="2"/>Michael Kaisers &amp; <text:s text:c="2"/>Michael Littman &amp; <text:s text:c="2"/>John Robert Yaros</text:p>
          </table:table-cell>
          <table:table-cell table:style-name="ce2" office:value-type="float" office:value="4" calcext:value-type="float">
            <text:p>4</text:p>
          </table:table-cell>
          <table:table-cell table:style-name="ce15" office:value-type="string" calcext:value-type="string">
            <text:p>A Cognitive Hierarchy Model Applied to the Lemonade Game</text:p>
          </table:table-cell>
          <table:table-cell table:style-name="ce2" office:value-type="string" calcext:value-type="string">
            <text:p>One of the challenges of multiagent decision making is</text:p>
            <text:p>that the behavior needed to maximize utility can depend</text:p>
            <text:p>on what other agents choose to do: sometimes there is</text:p>
            <text:p>no “right” answer in the absence of knowledge of how</text:p>
            <text:p>opponents will act. The Nash equilibrium is a sensible choice of behavior because it represents a mutual</text:p>
            <text:p>best response. But, even when there is a unique equilibrium, other players are under no obligation to take</text:p>
            <text:p>part in it. This observation has been forcefully illustrated in the behavioral economics community where</text:p>
            <text:p>repeated experiments have shown individuals playing</text:p>
            <text:p>Nash equilibria and performing badly as a result. In this</text:p>
            <text:p>paper, we show how to apply a tool from behavioral</text:p>
            <text:p>economics called the Cognitive Hierarchy (CH) to the</text:p>
            <text:p>design of agents in general sum games. We attack the</text:p>
            <text:p>recently introduced “Lemonade Game” and show how</text:p>
            <text:p>the results of an open competition are well explained</text:p>
            <text:p>by CH. We believe this game, and perhaps many other</text:p>
            <text:p>similar games, boils down to predicting how deeply</text:p>
            <text:p>other agents in the game will be reasoning. An agent</text:p>
            <text:p>that does not reason enough risks being exploited by its</text:p>
            <text:p>opponents, while an agent that reasons too much may</text:p>
            <text:p>not be able to interact productively with its opponents.</text:p>
            <text:p>We demonstrate these ideas by presenting empirical results using agents from the competition and idealizations arising from a CH analysis.</text:p>
          </table:table-cell>
          <table:table-cell table:style-name="ce2" office:value-type="float" office:value="2010" calcext:value-type="float">
            <text:p>2010</text:p>
          </table:table-cell>
          <table:table-cell table:style-name="ce2" office:value-type="string" calcext:value-type="string">
            <text:p>AAAI</text:p>
          </table:table-cell>
          <table:table-cell table:style-name="ce2" office:value-type="string" calcext:value-type="string">
            <text:p>@inproceedings{DBLP:conf/aaai/WunderLKY10,</text:p>
            <text:p>  author       = {Michael Wunder and</text:p>
            <text:p>                  Michael L. Littman and</text:p>
            <text:p>                  Michael Kaisers and</text:p>
            <text:p>                  John Robert Yaros},</text:p>
            <text:p>  title        = {A Cognitive Hierarchy Model Applied to the Lemonade Game},</text:p>
            <text:p>  booktitle    = {Interactive Decision Theory and Game Theory, Papers from the 2010</text:p>
            <text:p>                  {AAAI} Workshop, Atlanta, Georgia, USA, July 12, 2010},</text:p>
            <text:p>  series       = {{AAAI} Technical Report},</text:p>
            <text:p>  volume       = {{WS-10-03}},</text:p>
            <text:p>  publisher    = {{AAAI}},</text:p>
            <text:p>  year         = {2010},</text:p>
            <text:p>  url          = {http://aaai.org/ocs/index.php/WS/AAAIW10/paper/view/1997},</text:p>
            <text:p>  timestamp    = {Tue, 05 Sep 2023 09:10:47 +0200},</text:p>
            <text:p>  biburl       = {https://dblp.org/rec/conf/aaai/WunderLKY10.bib},</text:p>
            <text:p>  bibsource    = {dblp computer science bibliography, https://dblp.org}</text:p>
            <text:p>}</text:p>
          </table:table-cell>
          <table:table-cell table:style-name="ce2" table:number-columns-repeated="2"/>
          <table:table-cell table:style-name="ce6" office:value-type="string" calcext:value-type="string">
            <text:p><text:a xlink:href="https://cdn.aaai.org/ocs/ws/ws0564/1997-8524-1-PB.pdf" xlink:type="simple">https://cdn.aaai.org/ocs/ws/ws0564/1997-8524-1-PB.pdf</text:a></text:p>
          </table:table-cell>
          <table:table-cell table:style-name="ce2" table:number-columns-repeated="3"/>
          <table:table-cell table:number-columns-repeated="1009"/>
        </table:table-row>
        <table:table-row table:style-name="ro22">
          <table:table-cell table:style-name="ce2" office:value-type="string" calcext:value-type="string">
            <text:p>Q1</text:p>
          </table:table-cell>
          <table:table-cell table:style-name="ce2" office:value-type="float" office:value="29" calcext:value-type="float">
            <text:p>29</text:p>
          </table:table-cell>
          <table:table-cell table:style-name="ce2" office:value-type="string" calcext:value-type="string">
            <text:p>Cars Hommes</text:p>
          </table:table-cell>
          <table:table-cell table:style-name="ce2" office:value-type="float" office:value="1" calcext:value-type="float">
            <text:p>1</text:p>
          </table:table-cell>
          <table:table-cell table:style-name="ce15" office:value-type="string" calcext:value-type="string">
            <text:p>Behavioral and Experimental Macroeconomics and Policy Analysis: A Complex Systems Approach</text:p>
          </table:table-cell>
          <table:table-cell table:style-name="ce2" office:value-type="string" calcext:value-type="string">
            <text:p>This survey discusses behavioral and experimental macroeconomics, emphasizing a complex systems perspective. The economy consists of boundedly rational heterogeneous agents who do not fully understand their complex environment and use simple decision heuristics. Central to our survey is the question of under which conditions a complex macro-system of interacting agents may or may not coordinate on the rational equilibrium outcome. A general finding is that under positive expectations feedback (strategic complementarity)—where optimistic (pessimistic) expectations can cause a boom (bust)—coordination failures are quite common. The economy is then rather unstable, and persistent aggregate fluctuations arise strongly amplified by coordination on trend-following behavior leading to (almost-)self-fulfilling equilibria. Heterogeneous expectations and heuristics switching models match this observed micro and macro behavior surprisingly well. We also discuss policy implications of this coordination failure on the perfectly rational aggregate outcome and how policy can help to manage the self-organization process of a complex economic system.</text:p>
          </table:table-cell>
          <table:table-cell table:style-name="ce2" table:number-columns-repeated="5"/>
          <table:table-cell table:style-name="ce6" office:value-type="string" calcext:value-type="string">
            <text:p><text:a xlink:href="https://www.ecb.europa.eu/pub/pdf/scpwps/ecb.wp2201.en.pdf" xlink:type="simple">https://www.ecb.europa.eu/pub/pdf/scpwps/ecb.wp2201.en.pdf</text:a></text:p>
          </table:table-cell>
          <table:table-cell table:style-name="ce2" table:number-columns-repeated="3"/>
          <table:table-cell table:number-columns-repeated="1009"/>
        </table:table-row>
        <table:table-row table:style-name="ro10">
          <table:table-cell table:style-name="ce2" office:value-type="string" calcext:value-type="string">
            <text:p>Q1</text:p>
          </table:table-cell>
          <table:table-cell table:style-name="ce2" office:value-type="float" office:value="30" calcext:value-type="float">
            <text:p>30</text:p>
          </table:table-cell>
          <table:table-cell table:style-name="ce2" office:value-type="string" calcext:value-type="string">
            <text:p>Deng Li &amp; <text:s/>Zhujun Chen &amp; <text:s/>Jiaqi Liu</text:p>
          </table:table-cell>
          <table:table-cell table:style-name="ce2" office:value-type="float" office:value="3" calcext:value-type="float">
            <text:p>3</text:p>
          </table:table-cell>
          <table:table-cell table:style-name="ce15" office:value-type="string" calcext:value-type="string">
            <text:p>Analysis for Behavioral Economics in Social Networks: An Altruism-Based</text:p>
            <text:p>                  Dynamic Cooperation Model</text:p>
          </table:table-cell>
          <table:table-cell table:style-name="ce2" office:value-type="string" calcext:value-type="string">
            <text:p>Aiming at uncooperative behaviors such as free-riding, white-washing and sybil attacks, and the lack of rationality hypothesis in the traditional economic models, the paper presents an Altruism-Based Dynamic Model (ABDM) in social networks by introducing views from reciprocal altruistic theory. Considering the initiative of nodes behind reciprocal altruistic behaviors, the ABDM improves the cooperation rate of the network and promotes the propagation of cooperative behavior by using the nodes’ inherent ability of reciprocal altruism. Furthermore, based on nodes’ bounded rationality, ABDM also perfects models of traditional economic theories. The simulation results show that compared with the traditional model, the proposed ABDM has the higher level of cooperation, the stronger scalability and the better robustness. On this basis, the paper analyzes the ABDM at different scenarios: varying group sizes and population; behavior selection under varying parameter settings (cost-to-benefit ratios of the psychological payoff and etc.). With the more efficient interactions among the nodes, the ABDM model can improve the efficiency of parallel processing.</text:p>
            <text:p/>
          </table:table-cell>
          <table:table-cell table:style-name="ce2" office:value-type="float" office:value="2019" calcext:value-type="float">
            <text:p>2019</text:p>
          </table:table-cell>
          <table:table-cell table:style-name="ce2" office:value-type="string" calcext:value-type="string">
            <text:p>Int. J. Parallel Program.</text:p>
          </table:table-cell>
          <table:table-cell table:style-name="ce2" office:value-type="string" calcext:value-type="string">
            <text:p>@article{DBLP:journals/ijpp/LiCL19,</text:p>
            <text:p>  author       = {Deng Li and</text:p>
            <text:p>                  Zhujun Chen and</text:p>
            <text:p>                  Jiaqi Liu},</text:p>
            <text:p>  title        = {Analysis for Behavioral Economics in Social Networks: An Altruism-Based</text:p>
            <text:p>                  Dynamic Cooperation Model},</text:p>
            <text:p>  journal      = {Int. J. Parallel Program.},</text:p>
            <text:p>  volume       = {47},</text:p>
            <text:p>  number       = {4},</text:p>
            <text:p>  pages        = {686--708},</text:p>
            <text:p>  year         = {2019},</text:p>
            <text:p>  url          = {https://doi.org/10.1007/s10766-018-0559-9},</text:p>
            <text:p>  doi          = {10.1007/S10766-018-0559-9},</text:p>
            <text:p>  timestamp    = {Mon, 08 Jan 2024 16:42:23 +0100},</text:p>
            <text:p>  biburl       = {https://dblp.org/rec/journals/ijpp/LiCL19.bib},</text:p>
            <text:p>  bibsource    = {dblp computer science bibliography, https://dblp.org}</text:p>
            <text:p>}</text:p>
          </table:table-cell>
          <table:table-cell table:style-name="ce2" table:number-columns-repeated="2"/>
          <table:table-cell table:style-name="ce6" office:value-type="string" calcext:value-type="string">
            <text:p><text:a xlink:href="https://link.springer.com/article/10.1007/s10766-018-0559-9" xlink:type="simple">https://link.springer.com/article/10.1007/s10766-018-0559-9</text:a></text:p>
          </table:table-cell>
          <table:table-cell table:style-name="ce2" table:number-columns-repeated="3"/>
          <table:table-cell table:number-columns-repeated="1009"/>
        </table:table-row>
        <table:table-row table:style-name="ro23">
          <table:table-cell table:style-name="ce2"/>
          <table:table-cell table:style-name="ce2" office:value-type="float" office:value="31" calcext:value-type="float">
            <text:p>31</text:p>
          </table:table-cell>
          <table:table-cell table:style-name="ce7" office:value-type="string" calcext:value-type="string">
            <text:p>Frank Beckenbach &amp; <text:s/>Ramón Briegel</text:p>
          </table:table-cell>
          <table:table-cell table:style-name="ce7" office:value-type="float" office:value="2" calcext:value-type="float">
            <text:p>2</text:p>
          </table:table-cell>
          <table:table-cell table:style-name="ce15" office:value-type="string" calcext:value-type="string">
            <text:p>Multi-agent modeling of economic innovation dynamics and its implications for analyzing emission impacts</text:p>
          </table:table-cell>
          <table:table-cell table:style-name="ce7" office:value-type="string" calcext:value-type="string">
            <text:p>Undoubtedly many of the observable impacts on ecological systems (e.g. depletion of minerals and species, emissions and waste) can be derived from economic activities. But the relationship between the two is far from being fully clarified in scientific analysis. Either the focus on this impact perspective and/or lack of economic knowledge often leads to a specific framing of economic analysis in this environmental context: Firstly, only economic aggregates (like gross domestic product) and their dynamics are considered; secondly, this analysis is normally carried out by using computable modeling frame works (like computable general equilibrium models). What is missing in such a framework is a realistic consideration of the microeconomic foundation for the driving forces of economic processes. To assume a representative optimizing agency is not sufficient in this context because neither behavioral constraints (in terms of information processing and knowledge acquisition) nor non-linear interaction effects between economic actors can be taken into account by making this assumption. A realistic view on the microeconomic background of observable economic aggregates is not only important for explaining the (aggregate) economic output itself, it is also essential for assessing the possibilities and constraints for political regulation.</text:p>
          </table:table-cell>
          <table:table-cell table:style-name="ce7" office:value-type="float" office:value="2011" calcext:value-type="float">
            <text:p>2011</text:p>
          </table:table-cell>
          <table:table-cell table:style-name="ce7" office:value-type="string" calcext:value-type="string">
            <text:p>International Economics and Economic Policy, 2010, vol. 7, issue 2, 317-341</text:p>
          </table:table-cell>
          <table:table-cell table:style-name="ce2"/>
          <table:table-cell table:style-name="ce7" office:value-type="string" calcext:value-type="string">
            <text:p>Econpapers</text:p>
          </table:table-cell>
          <table:table-cell table:style-name="ce7" office:value-type="string" calcext:value-type="string">
            <text:p>@ARTICLE{RePEc:kap:iecepo:v:7:y:2010:i:2:p:317-341,</text:p>
            <text:p>title = {Multi-agent modeling of economic innovation dynamics and its implications for analyzing emission impacts},</text:p>
            <text:p>author = {Beckenbach, Frank and Briegel, Ramón},</text:p>
            <text:p>year = {2010},</text:p>
            <text:p>journal = {International Economics and Economic Policy},</text:p>
            <text:p>volume = {7},</text:p>
            <text:p>number = {2},</text:p>
            <text:p>pages = {317-341},</text:p>
            <text:p>keywords = {Innovation; Economic growth; Simulation; Multi-agent model; Rebound effect; Emission abatement},</text:p>
            <text:p>url = {https://EconPapers.repec.org/RePEc:kap:iecepo:v:7:y:2010:i:2:p:317-341}</text:p>
            <text:p>}</text:p>
          </table:table-cell>
          <table:table-cell table:style-name="ce24" office:value-type="string" calcext:value-type="string">
            <text:p><text:a xlink:href="https://link.springer.com/article/10.1007/s10368-010-0167-7#citeas" xlink:type="simple">https://link.springer.com/article/10.1007/s10368-010-0167-7#citeas</text:a></text:p>
          </table:table-cell>
          <table:table-cell table:style-name="ce19" table:number-columns-repeated="3"/>
          <table:table-cell table:number-columns-repeated="1009"/>
        </table:table-row>
        <table:table-row table:style-name="ro24">
          <table:table-cell table:number-columns-repeated="2"/>
          <table:table-cell table:style-name="ce1" table:number-columns-repeated="2"/>
          <table:table-cell table:style-name="ce17"/>
          <table:table-cell table:style-name="ce19"/>
          <table:table-cell table:style-name="ce1" table:number-columns-repeated="2"/>
          <table:table-cell table:style-name="ce4"/>
          <table:table-cell table:style-name="ce1" table:number-columns-repeated="6"/>
          <table:table-cell table:number-columns-repeated="1009"/>
        </table:table-row>
        <table:table-row table:style-name="ro24">
          <table:table-cell table:number-columns-repeated="2"/>
          <table:table-cell table:style-name="ce1" table:number-columns-repeated="2"/>
          <table:table-cell table:style-name="ce17"/>
          <table:table-cell table:style-name="ce19"/>
          <table:table-cell table:style-name="ce1" table:number-columns-repeated="9"/>
          <table:table-cell table:number-columns-repeated="1009"/>
        </table:table-row>
        <table:table-row table:style-name="ro25">
          <table:table-cell table:style-name="ce3" office:value-type="string" calcext:value-type="string">
            <text:p>Q2</text:p>
          </table:table-cell>
          <table:table-cell table:style-name="ce3" office:value-type="float" office:value="1" calcext:value-type="float">
            <text:p>1</text:p>
          </table:table-cell>
          <table:table-cell table:style-name="ce8" office:value-type="string" calcext:value-type="string">
            <text:p>Zahra Kodia &amp; <text:s/>Lamjed Ben Said</text:p>
          </table:table-cell>
          <table:table-cell table:style-name="ce8" office:value-type="float" office:value="2" calcext:value-type="float">
            <text:p>2</text:p>
          </table:table-cell>
          <table:table-cell table:style-name="ce17" office:value-type="string" calcext:value-type="string">
            <text:p>Multi-agent Simulation of Investor Cognitive Behavior in Stock Market</text:p>
          </table:table-cell>
          <table:table-cell table:style-name="ce7" office:value-type="string" calcext:value-type="string">
            <text:p>In this paper, we introduce a new model of Investor cognitive behavior in stock market. This model describes the behavioral and cognitive attitudes of the Investor at the micro level and explains their effects on his decision making. A theoretical framework is discussed in order to integrate a set of multidisciplinary concepts. A Multi-Agent Based Simulation (MABS) is used to: (1) validate our model, (2) build an artificial stock market: SiSMar and (3) study the emergence of certain phenomena relative to the stock market dynamics at the macro level. The proposed simulator is composed of heterogeneous Investor agents with a behavioral cognitive model, an Intermediary agent and the CentralMarket agent matching buying and selling orders. Our artificial stock market is implemented using distributed artificial intelligence techniques. The resulting simulator is a tool able to numerically simulate financial market operations in a realistic way. Preliminary results show that representing the micro level led us to build the stock market dynamics, and to observe emergent socio-economic phenomena at the macro level.</text:p>
          </table:table-cell>
          <table:table-cell table:style-name="ce8" office:value-type="float" office:value="2009" calcext:value-type="float">
            <text:p>2009</text:p>
          </table:table-cell>
          <table:table-cell table:style-name="ce8" office:value-type="string" calcext:value-type="string">
            <text:p>Springer</text:p>
          </table:table-cell>
          <table:table-cell table:style-name="ce8" office:value-type="string" calcext:value-type="string">
            <text:p>@inproceedings{DBLP:conf/paams/KodiaS09,</text:p>
            <text:p>  author       = {Zahra Kodia and</text:p>
            <text:p>                  Lamjed Ben Said},</text:p>
            <text:p>  editor       = {Yves Demazeau and</text:p>
            <text:p>                  Juan Pav{\'{o}}n and</text:p>
            <text:p>                  Juan M. Corchado and</text:p>
            <text:p>                  Javier Bajo},</text:p>
            <text:p>  title        = {Multi-agent Simulation of Investor Cognitive Behavior in Stock Market},</text:p>
            <text:p>  booktitle    = {7th International Conference on Practical Applications of Agents and</text:p>
            <text:p>                  Multi-Agent Systems, {PAAMS} 2009, Salamanca, Spain, 25-27 March 2009},</text:p>
            <text:p>  series       = {Advances in Intelligent and Soft Computing},</text:p>
            <text:p>  volume       = {55},</text:p>
            <text:p>  pages        = {90--99},</text:p>
            <text:p>  publisher    = {Springer},</text:p>
            <text:p>  year         = {2009},</text:p>
            <text:p>  url          = {https://doi.org/10.1007/978-3-642-00487-2\_10},</text:p>
            <text:p>  doi          = {10.1007/978-3-642-00487-2\_10},</text:p>
            <text:p>  timestamp    = {Sun, 02 Oct 2022 16:13:19 +0200},</text:p>
            <text:p>  biburl       = {https://dblp.org/rec/conf/paams/KodiaS09.bib},</text:p>
            <text:p>  bibsource    = {dblp computer science bibliography, https://dblp.org}</text:p>
            <text:p>}</text:p>
          </table:table-cell>
          <table:table-cell table:style-name="ce1" table:number-columns-repeated="2"/>
          <table:table-cell table:style-name="ce25" office:value-type="string" calcext:value-type="string">
            <text:p><text:a xlink:href="https://www.researchgate.net/publication/220988415_Multi-agent_Simulation_of_Investor_Cognitive_Behavior_in_Stock_Market" xlink:type="simple">https://www.researchgate.net/publication/220988415_Multi-agent_Simulation_of_Investor_Cognitive_Behavior_in_Stock_Market</text:a></text:p>
          </table:table-cell>
          <table:table-cell table:style-name="ce1" table:number-columns-repeated="3"/>
          <table:table-cell table:number-columns-repeated="1009"/>
        </table:table-row>
        <table:table-row table:style-name="ro26">
          <table:table-cell table:style-name="ce3" office:value-type="string" calcext:value-type="string">
            <text:p>Q2</text:p>
          </table:table-cell>
          <table:table-cell table:style-name="ce3" office:value-type="float" office:value="2" calcext:value-type="float">
            <text:p>2</text:p>
          </table:table-cell>
          <table:table-cell table:style-name="ce8" office:value-type="string" calcext:value-type="string">
            <text:p>Shu-Heng Chen &amp; <text:s text:c="2"/>Kuo-Chuan Shih <text:s/>&amp; <text:s text:c="2"/>Chung-Ching Tai </text:p>
          </table:table-cell>
          <table:table-cell table:style-name="ce8" office:value-type="float" office:value="3" calcext:value-type="float">
            <text:p>3</text:p>
          </table:table-cell>
          <table:table-cell table:style-name="ce17" office:value-type="string" calcext:value-type="string">
            <text:p>Can Artificial Traders Learn and Err Like Human Traders? A New Direction for Computational Intelligence in Behavioral Finance</text:p>
            <text:p/>
          </table:table-cell>
          <table:table-cell table:style-name="ce7" office:value-type="string" calcext:value-type="string">
            <text:p>The microstructure of markets involves not only human traders’ learning and erring processes but also their heterogeneity. Much of this part has not been taken into account in the agent-based artificial markets, despite the fact that various computational intelligence tools have been applied to artificial-agent modeling. One possible reason for this little progress is due to the lack of good-quality data by which the learning and erring patterns of human traders can be easily archived and analyzed. In this chapter, we take a pioneering step in this direction by, first, conducting double auction market experiments and obtaining a dataset involving about 165 human traders. The controlled laboratory setting then enables us to anchor the observing trading behavior of human traders to a benchmark (a global optimum) and to develop a learning index by which the learning and erring patterns can be better studied, in particular, in light of traders’ personal attributes, such as their cognitive capacity and personality. The behavior of artificial traders driven by genetic programming (GP) is also studied in parallel to human traders; however, how to represent the observed heterogeneity using GP remains a challenging issue.</text:p>
          </table:table-cell>
          <table:table-cell table:style-name="ce8" office:value-type="float" office:value="2012" calcext:value-type="float">
            <text:p>2012</text:p>
          </table:table-cell>
          <table:table-cell table:style-name="ce8" office:value-type="string" calcext:value-type="string">
            <text:p>Springer</text:p>
          </table:table-cell>
          <table:table-cell table:style-name="ce8" office:value-type="string" calcext:value-type="string">
            <text:p>@Inbook{Chen2012,</text:p>
            <text:p>author="Chen, Shu-Heng</text:p>
            <text:p>and Shih, Kuo-Chuan</text:p>
            <text:p>and Tai, Chung-Ching",</text:p>
            <text:p>editor="Doumpos, Michael</text:p>
            <text:p>and Zopounidis, Constantin</text:p>
            <text:p>and Pardalos, Panos M.",</text:p>
            <text:p>title="Can Artificial Traders Learn and Err Like Human Traders? A NewDirection for Computational Intelligence in Behavioral Finance",</text:p>
            <text:p>bookTitle="Financial Decision Making Using Computational Intelligence",</text:p>
            <text:p>year="2012",</text:p>
            <text:p>publisher="Springer US",</text:p>
            <text:p>address="Boston, MA",</text:p>
            <text:p>pages="35--69",</text:p>
            <text:p>isbn="978-1-4614-3773-4",</text:p>
            <text:p>doi="10.1007/978-1-4614-3773-4_2",</text:p>
            <text:p>url="https://doi.org/10.1007/978-1-4614-3773-4_2"</text:p>
            <text:p>}</text:p>
            <text:p/>
          </table:table-cell>
          <table:table-cell table:style-name="ce1" table:number-columns-repeated="6"/>
          <table:table-cell table:number-columns-repeated="1009"/>
        </table:table-row>
        <table:table-row table:style-name="ro23">
          <table:table-cell table:style-name="ce3" office:value-type="string" calcext:value-type="string">
            <text:p>Q2</text:p>
          </table:table-cell>
          <table:table-cell table:style-name="ce3" office:value-type="float" office:value="3" calcext:value-type="float">
            <text:p>3</text:p>
          </table:table-cell>
          <table:table-cell table:style-name="ce8" office:value-type="string" calcext:value-type="string">
            <text:p>Yosra Ben Said &amp; <text:s text:c="2"/>Dalel Kanzari <text:s/>&amp; <text:s text:c="2"/>Marwa Bezzine </text:p>
          </table:table-cell>
          <table:table-cell table:style-name="ce8" office:value-type="float" office:value="3" calcext:value-type="float">
            <text:p>3</text:p>
          </table:table-cell>
          <table:table-cell table:style-name="ce17" office:value-type="string" calcext:value-type="string">
            <text:p>A Behavioral and Rational Investor Modeling to Explain Subprime Crisis: Multi Agent Systems Simulation in Artificial Financial Markets</text:p>
          </table:table-cell>
          <table:table-cell table:style-name="ce7" office:value-type="string" calcext:value-type="string">
            <text:p>The aim of this paper is to explain the financial crisis via the investors’ psychological behavior and rational reasoning. We specifically focus on three main biases: overconfidence, loss aversion and mimetic behavior.</text:p>
            <text:p/>
            <text:p>We propose a new conceptual model of financial decision-making representing the stock market dynamics during the crisis period. We construct an artificial financial market that has two types of investors: institutional and individual. The latter are classified into two groups: the noise traders and the mimetic investors.</text:p>
            <text:p/>
            <text:p>A simple experimentation of our model is elaborated to simulate the behavior of the investors during the different phases of a crisis: the formation and the break-up of the speculative bubble. We conclude that the interaction between rational and irrational behavior and the investor’s psychology must be considered in the explanation of financial crises, overconfidence and loss aversion are two behavioral biases very relevant to explain the formation and bursting of bubbles. Finally, mimetic behavior amplifies disturbances in the financial market and limits arbitrage.</text:p>
          </table:table-cell>
          <table:table-cell table:style-name="ce8" office:value-type="float" office:value="2017" calcext:value-type="float">
            <text:p>2017</text:p>
          </table:table-cell>
          <table:table-cell table:style-name="ce8" office:value-type="string" calcext:value-type="string">
            <text:p>Springer</text:p>
          </table:table-cell>
          <table:table-cell table:style-name="ce1"/>
          <table:table-cell table:style-name="ce8" office:value-type="string" calcext:value-type="string">
            <text:p>ResearchGate</text:p>
          </table:table-cell>
          <table:table-cell table:style-name="ce8" office:value-type="string" calcext:value-type="string">
            <text:p>@inbook{inbook,</text:p>
            <text:p>author = {Ben Said, Yosra and Kanzari, Dalel and Bezzine, Marwa},</text:p>
            <text:p>year = {2018},</text:p>
            <text:p>month = {10},</text:p>
            <text:p>pages = {131-147},</text:p>
            <text:p>title = {A Behavioral and Rational Investor Modeling to Explain Subprime Crisis: Multi Agent Systems Simulation in Artificial Financial Markets},</text:p>
            <text:p>isbn = {978-3-319-68875-6},</text:p>
            <text:p>doi = {10.1007/978-3-319-68876-3_6}</text:p>
            <text:p>}</text:p>
          </table:table-cell>
          <table:table-cell table:style-name="ce25" office:value-type="string" calcext:value-type="string">
            <text:p><text:a xlink:href="https://www.researchgate.net/profile/Yosra-Ben-Said-2/publication/322576652_A_Behavioral_and_Rational_Investor_Modeling_to_Explain_Subprime_Crisis_Multi_Agent_Systems_Simulation_in_Artificial_Financial_Markets/links/5aa64d1845851543e64175a6/A-Behavioral-and-Rational-Investor-Modeling-to-Explain-Subprime-Crisis-Multi-Agent-Systems-Simulation-in-Artificial-Financial-Markets.pdf?_tp=eyJjb250ZXh0Ijp7ImZpcnN0UGFnZSI6InB1YmxpY2F0aW9uIiwicGFnZSI6InB1YmxpY2F0aW9uIn19" xlink:type="simple">https://www.researchgate.net/profile/Yosra-Ben-Said-2/publication/322576652_A_Behavioral_and_Rational_Investor_Modeling_to_Explain_Subprime_Crisis_Multi_Agent_Systems_Simulation_in_Artificial_Financial_Markets/links/5aa64d1845851543e64175a6/A-Behavioral-and-Rational-Investor-Modeling-to-Explain-Subprime-Crisis-Multi-Agent-Systems-Simulation-in-Artificial-Financial-Markets.pdf?_tp=eyJjb250ZXh0Ijp7ImZpcnN0UGFnZSI6InB1YmxpY2F0aW9uIiwicGFnZSI6InB1YmxpY2F0aW9uIn19</text:a></text:p>
          </table:table-cell>
          <table:table-cell table:style-name="ce1" table:number-columns-repeated="3"/>
          <table:table-cell table:number-columns-repeated="1009"/>
        </table:table-row>
        <table:table-row table:style-name="ro27">
          <table:table-cell table:style-name="ce3" office:value-type="string" calcext:value-type="string">
            <text:p>Q2</text:p>
          </table:table-cell>
          <table:table-cell table:style-name="ce3" office:value-type="float" office:value="4" calcext:value-type="float">
            <text:p>4</text:p>
          </table:table-cell>
          <table:table-cell table:style-name="ce8" office:value-type="string" calcext:value-type="string">
            <text:p>Concetta Sorropago </text:p>
          </table:table-cell>
          <table:table-cell table:style-name="ce8" office:value-type="float" office:value="1" calcext:value-type="float">
            <text:p>1</text:p>
          </table:table-cell>
          <table:table-cell table:style-name="ce17" office:value-type="string" calcext:value-type="string">
            <text:p>Behavioral Finance and Agent Based Model: the new evolving discipline of</text:p>
            <text:p>quantitative behavioral finance?</text:p>
          </table:table-cell>
          <table:table-cell table:style-name="ce7" office:value-type="string" calcext:value-type="string">
            <text:p>The financial crisis of recent years has called into question the ability of the traditional economic models to</text:p>
            <text:p>help to govern the complexity of the modern financial world. A growing number of scholars, practitioners,</text:p>
            <text:p>and regulators agree that the recurring financial crisis as well as the overwhelming evidence of market</text:p>
            <text:p>anomalies could be explained only by resorting to behavioral finance. Behavioral finance has been able to</text:p>
            <text:p>identify the irrationality of individual investors but proved unable to quantify its total effect on the market</text:p>
            <text:p>in terms of price deviation from fundamental. Quantitative Behavioral Finance (QBF) is an emerging</text:p>
            <text:p>discipline that attempts to model the impact of human cognitive biases over asset prices. The aim of this</text:p>
            <text:p>paper is to provide an overview of the theoretical foundations of QBF and its challenges. The paper is</text:p>
            <text:p>divided in two parts. In the first one, we present a much selected literature review of the key theoretical</text:p>
            <text:p>foundations. Why has this new field of study emerged? What topics does it study? Which disciplines have</text:p>
            <text:p>contributed the most and why? In the second part, the paper sketches an outline and provides a preliminary</text:p>
            <text:p>set of references about the agent-based model approach as one of the most promising lines of research in</text:p>
            <text:p>quantitative modeling of the behavioral investors’ impact on the market. The literature surveyed supports</text:p>
            <text:p>the use of this class of models because of their capability in copying with heterogeneous agents’ behavior</text:p>
            <text:p>whether rational or bounded rational, without losing the ability to identify and examine how each operates</text:p>
            <text:p>separately or in interaction. Taken as a whole, the articles reviewed here indicates that many open issues</text:p>
            <text:p>remain both in the theoretical design of agent-based models, due to the modelers’ large degree of freedom,</text:p>
            <text:p>and in the empirical use of this class of models for real political economic implications, due to the</text:p>
            <text:p>methodological difficulties for the model validation, calibration and estimation. </text:p>
          </table:table-cell>
          <table:table-cell table:style-name="ce8" office:value-type="float" office:value="2014" calcext:value-type="float">
            <text:p>2014</text:p>
          </table:table-cell>
          <table:table-cell table:style-name="ce8" office:value-type="string" calcext:value-type="string">
            <text:p>University Sapienza of Rome</text:p>
            <text:p>Department of Computer, Control, and Management Engineering</text:p>
          </table:table-cell>
          <table:table-cell table:style-name="ce4"/>
          <table:table-cell table:style-name="ce8" office:value-type="string" calcext:value-type="string">
            <text:p>ResearchGate</text:p>
          </table:table-cell>
          <table:table-cell table:style-name="ce8" office:value-type="string" calcext:value-type="string">
            <text:p>@article{article,</text:p>
            <text:p>author = {Sorropago, Concetta},</text:p>
            <text:p>year = {2014},</text:p>
            <text:p>month = {07},</text:p>
            <text:p>pages = {},</text:p>
            <text:p>title = {Behavioral Finance and Agent Based Model: the new evolving discipline of quantitative behavioral finance?},</text:p>
            <text:p>doi = {10.13140/2.1.3610.6885}</text:p>
            <text:p>}</text:p>
          </table:table-cell>
          <table:table-cell table:style-name="ce25" office:value-type="string" calcext:value-type="string">
            <text:p><text:a xlink:href="https://www.researchgate.net/profile/Concetta-Sorropago/publication/264221932_Behavioral_Finance_and_Agent_Based_Model_the_new_evolving_discipline_of_quantitative_behavioral_finance/links/53d25a8b0cf228d363e9390a/Behavioral-Finance-and-Agent-Based-Model-the-new-evolving-discipline-of-quantitative-behavioral-finance.pdf?_tp=eyJjb250ZXh0Ijp7ImZpcnN0UGFnZSI6InB1YmxpY2F0aW9uIiwicGFnZSI6InB1YmxpY2F0aW9uIn19" xlink:type="simple">https://www.researchgate.net/profile/Concetta-Sorropago/publication/264221932_Behavioral_Finance_and_Agent_Based_Model_the_new_evolving_discipline_of_quantitative_behavioral_finance/links/53d25a8b0cf228d363e9390a/Behavioral-Finance-and-Agent-Based-Model-the-new-evolving-discipline-of-quantitative-behavioral-finance.pdf?_tp=eyJjb250ZXh0Ijp7ImZpcnN0UGFnZSI6InB1YmxpY2F0aW9uIiwicGFnZSI6InB1YmxpY2F0aW9uIn19</text:a></text:p>
          </table:table-cell>
          <table:table-cell table:style-name="ce1" table:number-columns-repeated="3"/>
          <table:table-cell table:number-columns-repeated="1009"/>
        </table:table-row>
        <table:table-row table:style-name="ro28">
          <table:table-cell table:style-name="ce3" office:value-type="string" calcext:value-type="string">
            <text:p>Q2</text:p>
          </table:table-cell>
          <table:table-cell table:style-name="ce3" office:value-type="float" office:value="5" calcext:value-type="float">
            <text:p>5</text:p>
          </table:table-cell>
          <table:table-cell table:style-name="ce8" office:value-type="string" calcext:value-type="string">
            <text:p>A. O. I. Hoffmann &amp;  Wander Jager  &amp;  B. Lijnema</text:p>
            <text:p/>
          </table:table-cell>
          <table:table-cell table:style-name="ce8" office:value-type="float" office:value="3" calcext:value-type="float">
            <text:p>3</text:p>
          </table:table-cell>
          <table:table-cell table:style-name="ce17" office:value-type="string" calcext:value-type="string">
            <text:p>Combining empirical data with multi agent social simulation: investigating micro - macro links in behavioral finance</text:p>
          </table:table-cell>
          <table:table-cell table:style-name="ce7" office:value-type="string" calcext:value-type="string">
            <text:p>NA</text:p>
          </table:table-cell>
          <table:table-cell table:style-name="ce8" office:value-type="string" calcext:value-type="string">
            <text:p>NA</text:p>
          </table:table-cell>
          <table:table-cell table:style-name="ce8" office:value-type="string" calcext:value-type="string">
            <text:p>Citeseer</text:p>
          </table:table-cell>
          <table:table-cell table:style-name="ce1"/>
          <table:table-cell table:style-name="ce8" office:value-type="string" calcext:value-type="string">
            <text:p>Google Scholar</text:p>
          </table:table-cell>
          <table:table-cell table:style-name="ce8" office:value-type="string" calcext:value-type="string">
            <text:p>@article{hoffmanncombining,</text:p>
            <text:p>  title={Combining empirical data with multi agent social simulation: investigating micro-macro links in behavioral finance},</text:p>
            <text:p>  author={Hoffmann, AOI and von Eije, JH and Jager, W and Lijnema, B},</text:p>
            <text:p>  publisher={Citeseer}</text:p>
            <text:p>}</text:p>
          </table:table-cell>
          <table:table-cell table:style-name="ce25" office:value-type="string" calcext:value-type="string">
            <text:p><text:a xlink:href="https://citeseerx.ist.psu.edu/document?repid=rep1&amp;type=pdf&amp;doi=cd9771fd9ddeef4a932b658d570968c09d8feca1" xlink:type="simple">https://citeseerx.ist.psu.edu/document?repid=rep1&amp;type=pdf&amp;doi=cd9771fd9ddeef4a932b658d570968c09d8feca1</text:a></text:p>
          </table:table-cell>
          <table:table-cell table:style-name="ce1" table:number-columns-repeated="3"/>
          <table:table-cell table:number-columns-repeated="1009"/>
        </table:table-row>
        <table:table-row table:style-name="ro23">
          <table:table-cell table:style-name="ce3" office:value-type="string" calcext:value-type="string">
            <text:p>Q2</text:p>
          </table:table-cell>
          <table:table-cell table:style-name="ce3" office:value-type="float" office:value="6" calcext:value-type="float">
            <text:p>6</text:p>
          </table:table-cell>
          <table:table-cell table:style-name="ce8" office:value-type="string" calcext:value-type="string">
            <text:p>Yosra Mefteh Rekik &amp; <text:s text:c="2"/>Wafik Hachicha &amp; <text:s text:c="2"/>Younes Boujelbene</text:p>
          </table:table-cell>
          <table:table-cell table:style-name="ce8" office:value-type="float" office:value="3" calcext:value-type="float">
            <text:p>3</text:p>
          </table:table-cell>
          <table:table-cell table:style-name="ce17" office:value-type="string" calcext:value-type="string">
            <text:p>Agent-based Modeling and Investors’ Behavior Explanation of Asset Price Dynamics on Artificial Financial Markets</text:p>
          </table:table-cell>
          <table:table-cell table:style-name="ce7" office:value-type="string" calcext:value-type="string">
            <text:p>Standard asset pricing models based on rational expectations and homogeneity have problems explaining the complex and volatile nature of financial markets. The heterogeneity in expectations can lead to market instability and complicate dynamics of prices, which are driven by endogenous market forces. In this sense, we use Agent-based computational approach and more specifically artificial Stock Market modeling to explore the market dynamics from a behavioral perspective. Our aim is to point out that the investors’ irrationality explains various numbers of financial anomalies, especially the phenomena that traditional financials models have never been able to explain. We built a virtual financial market that contains three types of investors: fundamentalists, non-fundamentalist and loss adverse investors. Therefore, the difficulty of the prediction is due to several features: the complexity, the non-linearity and the dynamism of the financial market system, as well as the investor psychology. The Artificial Neural Networks learning mechanism take on the role of traders, who from their futures return expectations and place orders based on their expectations. The results of intensive analysis indicate that the existence of agents having heterogeneous beliefs and preferences has provided a better understanding of price dynamics in the financial market.</text:p>
          </table:table-cell>
          <table:table-cell table:style-name="ce8" office:value-type="float" office:value="2014" calcext:value-type="float">
            <text:p>2014</text:p>
          </table:table-cell>
          <table:table-cell table:style-name="ce8" office:value-type="string" calcext:value-type="string">
            <text:p>Procedia Economics and Finance</text:p>
          </table:table-cell>
          <table:table-cell table:style-name="ce1"/>
          <table:table-cell table:style-name="ce8" office:value-type="string" calcext:value-type="string">
            <text:p>ScienceDirect</text:p>
          </table:table-cell>
          <table:table-cell table:style-name="ce8" office:value-type="string" calcext:value-type="string">
            <text:p>@article{REKIK201430,</text:p>
            <text:p>title = {Agent-based Modeling and Investors’ Behavior Explanation of Asset Price Dynamics on Artificial Financial Markets},</text:p>
            <text:p>journal = {Procedia Economics and Finance},</text:p>
            <text:p>volume = {13},</text:p>
            <text:p>pages = {30-46},</text:p>
            <text:p>year = {2014},</text:p>
            <text:p>note = {First Annual Tunisian Society for Financial Studies (TSFS) Finance Conference 2013},</text:p>
            <text:p>issn = {2212-5671},</text:p>
            <text:p>doi = {https://doi.org/10.1016/S2212-5671(14)00428-6},</text:p>
            <text:p>url = {https://www.sciencedirect.com/science/article/pii/S2212567114004286},</text:p>
            <text:p>author = {Yosra Mefteh Rekik and Wafik Hachicha and Younes Boujelbene},</text:p>
            <text:p>keywords = {Artificial Stock Market, Behavioral Finance, Artificial Neural Network, Agent-Based Simulation}</text:p>
          </table:table-cell>
          <table:table-cell table:style-name="ce8" office:value-type="string" calcext:value-type="string">
            <text:p>https://pdf.sciencedirectassets.com/282136/1-s2.0-S2212567114X00079/1-s2.0-S2212567114004286/main.pdf?X-Amz-Security-Token=IQoJb3JpZ2luX2VjEEQaCXVzLWVhc3QtMSJHMEUCIFkJf%2B7C1VtRE4%2F%2BB1p8KmjwLIU4iOjHNpII2yDavQa6AiEAj2fpCXas%2BcYZAqurvnz4DshvtvekLrqVKEME%2F%2BbgEgMqswUIXRAFGgwwNTkwMDM1NDY4NjUiDCnYJ0Kn3ASgzEfmkCqQBQSKd18jI64cKFLV30HapUdojVchz8%2Fz%2FRIlxvW7qNwTpMPPJvSlP4yM33vYs3h4hMtFOEmDULIoaek3JXHbtQLRTw4hicrthY%2FG3TnQlOKNOj3r5GfrBEUDah2ztF3HQaSU0%2FUz6SUN7f4PbBpfZyRIDi8rbYEct8a%2FUQ9Lbn9Yc641n%2F8aD%2BIpDRE9Rajo24lZMp%2FR%2Fsjp1D4axb5HMOip1AxBMRb32hxZqqrrTzWbolBcKTBuPoZTg%2BK%2BSicwjQkQPdwk29oKho2nW%2F%2BxqycVbirSng%2FBxXZDBsE%2Bvw8JvY4ZrGe7LSIe%2B4jbSRveXCFTZdlhKktLDOoXY5dB3CYfLkfvAKE%2B%2Fe8WLQg39tNG9qmp7XbI9bNGJwihcpy%2F%2BBr2xK91QhaDi1OoUbF2vSxZl8VhPzw1HzLplZVyUE4BaxSzfB6%2Fhw6A1lx6O3PGdzobknj26g1PNxwVqTHJ1FiPLMUkO86zBHPFe42CuB%2BB8H%2BWAbuI46UXAhns8ZW4oanMwVJCOFctebAAyGTcKNVphU6nmWqHrFe99CdIUVEERvR9OxptaQdrjrXnCHvlgIrPaVh%2BhCsefNRj69ANEYb5P6Id5joi%2B07OAyrydh5vEjuclLcJVyqOy51rPMNGS%2BXuAF80SDDyQI2xkABcp4JffGGL6JqV%2FCNZ9Fwgw8jxcJuRAA4rgRIRDY9Rex3HfcgdFnhMSvhrnU7m0sTIa%2Bi%2B2ngaA3QzsJT9YzDXzIX4KvwLcYe7RI2QkOJWGTEK76Yj9yafxJl7mQacgf8uWrSjW2I0QiNrSojbaZt1hArjp24rTAxoPpik9J6lCphvNOqo%2Fk41YX%2Fb%2FLaUi3bj%2Bc%2BAlB52rx%2B1DvBeHee1Z1k5MJf6%2Bq8GOrEBOF2j0aTvXNYKGZ9cVcNQ2zoYRjCsrRAlvN5EF0OtvqsFJ99om4OF65fWBwwhcs8txCNVIPQzRZX%2FEfjEU0Q2gKs7iykvMYoVzN5bjvdltO3lp4rTwVUJH3fFMBAnX46m2aFeUi2U5su60EViAcmXe9XaOVKj9WNGab0DgsLW3Ai2Oy1VtLRdOWOmfU%2BwadsDZ982ohTXnAqwGmXChyk5izK6aZa5Q5%2FFZqdKU42a3uda&amp;X-Amz-Algorithm=AWS4-HMAC-SHA256&amp;X-Amz-Date=20240323T125921Z&amp;X-Amz-SignedHeaders=host&amp;X-Amz-Expires=300&amp;X-Amz-Credential=ASIAQ3PHCVTYSC4EVP6X%2F20240323%2Fus-east-1%2Fs3%2Faws4_request&amp;X-Amz-Signature=6ee53b9f8329a59b8d502f745bd11c937f2403172de6b91251bdbb66aead5c98&amp;hash=688f0b8163cc65f23b51deb09ae97af7da37908ba356508c1e4b0538631ed516&amp;host=68042c943591013ac2b2430a89b270f6af2c76d8dfd086a07176afe7c76c2c61&amp;pii=S2212567114004286&amp;tid=spdf-03063a0c-6d7e-4499-a3b3-618e588d11d3&amp;sid=fe648d117062a644e04b33846d678fdfa91agxrqb&amp;type=client&amp;tsoh=d3d3LnNjaWVuY2VkaXJlY3QuY29t&amp;ua=091359535d035c5752&amp;rr=868e99245cdb522a&amp;cc=it</text:p>
          </table:table-cell>
          <table:table-cell table:style-name="ce1" table:number-columns-repeated="3"/>
          <table:table-cell table:number-columns-repeated="1009"/>
        </table:table-row>
        <table:table-row table:style-name="ro29">
          <table:table-cell table:style-name="ce3" office:value-type="string" calcext:value-type="string">
            <text:p>Q2</text:p>
          </table:table-cell>
          <table:table-cell table:style-name="ce3" office:value-type="float" office:value="7" calcext:value-type="float">
            <text:p>7</text:p>
          </table:table-cell>
          <table:table-cell table:style-name="ce8" office:value-type="string" calcext:value-type="string">
            <text:p>A. O. I. Hoffmann &amp; <text:s text:c="2"/>S. A. Delre &amp; <text:s text:c="2"/>J. H. von Eije <text:s/>&amp; <text:s text:c="2"/>W. Jager </text:p>
          </table:table-cell>
          <table:table-cell table:style-name="ce8" office:value-type="float" office:value="4" calcext:value-type="float">
            <text:p>4</text:p>
          </table:table-cell>
          <table:table-cell table:style-name="ce17" office:value-type="string" calcext:value-type="string">
            <text:p>Artificial Multi-Agent Stock Markets: Simple Strategies, Complex Outcomes</text:p>
          </table:table-cell>
          <table:table-cell table:style-name="ce7" office:value-type="string" calcext:value-type="string">
            <text:p>NA</text:p>
          </table:table-cell>
          <table:table-cell table:style-name="ce8" office:value-type="float" office:value="2006" calcext:value-type="float">
            <text:p>2006</text:p>
          </table:table-cell>
          <table:table-cell table:style-name="ce8" office:value-type="string" calcext:value-type="string">
            <text:p>Springer Berlin Heidelberg</text:p>
            <text:p/>
          </table:table-cell>
          <table:table-cell table:style-name="ce1"/>
          <table:table-cell table:style-name="ce8" office:value-type="string" calcext:value-type="string">
            <text:p>Springer</text:p>
          </table:table-cell>
          <table:table-cell table:style-name="ce8" office:value-type="string" calcext:value-type="string">
            <text:p>@Inbook{Hoffmann2006,</text:p>
            <text:p>author="Hoffmann, A. O. I.</text:p>
            <text:p>and Delre, S. A.</text:p>
            <text:p>and von Eije, J. H.</text:p>
            <text:p>and Jager, W.",</text:p>
            <text:p>editor="Bruun, Charlotte",</text:p>
            <text:p>title="Artificial Multi-Agent Stock Markets: Simple Strategies, Complex Outcomes",</text:p>
            <text:p>bookTitle="Advances in Artificial Economics: The Economy as a Complex Dynamic System",</text:p>
            <text:p>year="2006",</text:p>
            <text:p>publisher="Springer Berlin Heidelberg",</text:p>
            <text:p>address="Berlin, Heidelberg",</text:p>
            <text:p>pages="167--176",</text:p>
            <text:p>isbn="978-3-540-37249-3",</text:p>
            <text:p>doi="10.1007/3-540-37249-0_12",</text:p>
            <text:p>url="https://doi.org/10.1007/3-540-37249-0_12"</text:p>
            <text:p>}</text:p>
            <text:p/>
          </table:table-cell>
          <table:table-cell table:style-name="ce25" office:value-type="string" calcext:value-type="string">
            <text:p><text:a xlink:href="https://d1wqtxts1xzle7.cloudfront.net/50559552/Hoffmann_Delre_VonEije_Jager_2006-libre.pdf?1480184149=&amp;response-content-disposition=inline%3B+filename%3DArtificial_Multi_Agent_Stock_Markets_Sim.pdf&amp;Expires=1711202724&amp;Signature=FB-5JcW5yKrfSm4YpaRqgGO~XT8BluSL8ADO9qs2mBeRnQnRh~6Q-a82G7jTtiWveNJ~u5bQ6NujdzZunU4UhiOi8SZPwAM058xpbPgrPbGWsl-ae7E6RfLgZHsAJCnAIUH1jbP8d8nf95sABrA0LEGfxYKLSrBSzjBJ3DmLBtFc8QqTZpwEsP76wwBeR13wdaZC4IRauQmYe633kmdEEA6-XDEtBlMTP2Y74yX2jrAUXTid6ba9hnkEerrLqa8Cnzz58fzWpTrPWCBHfD7azRq1YMrI-74uLmyjweY0s~YkptiV8ZkjDHjw053Cp85MaPndh7l1rydTBDjl4SoWSQ__&amp;Key-Pair-Id=APKAJLOHF5GGSLRBV4ZA" xlink:type="simple">https://d1wqtxts1xzle7.cloudfront.net/50559552/Hoffmann_Delre_VonEije_Jager_2006-libre.pdf?1480184149=&amp;response-content-disposition=inline%3B+filename%3DArtificial_Multi_Agent_Stock_Markets_Sim.pdf&amp;Expires=1711202724&amp;Signature=FB-5JcW5yKrfSm4YpaRqgGO~XT8BluSL8ADO9qs2mBeRnQnRh~6Q-a82G7jTtiWveNJ~u5bQ6NujdzZunU4UhiOi8SZPwAM058xpbPgrPbGWsl-ae7E6RfLgZHsAJCnAIUH1jbP8d8nf95sABrA0LEGfxYKLSrBSzjBJ3DmLBtFc8QqTZpwEsP76wwBeR13wdaZC4IRauQmYe633kmdEEA6-XDEtBlMTP2Y74yX2jrAUXTid6ba9hnkEerrLqa8Cnzz58fzWpTrPWCBHfD7azRq1YMrI-74uLmyjweY0s~YkptiV8ZkjDHjw053Cp85MaPndh7l1rydTBDjl4SoWSQ__&amp;Key-Pair-Id=APKAJLOHF5GGSLRBV4ZA</text:a></text:p>
          </table:table-cell>
          <table:table-cell table:style-name="ce1" table:number-columns-repeated="3"/>
          <table:table-cell table:number-columns-repeated="1009"/>
        </table:table-row>
        <table:table-row table:style-name="ro22">
          <table:table-cell table:style-name="ce3" office:value-type="string" calcext:value-type="string">
            <text:p>Q2</text:p>
          </table:table-cell>
          <table:table-cell table:style-name="ce3" office:value-type="float" office:value="8" calcext:value-type="float">
            <text:p>8</text:p>
          </table:table-cell>
          <table:table-cell table:style-name="ce9" office:value-type="string" calcext:value-type="string">
            <text:p>Marcin Hernes &amp; <text:s text:c="2"/>Ngoc Thanh Nguyen</text:p>
          </table:table-cell>
          <table:table-cell table:style-name="ce9" office:value-type="float" office:value="2" calcext:value-type="float">
            <text:p>2</text:p>
          </table:table-cell>
          <table:table-cell table:style-name="ce17" office:value-type="string" calcext:value-type="string">
            <text:p>Application of Cognitive Architecture in Multi-Agent Financial Decision Support Systems</text:p>
          </table:table-cell>
          <table:table-cell table:style-name="ce2" office:value-type="string" calcext:value-type="string">
            <text:p>The multi-criteria character associated with making decisions entails the need for analysis and evaluation of a large amount of information and drawing conclusions on the basis of such information. Since the process is time-consuming and practically impossible to be performed by a decision-maker in real time, it is necessary to use computer decision support systems, including multi-agent systems. To support financial decision-making, the cognitive technologies can be used. These technologies support using natural language processing to sentiment analysis for the consumer ambience and to buy/sell decision-making. The aim of this chapter is to present an approach to apply cognitive architecture in a multi-agent financial decision support system. On the basis of performed researches, it can be stated that cognitive architecture allows to increase the usability of the multi-agent system and consequently to improve the process of taking investment decisions. The ability to make automatic decisions is also of high importance here. For example, the cognitive agent can make real transactions (open/close short/long position) on the Forex market.</text:p>
          </table:table-cell>
          <table:table-cell table:style-name="ce9" office:value-type="float" office:value="2023" calcext:value-type="float">
            <text:p>2023</text:p>
          </table:table-cell>
          <table:table-cell table:style-name="ce9" office:value-type="string" calcext:value-type="string">
            <text:p>Springer London</text:p>
          </table:table-cell>
          <table:table-cell table:style-name="ce4"/>
          <table:table-cell table:style-name="ce8" office:value-type="string" calcext:value-type="string">
            <text:p>Springer</text:p>
          </table:table-cell>
          <table:table-cell table:style-name="ce9" office:value-type="string" calcext:value-type="string">
            <text:p>@Inbook{Hernes2023,</text:p>
            <text:p>author="Hernes, Marcin</text:p>
            <text:p>and Nguyen, Ngoc Thanh",</text:p>
            <text:p>editor="Pham, Hoang",</text:p>
            <text:p>title="Application of Cognitive Architecture in Multi-Agent Financial Decision Support Systems",</text:p>
            <text:p>bookTitle="Springer Handbook of Engineering Statistics",</text:p>
            <text:p>year="2023",</text:p>
            <text:p>publisher="Springer London",</text:p>
            <text:p>address="London",</text:p>
            <text:p>pages="981--1001",</text:p>
            <text:p>isbn="978-1-4471-7503-2",</text:p>
            <text:p>doi="10.1007/978-1-4471-7503-2_49",</text:p>
            <text:p>url="https://doi.org/10.1007/978-1-4471-7503-2_49"</text:p>
            <text:p>}</text:p>
            <text:p/>
          </table:table-cell>
          <table:table-cell table:style-name="ce23" office:value-type="string" calcext:value-type="string">
            <text:p><text:a xlink:href="https://link.springer.com/chapter/10.1007/978-1-4471-7503-2_49#citeas" xlink:type="simple">https://link.springer.com/chapter/10.1007/978-1-4471-7503-2_49#citeas</text:a></text:p>
          </table:table-cell>
          <table:table-cell table:number-columns-repeated="1012"/>
        </table:table-row>
        <table:table-row table:style-name="ro10">
          <table:table-cell table:style-name="ce3" office:value-type="string" calcext:value-type="string">
            <text:p>Q2</text:p>
          </table:table-cell>
          <table:table-cell table:style-name="ce3" office:value-type="float" office:value="9" calcext:value-type="float">
            <text:p>9</text:p>
          </table:table-cell>
          <table:table-cell table:style-name="ce9" office:value-type="string" calcext:value-type="string">
            <text:p>Steven D. Silver &amp; <text:s/>Marko Raseta <text:s/>&amp; <text:s/>Alina Bazarova</text:p>
          </table:table-cell>
          <table:table-cell table:style-name="ce9" office:value-type="float" office:value="3" calcext:value-type="float">
            <text:p>3</text:p>
          </table:table-cell>
          <table:table-cell table:style-name="ce17" office:value-type="string" calcext:value-type="string">
            <text:p>Dynamics of Phase Transitions in Expectations for Financial Markets: An Agent-Based, Multicomponent Model</text:p>
          </table:table-cell>
          <table:table-cell table:style-name="ce2" office:value-type="string" calcext:value-type="string">
            <text:p>We elaborate on behavioral foundations for agent expectations in financial markets and propose a multicomponent model. Components in bounded rational processing and imitative processing that can underlie frequently cited “herding” in financial markets are proposed in the agent-based model. We define a transition function for the dominance of a component in the distance between market price and price metrics based on fundamental value. The multicomponent model is then implemented in a network model of interacting agents. Our numerical exercises with the proposed model demonstrate the extensively cited property of phase transitions between ordered and disordered states that are commonly observed to presage critical points in financial markets is demonstrated. Additional numerical exercises examine the strength of neighbor connectivity in the component that generates “herding” as it relates to cycle in financial markets. Finally, we consider a methodology to operationalize the strength of neighbor connectivity as a policy variable for managing levels of this variable toward efficient markets.</text:p>
            <text:p/>
          </table:table-cell>
          <table:table-cell table:style-name="ce9" office:value-type="float" office:value="2022" calcext:value-type="float">
            <text:p>2022</text:p>
          </table:table-cell>
          <table:table-cell table:style-name="ce9" office:value-type="string" calcext:value-type="string">
            <text:p>Journal of Behavioral Finance</text:p>
          </table:table-cell>
          <table:table-cell table:style-name="ce4"/>
          <table:table-cell table:style-name="ce8" office:value-type="string" calcext:value-type="string">
            <text:p>Springer</text:p>
          </table:table-cell>
          <table:table-cell table:style-name="ce9" office:value-type="string" calcext:value-type="string">
            <text:p>@article{doi:10.1080/15427560.2020.1848838,</text:p>
            <text:p>author = {Steven D. Silver, Marko Raseta and Alina Bazarova},</text:p>
            <text:p>title = {Dynamics of Phase Transitions in Expectations for Financial Markets: An Agent-Based, Multicomponent Model},</text:p>
            <text:p>journal = {Journal of Behavioral Finance},</text:p>
            <text:p>volume = {23},</text:p>
            <text:p>number = {1},</text:p>
            <text:p>pages = {92-105},</text:p>
            <text:p>year = {2022},</text:p>
            <text:p>address = {ABINGDON},</text:p>
            <text:p>publisher = {ROUTLEDGE JOURNALS, TAYLOR \&amp; FRANCIS LTD},</text:p>
            <text:p>url = {https://kups.ub.uni-koeln.de/31153/},</text:p>
            <text:p>keywords = {MARGIN REQUIREMENTS; EXCESS VOLATILITY; ISING-MODEL; RETURNS; INFORMATION; DECISION; CHAOS ; Business, Finance; Economics},</text:p>
            <text:p>doi = {10.1080/15427560.2020.1848838},</text:p>
            <text:p>eprint = {https://doi.org/10.1080/15427560.2020.1848838}</text:p>
            <text:p/>
            <text:p>}</text:p>
            <text:p/>
            <text:p/>
            <text:p/>
          </table:table-cell>
          <table:table-cell table:style-name="ce4"/>
          <table:table-cell table:number-columns-repeated="1012"/>
        </table:table-row>
        <table:table-row table:style-name="ro30">
          <table:table-cell table:style-name="ce3" office:value-type="string" calcext:value-type="string">
            <text:p>Q2</text:p>
          </table:table-cell>
          <table:table-cell table:style-name="ce3" office:value-type="float" office:value="10" calcext:value-type="float">
            <text:p>10</text:p>
          </table:table-cell>
          <table:table-cell table:style-name="ce9" office:value-type="string" calcext:value-type="string">
            <text:p>Eduardo Barros  &amp;  Chase Popplewell  &amp;  Tizlam Muhammad</text:p>
            <text:p/>
          </table:table-cell>
          <table:table-cell table:style-name="ce9" office:value-type="float" office:value="3" calcext:value-type="float">
            <text:p>3</text:p>
          </table:table-cell>
          <table:table-cell table:style-name="ce17" office:value-type="string" calcext:value-type="string">
            <text:p>Behavioral Finance -Impact of Artificial Intelligence and Social Media Analytics on Investor and Trader Behavior</text:p>
          </table:table-cell>
          <table:table-cell table:style-name="ce2" office:value-type="string" calcext:value-type="string">
            <text:p>In this paper, we explain what artificial intelligence is and how you can use it nowadays and also explain how social media can affect the life of an investor or a trader. Artificial intelligence is the ability of a computational device, through a compilation of various sciences, such as computing and mathematics, to replicate some cognitive skills and thus process data, reason, optimize processes, correct errors, have more precision, and solve problems. This entire context has caused changes both in technology and in the way we relate to it. Literature, film, and other entertainment media tend to view artificial intelligence somewhat as a fantasy. It is usually represented in the form of a scary robot or artificial intelligence capable of responding to human desires and wills, performing its functions in a similar way to magic. The website SAS Insights says that: "AI automates repetitive learning and discovery through data. Instead of automating manual tasks, AI performs frequent, high-volume, computerized tasks. And it does so reliably and without fatigue. Of course, humans are still essential to set up the system and ask the right questions." Operating in stock markets, search engines, and personal assistants, among other fields, artificial intelligence is responsible for many of the amenities you enjoy in everyday life. It is important to remember and the SAS Insights also helps us to understand that: "AI adds intelligence to existing products. Many products you already use will be improved with AI capabilities, much like Siri was added as a feature to a new generation of Apple products. Automation, conversational platforms, bots and smart machines can be combined with large amounts of data to improve many technologies. Upgrades at home and in the workplace, range from security intelligence and smart cams to investment analysis." Also, social networks boost the spread of information about the financial market, and many investors, especially individuals, use this support to try to leverage gains. At the same time, there are operators using the network in a dubious way, sharing unfounded news to influence the performance of stocks on the Stock Exchange.</text:p>
          </table:table-cell>
          <table:table-cell table:style-name="ce9" office:value-type="float" office:value="2021" calcext:value-type="float">
            <text:p>2021</text:p>
          </table:table-cell>
          <table:table-cell table:style-name="ce9" office:value-type="string" calcext:value-type="string">
            <text:p>Research Proposal @ ResearchGate</text:p>
          </table:table-cell>
          <table:table-cell table:style-name="ce4"/>
          <table:table-cell table:style-name="ce8" office:value-type="string" calcext:value-type="string">
            <text:p>Google Scholar / edited</text:p>
          </table:table-cell>
          <table:table-cell table:style-name="ce9" office:value-type="string" calcext:value-type="string">
            <text:p>@article{barrosbehavioral,</text:p>
            <text:p>author = {Barros, Eduardo and Popplewell, Chase and Muhammad, Tizlam},</text:p>
            <text:p>year = {2021},</text:p>
            <text:p>  title={Behavioral Finance--Impact of Artificial Intelligence and Social Media Analytics on Investor and Trader Behavior.},</text:p>
            <text:p>  author={Barros, Eduardo}</text:p>
            <text:p>}</text:p>
          </table:table-cell>
          <table:table-cell table:style-name="ce23" office:value-type="string" calcext:value-type="string">
            <text:p><text:a xlink:href="https://www.researchgate.net/publication/355159676_Behavioral_Finance_-Impact_of_Artificial_Intelligence_and_Social_Media_Analytics_on_Investor_and_Trader_Behavior" xlink:type="simple">https://www.researchgate.net/publication/355159676_Behavioral_Finance_-Impact_of_Artificial_Intelligence_and_Social_Media_Analytics_on_Investor_and_Trader_Behavior</text:a></text:p>
          </table:table-cell>
          <table:table-cell table:number-columns-repeated="1012"/>
        </table:table-row>
        <table:table-row table:style-name="ro29">
          <table:table-cell table:style-name="ce3" office:value-type="string" calcext:value-type="string">
            <text:p>Q2</text:p>
          </table:table-cell>
          <table:table-cell table:style-name="ce3" office:value-type="float" office:value="11" calcext:value-type="float">
            <text:p>11</text:p>
          </table:table-cell>
          <table:table-cell table:style-name="ce9" office:value-type="string" calcext:value-type="string">
            <text:p>Mohamed Amine Souissi <text:s/>&amp; <text:s text:c="2"/>Khalid Bensaid <text:s/>&amp; <text:s text:c="2"/>Ellaia <text:s/>Rachid</text:p>
          </table:table-cell>
          <table:table-cell table:style-name="ce9" office:value-type="float" office:value="3" calcext:value-type="float">
            <text:p>3</text:p>
          </table:table-cell>
          <table:table-cell table:style-name="ce17" office:value-type="string" calcext:value-type="string">
            <text:p>Multi-agent modeling and simulation of a stock market</text:p>
          </table:table-cell>
          <table:table-cell table:style-name="ce2" office:value-type="string" calcext:value-type="string">
            <text:p>The stock market represents complex systems where multiple agents interact. The complexity of the environment in the financial markets in general has encouraged the use of modeling by multi-agent platforms and particularly in the case of the stock market.In this paper, an agent-based simulation model is proposed to study the behavior of the volume of market transactions. The model is based on the case of a single asset and three types of investor agents. Each investor can be a zero intelligent trader, fundamentalist trader or traders using historical information in the decision making process. The goal of the study is to simulate the behavior of a stock market according to the different considered endogenous and exogenous variables.</text:p>
          </table:table-cell>
          <table:table-cell table:style-name="ce9" office:value-type="float" office:value="2018" calcext:value-type="float">
            <text:p>2018</text:p>
          </table:table-cell>
          <table:table-cell table:style-name="ce9" office:value-type="string" calcext:value-type="string">
            <text:p>Business Perspectives Ltd.</text:p>
          </table:table-cell>
          <table:table-cell table:style-name="ce4"/>
          <table:table-cell table:style-name="ce9" office:value-type="string" calcext:value-type="string">
            <text:p>ResearchGate Edited</text:p>
          </table:table-cell>
          <table:table-cell table:style-name="ce9" office:value-type="string" calcext:value-type="string">
            <text:p>@article{article,</text:p>
            <text:p>author = {Souissi, Mohamed and Bensaid, Khalid and Rachid, Ellaia},</text:p>
            <text:p>year = {2018},</text:p>
            <text:p>month = {11},</text:p>
            <text:p>pages = {123-134},</text:p>
            <text:p>title = {Multi-agent modeling and simulation of a stock market},</text:p>
            <text:p>volume = {15},</text:p>
            <text:p>  publisher={Business Perspectives Ltd.}</text:p>
            <text:p/>
            <text:p>journal = {Investment Management and Financial Innovations},</text:p>
            <text:p>doi = {10.21511/imfi.15(4).2018.10}</text:p>
            <text:p>}</text:p>
          </table:table-cell>
          <table:table-cell table:style-name="ce23" office:value-type="string" calcext:value-type="string">
            <text:p><text:a xlink:href="https://www.businessperspectives.org/index.php/journals?controller=pdfview&amp;task=download&amp;item_id=11133" xlink:type="simple">https://www.businessperspectives.org/index.php/journals?controller=pdfview&amp;task=download&amp;item_id=11133</text:a></text:p>
          </table:table-cell>
          <table:table-cell table:number-columns-repeated="1012"/>
        </table:table-row>
        <table:table-row table:style-name="ro22">
          <table:table-cell table:style-name="ce3" office:value-type="string" calcext:value-type="string">
            <text:p>Q2</text:p>
          </table:table-cell>
          <table:table-cell table:style-name="ce3" office:value-type="float" office:value="12" calcext:value-type="float">
            <text:p>12</text:p>
          </table:table-cell>
          <table:table-cell table:style-name="ce9" office:value-type="string" calcext:value-type="string">
            <text:p>Cars Hommes</text:p>
          </table:table-cell>
          <table:table-cell table:style-name="ce9" office:value-type="float" office:value="1" calcext:value-type="float">
            <text:p>1</text:p>
          </table:table-cell>
          <table:table-cell table:style-name="ce17" office:value-type="string" calcext:value-type="string">
            <text:p><text:s text:c="2"/>Interacting Agents in Finance</text:p>
          </table:table-cell>
          <table:table-cell table:style-name="ce2" office:value-type="string" calcext:value-type="string">
            <text:p>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table:table-cell>
          <table:table-cell table:style-name="ce9" office:value-type="float" office:value="2006" calcext:value-type="float">
            <text:p>2006</text:p>
          </table:table-cell>
          <table:table-cell table:style-name="ce9" office:value-type="string" calcext:value-type="string">
            <text:p>Tinbergen Institute, Tinbergen Institute Discussion Papers</text:p>
          </table:table-cell>
          <table:table-cell table:style-name="ce4"/>
          <table:table-cell table:style-name="ce23" office:value-type="string" calcext:value-type="string">
            <text:p><text:a xlink:href="http://repec.org/" xlink:type="simple">repec.org edit</text:a></text:p>
          </table:table-cell>
          <table:table-cell table:style-name="ce9" office:value-type="string" calcext:value-type="string">
            <text:p>@TechReport{RePEc:tin:wpaper:20060029,</text:p>
            <text:p>  author={Cars Hommes},</text:p>
            <text:p>  title={{Interacting Agents in Finance}},</text:p>
            <text:p>  year=2006,</text:p>
            <text:p>  month=Mar,</text:p>
            <text:p>  institution={Tinbergen Institute},</text:p>
            <text:p>  type={Tinbergen Institute Discussion Papers},</text:p>
            <text:p>  url={https://ideas.repec.org/p/tin/wpaper/20060029.html},</text:p>
            <text:p>  number={06-029/1},</text:p>
            <text:p>  abstract={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journal = {Tinbergen Institute, Tinbergen Institute Discussion Papers},</text:p>
            <text:p>doi = {10.2139/ssrn.894221}</text:p>
            <text:p>  keywords={heterogeneous agents; behavioral finance; bounded rationality; complexity},</text:p>
            <text:p>  doi={},</text:p>
            <text:p>}</text:p>
          </table:table-cell>
          <table:table-cell table:style-name="ce23" office:value-type="string" calcext:value-type="string">
            <text:p><text:a xlink:href="https://ideas.repec.org/p/tin/wpaper/20060029.html" xlink:type="simple">https://ideas.repec.org/p/tin/wpaper/20060029.html</text:a></text:p>
          </table:table-cell>
          <table:table-cell table:number-columns-repeated="1012"/>
        </table:table-row>
        <table:table-row table:style-name="ro22">
          <table:table-cell table:style-name="ce3" office:value-type="string" calcext:value-type="string">
            <text:p>Q2</text:p>
          </table:table-cell>
          <table:table-cell table:style-name="ce3" office:value-type="float" office:value="13" calcext:value-type="float">
            <text:p>13</text:p>
          </table:table-cell>
          <table:table-cell table:style-name="ce9" office:value-type="string" calcext:value-type="string">
            <text:p>Florian Königstorfer &amp; <text:s text:c="2"/>Stefan Thalmann</text:p>
          </table:table-cell>
          <table:table-cell table:style-name="ce9" office:value-type="float" office:value="2" calcext:value-type="float">
            <text:p>2</text:p>
          </table:table-cell>
          <table:table-cell table:style-name="ce17" office:value-type="string" calcext:value-type="string">
            <text:p>Applications of Artificial Intelligence in commercial banks – A research agenda for behavioral finance</text:p>
          </table:table-cell>
          <table:table-cell table:style-name="ce2" office:value-type="string" calcext:value-type="string">
            <text:p>Artificial intelligence (AI) is receiving increasing attention in business and society. In banking, the first applications of AI were successful; however, AI is mainly applied in investment banking and backend services without customer contact. AI in commercial banking with its focus on customer interaction has received little attention so far. Introducing AI in commercial banking could change business processes and interactions with customers, which could create research opportunities for behavioral finance. Based on this research gap, we conducted a structured literature review to identify applications of AI in commercial banks and the challenges of implementing AI. Our findings suggest that by using AI, commercial banks can reduce losses in lending, increase security in processing payments, automate compliance-related work, and improve customer targeting. Researchers worry about realizing technological advantages; the embedding of AI in business processes; ensuring user acceptance through transparency; privacy; and suitable documentation. Finally, we propose a research agenda for behavioral finance.</text:p>
          </table:table-cell>
          <table:table-cell table:style-name="ce9" office:value-type="float" office:value="2020" calcext:value-type="float">
            <text:p>2020</text:p>
          </table:table-cell>
          <table:table-cell table:style-name="ce9" office:value-type="string" calcext:value-type="string">
            <text:p>Elsevier</text:p>
          </table:table-cell>
          <table:table-cell table:style-name="ce4"/>
          <table:table-cell table:style-name="ce9" office:value-type="string" calcext:value-type="string">
            <text:p>ScienceDirect</text:p>
          </table:table-cell>
          <table:table-cell table:style-name="ce9" office:value-type="string" calcext:value-type="string">
            <text:p>@article{KONIGSTORFER2020100352,</text:p>
            <text:p>title = {Applications of Artificial Intelligence in commercial banks – A research agenda for behavioral finance},</text:p>
            <text:p>journal = {Journal of Behavioral and Experimental Finance},</text:p>
            <text:p>volume = {27},</text:p>
            <text:p>pages = {100352},</text:p>
            <text:p>year = {2020},</text:p>
            <text:p>issn = {2214-6350},</text:p>
            <text:p>doi = {https://doi.org/10.1016/j.jbef.2020.100352},</text:p>
            <text:p>url = {https://www.sciencedirect.com/science/article/pii/S2214635019302503},</text:p>
            <text:p>author = {Florian Königstorfer and Stefan Thalmann},</text:p>
            <text:p>    publisher={Elsevier},</text:p>
            <text:p>keywords = {Behavioral finance, Financial service, Commercial banks},</text:p>
            <text:p>}</text:p>
          </table:table-cell>
          <table:table-cell table:style-name="ce9" office:value-type="string" calcext:value-type="string">
            <text:p>https://pdf.sciencedirectassets.com/305624/1-s2.0-S2214635020X00037/1-s2.0-S2214635019302503/main.pdf?X-Amz-Security-Token=IQoJb3JpZ2luX2VjEE8aCXVzLWVhc3QtMSJIMEYCIQC0%2F1j1A8ClfP2r8BezfxIW8vnrlVHOOjo0THI47CliFAIhAPA9CfFBbBe5376d9H278n4h1uJUF4jTyBNw5lGw1HFJKrMFCGgQBRoMMDU5MDAzNTQ2ODY1IgxLSDlGYyzDJRw5yS0qkAXAqjgVYtS%2B266oOTOQ7MYSCEG%2FoKNjmtsyaqSuzOsp9iLry9KyMUhdXoMLPd%2FvM70LtwtoH6Ax8i2YzIUmAIi6Zhvnkzg1n2Lr4Wv0ZI3186iPS2sCeA7zsjxPI0FkG%2F697T4njadtR6ORyPurEp2JcjGaScUY422FSV5%2B4uvQ%2F%2Fyr5ytWChO67llnoKyvefsgJUeHQpLxBxNa%2FLRUjO%2B%2BhfYKn0MA0cYJonld8fWI7G%2BMlJNvV3pKBXZTk1V5RxXqeopM6tJKklhb%2BxRqAxyk5PpMhPZ%2BfS7KAcnHrbm%2BDAmCPduTR%2BPlCUU0thMp6CUiiFebwTLazqEz1cpYvsLWue1Ct4SjmYA3LSYxZIfU8PaAmKHmzUMdtmrAhFNqIjg48XT1LudNcx64vMGFLDgtHo04J4KmMAv%2BxlRSJYnZpD3tOImUeVqbHY9WdfaYXIID%2BvNSv1IBcnsv%2FVDnmUUnyP8%2B1HL%2FsID5qH4YEziumI%2BdceOV%2B0kwlsnMhqD8JrIZ%2BbHOYgaZS9pMnWL7UMPk55h%2F71IRm0aFgv2KrEKTKNqMB3LudrDDQtZpAY7BZ0vdY3EwVGOu%2B%2F%2BY7CCGoYRm3YSNdvphJ71zrWWEWi5rApMXr6lz0mvf3OmipFA6gunEPtjpOi2b9yzgDrGjU6njDTaTij3XZr%2BGJL%2FhnfIYWLBBWrmb%2FSh4wHfApV3Fg5PEbFHUzY9qwTJ6SIMUukmE7wiDMHKahNyoV1lJm1JpIBU35gupIEEOyBZVRWZvT4kVxdJscHH4KIMZkDM3HQJBBOs1QArwDLr9O0dlIe6bjdAeYcocdE5RYNKx7V5BUW9BxBaTCl1Gi%2F4wTjTLh2lNj2KeuwiFbitiz7sFE5kPTDCJrv2vBjqwAYxEI7T%2FKQO8Y6pqHGMI8E8zg838hhG4t57EN5QmJkdLbnfxxttSniLYIah%2BvwffiST0s14FJGXrUwj0My3W%2B9macJvhiJZWnJP3RDIba2H5pcbBx28q7D3ZXvUZo9K7HRXJ7BW8muSOBeIRXvh04FX5ZcFZgdehef8W6dNOyslDnQrpV6ZrCN5VYPl1U9j3EJGQPonYfyy7E9u3ZYZ35cy93BdDT4ksFxWz07pelsM5&amp;X-Amz-Algorithm=AWS4-HMAC-SHA256&amp;X-Amz-Date=20240323T231210Z&amp;X-Amz-SignedHeaders=host&amp;X-Amz-Expires=300&amp;X-Amz-Credential=ASIAQ3PHCVTY3PYJN7VS%2F20240323%2Fus-east-1%2Fs3%2Faws4_request&amp;X-Amz-Signature=d1239024e137a24533e9a327fd7d94f191eed2df3f65701aa12143cd606242d3&amp;hash=2c94bc13947eb8d05e4bb79724c0b070ad959d21b6f98a558729910b0f3e222a&amp;host=68042c943591013ac2b2430a89b270f6af2c76d8dfd086a07176afe7c76c2c61&amp;pii=S2214635019302503&amp;tid=spdf-6009401f-9b72-41de-bed1-205d6b839a4b&amp;sid=fcd878d01c08c74b84-833f-a7b3f4bc9f86gxrqa&amp;type=client&amp;tsoh=d3d3LnNjaWVuY2VkaXJlY3QuY29t&amp;ua=091359535c54540f03&amp;rr=86921acea959703a&amp;cc=it</text:p>
          </table:table-cell>
          <table:table-cell table:number-columns-repeated="1012"/>
        </table:table-row>
        <table:table-row table:style-name="ro20">
          <table:table-cell table:style-name="ce3" office:value-type="string" calcext:value-type="string">
            <text:p>Q2</text:p>
          </table:table-cell>
          <table:table-cell table:style-name="ce3" office:value-type="float" office:value="14" calcext:value-type="float">
            <text:p>14</text:p>
          </table:table-cell>
          <table:table-cell table:style-name="ce9" office:value-type="string" calcext:value-type="string">
            <text:p>Dalel Kanzari</text:p>
          </table:table-cell>
          <table:table-cell table:style-name="ce9" office:value-type="float" office:value="1" calcext:value-type="float">
            <text:p>1</text:p>
          </table:table-cell>
          <table:table-cell table:style-name="ce17" office:value-type="string" calcext:value-type="string">
            <text:p>Context-adaptive intelligent agents behaviors: multivariate LSTM-based decision making on the cryptocurrency market</text:p>
          </table:table-cell>
          <table:table-cell table:style-name="ce2" office:value-type="string" calcext:value-type="string">
            <text:p>Modeling human behavior offers substantial benefits to decision support systems, especially in intricate and ever-changing domains like the stock market. Such modeling allows for the knowledge extraction from a wide range of data sources that are diverse and subject to constant evolution. Human decision making is often influenced by internal factors such as emotions, intentions, and beliefs, as well as external factors like crucial environmental parameters and the behavior of others. Acknowledging and incorporating these factors enables decision support systems to operate more effectively in complex environments, leading to more informed and robust decision-making processes. In this paper, we first focus on examining the different types of human-like decision processes. In addition, we study the overall effect of crowd decision making on context dynamics. Specifically, we model autonomous intelligent agents’ decisions based on rational, emotional, and mimetic behaviors in a cryptocurrency market. To validate our approach, we develop deep reasoning agents “DbrAs” that support the long-term memory method in their decision making. The “DbrAs” predict cryptocurrency prices on Yahoo Finance and react with buy, sell, or hold actions. We evaluate the impact of the DbrAs’ actions on the prices changes and find that the DbrAs models as well as the DbrAs multi-agent system perform well in predicting cryptocurrency prices using out-of-sample data. This result provides a strong argument that context-adaptive agent behaviors impact context dynamics.</text:p>
            <text:p/>
          </table:table-cell>
          <table:table-cell table:style-name="ce9" office:value-type="float" office:value="2023" calcext:value-type="float">
            <text:p>2023</text:p>
          </table:table-cell>
          <table:table-cell table:style-name="ce9" office:value-type="string" calcext:value-type="string">
            <text:p>International Journal of Data Science and Analytics</text:p>
          </table:table-cell>
          <table:table-cell table:style-name="ce4"/>
          <table:table-cell table:style-name="ce9" office:value-type="string" calcext:value-type="string">
            <text:p>ResearchGate</text:p>
          </table:table-cell>
          <table:table-cell table:style-name="ce9" office:value-type="string" calcext:value-type="string">
            <text:p>@article{article,</text:p>
            <text:p>author = {Kanzari Dalel},</text:p>
            <text:p>year = {2023},</text:p>
            <text:p>month = {08},</text:p>
            <text:p>pages = {1-16},</text:p>
            <text:p>title = {Context-adaptive intelligent agents behaviors: multivariate LSTM-based decision making on the cryptocurrency market},</text:p>
            <text:p>journal = {International Journal of Data Science and Analytics},</text:p>
            <text:p>doi = {10.1007/s41060-023-00435-3}</text:p>
            <text:p>}</text:p>
          </table:table-cell>
          <table:table-cell table:style-name="ce23" office:value-type="string" calcext:value-type="string">
            <text:p><text:a xlink:href="https://link.springer.com/article/10.1007/s41060-023-00435-3#citeas" xlink:type="simple">https://link.springer.com/article/10.1007/s41060-023-00435-3#citeas</text:a></text:p>
          </table:table-cell>
          <table:table-cell table:number-columns-repeated="1012"/>
        </table:table-row>
        <table:table-row table:style-name="ro31">
          <table:table-cell table:style-name="ce3" office:value-type="string" calcext:value-type="string">
            <text:p>Q2</text:p>
          </table:table-cell>
          <table:table-cell table:style-name="ce3" office:value-type="float" office:value="15" calcext:value-type="float">
            <text:p>15</text:p>
          </table:table-cell>
          <table:table-cell table:style-name="ce9" office:value-type="string" calcext:value-type="string">
            <text:p>Zahra Kodia &amp; <text:s/>Lamjed Ben Said &amp; <text:s/>Gh{\'{e}}dira</text:p>
          </table:table-cell>
          <table:table-cell table:style-name="ce9" office:value-type="float" office:value="3" calcext:value-type="float">
            <text:p>3</text:p>
          </table:table-cell>
          <table:table-cell table:style-name="ce17" office:value-type="string" calcext:value-type="string">
            <text:p>A Study of Stock Market Trading Behavior and Social Interactions through</text:p>
            <text:p>                  a Multi Agent Based Simulation</text:p>
          </table:table-cell>
          <table:table-cell table:style-name="ce2" office:value-type="string" calcext:value-type="string">
            <text:p>In this paper, we study the stock market trading behavior and the interactions between traders. We propose a novel model which includes behavioral and cognitive attitudes of the trader at the micro level and explains their effects on his decision making at the macro level. The proposed simulator is composed of heterogeneous Trader agents with a behavioral cognitive model and the CentralMarket agent matching buying and selling orders. Our artificial stock market is implemented using distributed artificial intelligence techniques. The resulting simulation system is a tool able to numerically simulate financial market operations in a realistic way. Experiments show that representing the micro level led us to validate some stylized facts related to stock market and to observe emergent socio-economic phenomena at the macro level.</text:p>
          </table:table-cell>
          <table:table-cell table:style-name="ce9" office:value-type="float" office:value="2010" calcext:value-type="float">
            <text:p>2010</text:p>
          </table:table-cell>
          <table:table-cell table:style-name="ce9" office:value-type="string" calcext:value-type="string">
            <text:p>Springer</text:p>
          </table:table-cell>
          <table:table-cell table:style-name="ce9" office:value-type="string" calcext:value-type="string">
            <text:p>@inproceedings{DBLP:conf/kesamsta/KodiaSG10,</text:p>
            <text:p>  author       = {Zahra Kodia and</text:p>
            <text:p>                  Lamjed Ben Said and</text:p>
            <text:p>                  Khaled Gh{\'{e}}dira},</text:p>
            <text:p>  editor       = {Piotr Jedrzejowicz and</text:p>
            <text:p>                  Ngoc Thanh Nguyen and</text:p>
            <text:p>                  Robert J. Howlett and</text:p>
            <text:p>                  Lakhmi C. Jain},</text:p>
            <text:p>  title        = {A Study of Stock Market Trading Behavior and Social Interactions through</text:p>
            <text:p>                  a Multi Agent Based Simulation},</text:p>
            <text:p>  booktitle    = {Agent and Multi-Agent Systems: Technologies and Applications, 4th</text:p>
            <text:p>                  {KES} International Symposium, {KES-AMSTA} 2010, Gdynia, Poland, June</text:p>
            <text:p>                  23-25, 2010, Proceedings. Part {II}},</text:p>
            <text:p>  series       = {Lecture Notes in Computer Science},</text:p>
            <text:p>  volume       = {6071},</text:p>
            <text:p>  pages        = {302--311},</text:p>
            <text:p>  publisher    = {Springer},</text:p>
            <text:p>  year         = {2010},</text:p>
            <text:p>  url          = {https://doi.org/10.1007/978-3-642-13541-5\_31},</text:p>
            <text:p>  doi          = {10.1007/978-3-642-13541-5\_31},</text:p>
            <text:p>  timestamp    = {Thu, 16 Mar 2023 20:00:31 +0100},</text:p>
            <text:p>  biburl       = {https://dblp.org/rec/conf/kesamsta/KodiaSG10.bib},</text:p>
            <text:p>  bibsource    = {dblp computer science bibliography, https://dblp.org}</text:p>
            <text:p>}</text:p>
          </table:table-cell>
          <table:table-cell table:style-name="ce4" table:number-columns-repeated="2"/>
          <table:table-cell table:style-name="ce23" office:value-type="string" calcext:value-type="string">
            <text:p><text:a xlink:href="https://www.researchgate.net/publication/221254733_A_Study_of_Stock_Market_Trading_Behavior_and_Social_Interactions_through_a_Multi_Agent_Based_Simulation" xlink:type="simple">https://www.researchgate.net/publication/221254733_A_Study_of_Stock_Market_Trading_Behavior_and_Social_Interactions_through_a_Multi_Agent_Based_Simulation</text:a></text:p>
          </table:table-cell>
          <table:table-cell table:number-columns-repeated="1012"/>
        </table:table-row>
        <table:table-row table:style-name="ro32">
          <table:table-cell table:style-name="ce3" office:value-type="string" calcext:value-type="string">
            <text:p>Q1</text:p>
          </table:table-cell>
          <table:table-cell table:style-name="ce3" office:value-type="float" office:value="16" calcext:value-type="float">
            <text:p>16</text:p>
          </table:table-cell>
          <table:table-cell table:style-name="ce9" office:value-type="string" calcext:value-type="string">
            <text:p>Heba M. Ezzat Dr. </text:p>
          </table:table-cell>
          <table:table-cell table:style-name="ce9" office:value-type="float" office:value="1" calcext:value-type="float">
            <text:p>1</text:p>
          </table:table-cell>
          <table:table-cell table:style-name="ce17" office:value-type="string" calcext:value-type="string">
            <text:p>Behavioral Agent-Based F al Agent-Based Framework for Inter amework for Interacting Financial acting Financial</text:p>
            <text:p>Markets </text:p>
          </table:table-cell>
          <table:table-cell table:style-name="ce2" office:value-type="string" calcext:value-type="string">
            <text:p>Purpose – This paper aims at developing a behavioral agent-based model for interacting financial markets.</text:p>
            <text:p>Additionally, the effect of imposing Tobin taxes on market dynamics is explored.</text:p>
            <text:p>Design/methodology/approach – The agent-based approach is followed to capture the highly complex,</text:p>
            <text:p>dynamic nature of financial markets. The model represents the interaction between two different financial</text:p>
            <text:p>markets located in two countries. The artificial markets are populated with heterogeneous, boundedly rational</text:p>
            <text:p>agents. There are two types of agents populating the markets; market makers and traders. Each time step,</text:p>
            <text:p>traders decide on which market to participate in and which trading strategy to follow. Traders can follow</text:p>
            <text:p>technical trading strategy, fundamental trading strategy or abstain from trading. The time-varying weight of</text:p>
            <text:p>each trading strategy depends on the current and past performance of this strategy. However, technical</text:p>
            <text:p>traders are loss-averse, where losses are perceived twice the equivalent gains. Market makers settle asset</text:p>
            <text:p>prices according to the net submitted orders.</text:p>
            <text:p>Findings – The proposed framework can replicate important stylized facts observed empirically such as</text:p>
            <text:p>bubbles and crashes, excess volatility, clustered volatility, power-law tails, persistent autocorrelation in</text:p>
            <text:p>absolute returns and fractal structure.</text:p>
            <text:p>Practical implications – Artificial models linking micro to macro behavior facilitate exploring the effect</text:p>
            <text:p>of different fiscal and monetary policies. The results of imposing Tobin taxes indicate that a small levy may</text:p>
            <text:p>raise government revenues without causing market distortion or instability.</text:p>
            <text:p>Originality/value – This paper proposes a novel approach to explore the effect of loss aversion on the</text:p>
            <text:p>decision-making process in interacting financial markets framework.</text:p>
            <text:p>Keywords Loss aversion, Agent-based model, Fractal structure, Simulation analysis</text:p>
            <text:p>Paper type Research paper</text:p>
          </table:table-cell>
          <table:table-cell table:style-name="ce9" office:value-type="float" office:value="2020" calcext:value-type="float">
            <text:p>2020</text:p>
          </table:table-cell>
          <table:table-cell table:style-name="ce9" office:value-type="string" calcext:value-type="string">
            <text:p>Emerald Publishing Limited</text:p>
          </table:table-cell>
          <table:table-cell table:style-name="ce4"/>
          <table:table-cell table:style-name="ce9" office:value-type="string" calcext:value-type="string">
            <text:p>ResearchGate</text:p>
          </table:table-cell>
          <table:table-cell table:style-name="ce9" office:value-type="string" calcext:value-type="string">
            <text:p>@article{m2020behavioral,</text:p>
            <text:p>  title={Behavioral agent-based framework for interacting financial markets},</text:p>
            <text:p>author = {Ezzat Heba M.},</text:p>
            <text:p>  journal={Review of Economics and Political Science},</text:p>
            <text:p>  volume={5},</text:p>
            <text:p>  month = {01},</text:p>
            <text:p>  number={2},</text:p>
            <text:p>  pages={94--115},</text:p>
            <text:p>  doi = {10.1108/REPS-03-2019-0037},</text:p>
            <text:p>  year={2020},</text:p>
            <text:p>  publisher={Emerald Publishing Limited}</text:p>
            <text:p>}</text:p>
            <text:p/>
          </table:table-cell>
          <table:table-cell table:style-name="ce23" office:value-type="string" calcext:value-type="string">
            <text:p><text:a xlink:href="https://buescholar.bue.edu.eg/cgi/viewcontent.cgi?article=1022&amp;context=bus_admin" xlink:type="simple">https://buescholar.bue.edu.eg/cgi/viewcontent.cgi?article=1022&amp;context=bus_admin</text:a></text:p>
          </table:table-cell>
          <table:table-cell table:number-columns-repeated="1012"/>
        </table:table-row>
        <table:table-row table:style-name="ro18">
          <table:table-cell table:style-name="ce3" office:value-type="string" calcext:value-type="string">
            <text:p>Q1</text:p>
          </table:table-cell>
          <table:table-cell table:style-name="ce3" office:value-type="float" office:value="17" calcext:value-type="float">
            <text:p>17</text:p>
          </table:table-cell>
          <table:table-cell table:style-name="ce9" office:value-type="string" calcext:value-type="string">
            <text:p>Qiuyue Zhang &amp; <text:s/>Yunfeng Zhang &amp; <text:s/>Xunxiang Yao &amp; <text:s/>Shilong Li &amp; <text:s/>Caiming Zhang &amp; <text:s/>Peide Liu</text:p>
          </table:table-cell>
          <table:table-cell table:style-name="ce9" office:value-type="float" office:value="6" calcext:value-type="float">
            <text:p>6</text:p>
          </table:table-cell>
          <table:table-cell table:style-name="ce17" office:value-type="string" calcext:value-type="string">
            <text:p>A Dynamic Attributes-driven Graph Attention Network Modeling on Behavioral Finance for Stock Prediction</text:p>
          </table:table-cell>
          <table:table-cell table:style-name="ce2" office:value-type="string" calcext:value-type="string">
            <text:p>Stock prediction is a challenging task due to multiple influencing factors and complex market dependencies. Traditional solutions are based on a single type of information. With the success of multi-source information in different fields, the combination of different types of information such as numerical and textual information has become a promising option.</text:p>
            <text:p/>
            <text:p>Although multi-source information provides rich multi-view information, how to mine and construct structured relationships from them is a difficult problem. Specifically, most existing methods usually extract features from commonly used multi-source information as predictive information sources, without further pre-constructing stock relationship graphs with dependencies using broader information. More importantly, they typically treat each stock as an isolated forecasting, or employ stock market correlations based on a fixed predefined graph structure, but current methods are not sensitive enough to aggregate the attribute features extracted from multi-source information and stock relationship graph, to obtain the dynamic update of market relations and relationship strength. The stock market is highly temporally, and the attributes of nodes are affected by the time perception of other attributes, which is not fully considered.</text:p>
            <text:p/>
            <text:p>To address these problems, we propose a novel dynamic attributes-driven graph attention networks incorporating sentiment (DGATS) information, transaction data, and text data. Inspired by behavioral finance, we separately extract sentiment information as a factor of technical indicators, and further realize the early fusion of technical indicators and textual data through Kronecker product-based tensor fusion. In particular, by LSTM and temporal attention network, the short-term and long-term transition features are gradually grasped from the local composition of the fused stock trading sequence. Furthermore, real-time intra-market dependencies and key attributes information are captured with graph networks, enabling dynamic updates of relationships and relationship strengths in predefined graphs. Experiments on the real datasets show that the architecture can outperform the previous methods in prediction performance.</text:p>
          </table:table-cell>
          <table:table-cell table:style-name="ce9" office:value-type="float" office:value="2023" calcext:value-type="float">
            <text:p>2023</text:p>
          </table:table-cell>
          <table:table-cell table:style-name="ce9" office:value-type="string" calcext:value-type="string">
            <text:p>{ACM} Trans. Knowl. Discov. Data</text:p>
          </table:table-cell>
          <table:table-cell table:style-name="ce9" office:value-type="string" calcext:value-type="string">
            <text:p>@article{DBLP:journals/tkdd/ZhangZYLZL24,</text:p>
            <text:p>  author       = {Qiuyue Zhang and</text:p>
            <text:p>                  Yunfeng Zhang and</text:p>
            <text:p>                  Xunxiang Yao and</text:p>
            <text:p>                  Shilong Li and</text:p>
            <text:p>                  Caiming Zhang and</text:p>
            <text:p>                  Peide Liu},</text:p>
            <text:p>  title        = {A Dynamic Attributes-driven Graph Attention Network Modeling on Behavioral</text:p>
            <text:p>                  Finance for Stock Prediction},</text:p>
            <text:p>  journal      = {{ACM} Trans. Knowl. Discov. Data},</text:p>
            <text:p>  volume       = {18},</text:p>
            <text:p>  number       = {1},</text:p>
            <text:p>  pages        = {16:1--16:29},</text:p>
            <text:p>  year         = {2024},</text:p>
            <text:p>  url          = {https://doi.org/10.1145/3611311},</text:p>
            <text:p>  doi          = {10.1145/3611311},</text:p>
            <text:p>  timestamp    = {Fri, 15 Mar 2024 12:30:40 +0100},</text:p>
            <text:p>  biburl       = {https://dblp.org/rec/journals/tkdd/ZhangZYLZL24.bib},</text:p>
            <text:p>  bibsource    = {dblp computer science bibliography, https://dblp.org}</text:p>
            <text:p>}</text:p>
          </table:table-cell>
          <table:table-cell table:style-name="ce4" table:number-columns-repeated="2"/>
          <table:table-cell table:style-name="ce23" office:value-type="string" calcext:value-type="string">
            <text:p><text:a xlink:href="https://dl.acm.org/doi/pdf/10.1145/3611311" xlink:type="simple">https://dl.acm.org/doi/pdf/10.1145/3611311</text:a></text:p>
          </table:table-cell>
          <table:table-cell table:number-columns-repeated="1012"/>
        </table:table-row>
        <table:table-row table:style-name="ro8">
          <table:table-cell table:style-name="ce3" office:value-type="string" calcext:value-type="string">
            <text:p>Q1</text:p>
          </table:table-cell>
          <table:table-cell table:style-name="ce3" office:value-type="float" office:value="18" calcext:value-type="float">
            <text:p>18</text:p>
          </table:table-cell>
          <table:table-cell table:style-name="ce9" office:value-type="string" calcext:value-type="string">
            <text:p>Gaofeng Zou <text:s/>&amp; <text:s text:c="2"/>Qiyuan Cheng <text:s/>&amp; <text:s text:c="2"/>Zhenwei Lv <text:s/>&amp; <text:s text:c="2"/>John Edmunds <text:s/>&amp; <text:s text:c="2"/>Xiaopeng Zhai </text:p>
          </table:table-cell>
          <table:table-cell table:style-name="ce9" office:value-type="float" office:value="5" calcext:value-type="float">
            <text:p>5</text:p>
          </table:table-cell>
          <table:table-cell table:style-name="ce17" office:value-type="string" calcext:value-type="string">
            <text:p>Investor Sentiment and IPOs Anomalies: An Agent-Based Computational Finance</text:p>
            <text:p/>
          </table:table-cell>
          <table:table-cell table:style-name="ce2" office:value-type="string" calcext:value-type="string">
            <text:p>It is worthwhile to investigate abnormal performance of IPOs by incorporating investor sentiment. Using the method of Agent-based Computational Finance (ACF), we analyze the effect from different kinds of investor sentiment on IPOs first-day underpricing and long-term performance. The results show that individual investor’s sentiment is positively correlated with the IPO’s first-day underpricing and its long-run performance. In the long run, along with the rising of individual investor sentiment, IPOs’ long-term performance will change from underperforming to outperforming. This conclusion provides a more reasonable explanation for the different IPOs long-term performance.</text:p>
          </table:table-cell>
          <table:table-cell table:style-name="ce9" office:value-type="float" office:value="2017" calcext:value-type="float">
            <text:p>2017</text:p>
          </table:table-cell>
          <table:table-cell table:style-name="ce9" office:value-type="string" calcext:value-type="string">
            <text:p>EURASIA Journal of Mathematics, Science and Technology Education</text:p>
          </table:table-cell>
          <table:table-cell table:style-name="ce4"/>
          <table:table-cell table:style-name="ce9" office:value-type="string" calcext:value-type="string">
            <text:p>GoogleScholar</text:p>
          </table:table-cell>
          <table:table-cell table:style-name="ce9" office:value-type="string" calcext:value-type="string">
            <text:p>@article{zou2017investor,</text:p>
            <text:p>  title={Investor sentiment and IPOs anomalies: An agent-based computational finance},</text:p>
            <text:p>  author={Zou, Gaofeng and Cheng, Qiyuan and Lv, Zhenwei and Edmunds, John and Zhai, Xiaopeng},</text:p>
            <text:p>  journal={Eurasia Journal of Mathematics, Science and Technology Education},</text:p>
            <text:p>  volume={13},</text:p>
            <text:p>  number={12},</text:p>
            <text:p>  pages={7707--7721},</text:p>
            <text:p>  year={2017},</text:p>
            <text:p>  publisher={Modestum}</text:p>
            <text:p>}</text:p>
          </table:table-cell>
          <table:table-cell table:style-name="ce9" office:value-type="string" calcext:value-type="string">
            <text:p>t-and-ipos-anomalies-an-agent-based-computational-finance-5159.pdf</text:p>
          </table:table-cell>
          <table:table-cell table:number-columns-repeated="1012"/>
        </table:table-row>
        <table:table-row table:style-name="ro4">
          <table:table-cell table:style-name="ce3" office:value-type="string" calcext:value-type="string">
            <text:p>Q1</text:p>
          </table:table-cell>
          <table:table-cell table:style-name="ce3" office:value-type="float" office:value="19" calcext:value-type="float">
            <text:p>19</text:p>
          </table:table-cell>
          <table:table-cell table:style-name="ce9" office:value-type="string" calcext:value-type="string">
            <text:p>Hiroshi Takahashi &amp; <text:s/>Takao Terano </text:p>
          </table:table-cell>
          <table:table-cell table:style-name="ce9" office:value-type="float" office:value="2" calcext:value-type="float">
            <text:p>2</text:p>
          </table:table-cell>
          <table:table-cell table:style-name="ce17" office:value-type="string" calcext:value-type="string">
            <text:p>Agent-Based Approach to Investors' Behavior and Asset Price Fluctuation in Financial Markets</text:p>
          </table:table-cell>
          <table:table-cell table:style-name="ce2" office:value-type="string" calcext:value-type="string">
            <text:p>In this paper, we use Agent-Based Approach to analyze how asset prices are affected by investors and investment systems that are based on Behavioral Finance. We build a virtual financial market that contains two types of investors: fundamentalists and non-fundamentalists. As a result of intensive experiments in the market, we find that (1) the traded price agrees with the fundamental value and the fundamentalists survive according to the principle of natural selection in the case that the market contains the same number of fundamentalists and trend predictors (investors who make trend prediction), (2) the traded price largely deviates from the fundamental value and the non-fundamentalists frequently obtain excess returns and therefore the fundamentalists are eliminated according to the principle of natural selection in the case that the proportion of trend predictors is extremely high or in the case that the investment ratio of the risk asset is restricted, and (3) the traded price largely deviates from the fundamental value in the case that the non-fundamentalists estimate the losses excessively, as pointed in Prospect Theory. These results indicate that the non-fundamentalists affect the traded prices and obtain excess returns also in real markets.</text:p>
          </table:table-cell>
          <table:table-cell table:style-name="ce9" office:value-type="float" office:value="2003" calcext:value-type="float">
            <text:p>2003</text:p>
          </table:table-cell>
          <table:table-cell table:style-name="ce9" office:value-type="string" calcext:value-type="string">
            <text:p>Journal of Artificial Societies and Social Simulation </text:p>
          </table:table-cell>
          <table:table-cell table:style-name="ce9" office:value-type="string" calcext:value-type="string">
            <text:p>@article{DBLP:journals/jasss/TakahashiT03,</text:p>
            <text:p>  author       = {Hiroshi Takahashi and</text:p>
            <text:p>                  Takao Terano},</text:p>
            <text:p>  title        = {Agent-Based Approach to Investors' Behavior and Asset Price Fluctuation</text:p>
            <text:p>                  in Financial Markets},</text:p>
            <text:p>  journal      = {J. Artif. Soc. Soc. Simul.},</text:p>
            <text:p>  volume       = {6},</text:p>
            <text:p>  number       = {3},</text:p>
            <text:p>  year         = {2003},</text:p>
            <text:p>  url          = {http://jasss.soc.surrey.ac.uk/6/3/3.html},</text:p>
            <text:p>  timestamp    = {Thu, 09 Jul 2020 22:59:05 +0200},</text:p>
            <text:p>  biburl       = {https://dblp.org/rec/journals/jasss/TakahashiT03.bib},</text:p>
            <text:p>  bibsource    = {dblp computer science bibliography, https://dblp.org}</text:p>
            <text:p>}</text:p>
          </table:table-cell>
          <table:table-cell table:style-name="ce4" table:number-columns-repeated="2"/>
          <table:table-cell table:style-name="ce23" office:value-type="string" calcext:value-type="string">
            <text:p><text:a xlink:href="https://jasss.soc.surrey.ac.uk/6/3/3.html" xlink:type="simple">https://jasss.soc.surrey.ac.uk/6/3/3.html</text:a></text:p>
          </table:table-cell>
          <table:table-cell table:number-columns-repeated="1012"/>
        </table:table-row>
        <table:table-row table:style-name="ro3">
          <table:table-cell table:style-name="ce3" office:value-type="string" calcext:value-type="string">
            <text:p>Q1</text:p>
          </table:table-cell>
          <table:table-cell table:style-name="ce3" office:value-type="float" office:value="20" calcext:value-type="float">
            <text:p>20</text:p>
          </table:table-cell>
          <table:table-cell table:style-name="ce9" office:value-type="string" calcext:value-type="string">
            <text:p>Mario A. Bertella &amp; <text:s/>Felipe R. Pires &amp; <text:s/>Ling Feng <text:s/>&amp; <text:s/>Harry Eugene Stanley</text:p>
          </table:table-cell>
          <table:table-cell table:style-name="ce9" office:value-type="float" office:value="4" calcext:value-type="float">
            <text:p>4</text:p>
          </table:table-cell>
          <table:table-cell table:style-name="ce17" office:value-type="string" calcext:value-type="string">
            <text:p>Confidence and the Stock Market: An Agent-Based Approach</text:p>
          </table:table-cell>
          <table:table-cell table:style-name="ce2" office:value-type="string" calcext:value-type="string">
            <text:p>Using a behavioral finance approach we study the impact of behavioral bias. We construct an artificial market consisting of fundamentalists and chartists to model the decision-making process of various agents. The agents differ in their strategies for evaluating stock prices, and exhibit differing memory lengths and confidence levels. When we increase the heterogeneity of the strategies used by the agents, in particular the memory lengths, we observe excess volatility and kurtosis, in agreement with real market fluctuations—indicating that agents in real-world financial markets exhibit widely differing memory lengths. We incorporate the behavioral traits of adaptive confidence and observe a positive correlation between average confidence and return rate, indicating that market sentiment is an important driver in price fluctuations. The introduction of market confidence increases price volatility, reflecting the negative effect of irrationality in market behavior.</text:p>
          </table:table-cell>
          <table:table-cell table:style-name="ce9" office:value-type="float" office:value="2014" calcext:value-type="float">
            <text:p>2014</text:p>
          </table:table-cell>
          <table:table-cell table:style-name="ce9" office:value-type="string" calcext:value-type="string">
            <text:p>PLOS ONE</text:p>
          </table:table-cell>
          <table:table-cell table:style-name="ce4"/>
          <table:table-cell table:style-name="ce9" office:value-type="string" calcext:value-type="string">
            <text:p>EconPapers</text:p>
          </table:table-cell>
          <table:table-cell table:style-name="ce9" office:value-type="string" calcext:value-type="string">
            <text:p>@ARTICLE{RePEc:plo:pone00:0083488,</text:p>
            <text:p>title = {Confidence and the Stock Market: An Agent-Based Approach},</text:p>
            <text:p>author = {Bertella, Mario A and Pires, Felipe R and Feng, Ling and Stanley, Harry Eugene},</text:p>
            <text:p>year = {2014},</text:p>
            <text:p>journal = {PLOS ONE},</text:p>
            <text:p>volume = {9},</text:p>
            <text:p>number = {1},</text:p>
            <text:p>pages = {1-9},</text:p>
            <text:p>url = {https://EconPapers.repec.org/RePEc:plo:pone00:0083488}</text:p>
            <text:p>}</text:p>
            <text:p/>
          </table:table-cell>
          <table:table-cell table:style-name="ce23" office:value-type="string" calcext:value-type="string">
            <text:p><text:a xlink:href="https://journals.plos.org/plosone/article/file?id=10.1371/journal.pone.0083488&amp;type=printable" xlink:type="simple">https://journals.plos.org/plosone/article/file?id=10.1371/journal.pone.0083488&amp;type=printable</text:a></text:p>
          </table:table-cell>
          <table:table-cell table:number-columns-repeated="1012"/>
        </table:table-row>
        <table:table-row table:style-name="ro20">
          <table:table-cell table:style-name="ce4"/>
          <table:table-cell table:style-name="ce3" office:value-type="float" office:value="21" calcext:value-type="float">
            <text:p>21</text:p>
          </table:table-cell>
          <table:table-cell table:style-name="ce9" office:value-type="string" calcext:value-type="string">
            <text:p>Baocheng Geng &amp; <text:s/>Swastik Brahma &amp; <text:s/>Thakshila Wimalajeewa &amp; <text:s/>Pramod K. Varshney &amp; <text:s/>Muralidhar Rangaswamy</text:p>
          </table:table-cell>
          <table:table-cell table:style-name="ce9" office:value-type="float" office:value="5" calcext:value-type="float">
            <text:p>5</text:p>
          </table:table-cell>
          <table:table-cell table:style-name="ce17" office:value-type="string" calcext:value-type="string">
            <text:p>Prospect Theoretic Utility Based Human Decision Making in Multi-Agent</text:p>
            <text:p>                  Systems</text:p>
          </table:table-cell>
          <table:table-cell table:style-name="ce2" office:value-type="string" calcext:value-type="string">
            <text:p>This paper studies human decision making via a utility based approach in a binary hypothesis testing framework that</text:p>
            <text:p>includes the consideration of individual behavioral disparity. Unlike rational decision makers who make decisions so as to maximize</text:p>
            <text:p>their expected utility, humans tend to maximize their subjective</text:p>
            <text:p>utilities, which are usually distorted due to cognitive biases. We</text:p>
            <text:p>use the value function and the probability weighting function from</text:p>
            <text:p>prospect theory to model human cognitive biases and obtain their</text:p>
            <text:p>subjective utility function in decision making. First, we show that</text:p>
            <text:p>the decision rule which maximizes the subjective utility function</text:p>
            <text:p>reduces to a likelihood ratio test (LRT). Second, to capture the unreliable nature of human decision making behavior, we model the decision threshold of a human as a Gaussian random variable, whose</text:p>
            <text:p>mean is determined by his/her cognitive bias, and the variance</text:p>
            <text:p>represents the uncertainty of the agent while making a decision.</text:p>
            <text:p>This human decision making framework under behavioral biases</text:p>
            <text:p>incorporates both cognitive biases and uncertainties. We consider</text:p>
            <text:p>several decision fusion scenarios that include humans. Extensive</text:p>
            <text:p>numerical results are provided throughout the paper to illustrate</text:p>
            <text:p>the impact of human behavioral biases on the performance of the</text:p>
            <text:p>decision making systems.</text:p>
          </table:table-cell>
          <table:table-cell table:style-name="ce9" office:value-type="float" office:value="2020" calcext:value-type="float">
            <text:p>2020</text:p>
          </table:table-cell>
          <table:table-cell table:style-name="ce9" office:value-type="string" calcext:value-type="string">
            <text:p>{IEEE} Trans. Signal Process</text:p>
          </table:table-cell>
          <table:table-cell table:style-name="ce9" office:value-type="string" calcext:value-type="string">
            <text:p>@article{DBLP:journals/tsp/GengBWVR20,</text:p>
            <text:p>  author       = {Baocheng Geng and</text:p>
            <text:p>                  Swastik Brahma and</text:p>
            <text:p>                  Thakshila Wimalajeewa and</text:p>
            <text:p>                  Pramod K. Varshney and</text:p>
            <text:p>                  Muralidhar Rangaswamy},</text:p>
            <text:p>  title        = {Prospect Theoretic Utility Based Human Decision Making in Multi-Agent</text:p>
            <text:p>                  Systems},</text:p>
            <text:p>  journal      = {{IEEE} Trans. Signal Process.},</text:p>
            <text:p>  volume       = {68},</text:p>
            <text:p>  pages        = {1091--1104},</text:p>
            <text:p>  year         = {2020},</text:p>
            <text:p>  url          = {https://doi.org/10.1109/TSP.2020.2970339},</text:p>
            <text:p>  doi          = {10.1109/TSP.2020.2970339},</text:p>
            <text:p>  timestamp    = {Tue, 16 Jun 2020 17:17:45 +0200},</text:p>
            <text:p>  biburl       = {https://dblp.org/rec/journals/tsp/GengBWVR20.bib},</text:p>
            <text:p>  bibsource    = {dblp computer science bibliography, https://dblp.org}</text:p>
            <text:p>}</text:p>
          </table:table-cell>
          <table:table-cell table:style-name="ce4" table:number-columns-repeated="2"/>
          <table:table-cell table:style-name="ce23" office:value-type="string" calcext:value-type="string">
            <text:p><text:a xlink:href="https://ieeexplore.ieee.org/stamp/stamp.jsp?tp=&amp;arnumber=8976222" xlink:type="simple">https://ieeexplore.ieee.org/stamp/stamp.jsp?tp=&amp;arnumber=8976222</text:a></text:p>
          </table:table-cell>
          <table:table-cell table:number-columns-repeated="1012"/>
        </table:table-row>
        <table:table-row table:style-name="ro4">
          <table:table-cell table:style-name="ce4"/>
          <table:table-cell table:style-name="ce3" office:value-type="float" office:value="22" calcext:value-type="float">
            <text:p>22</text:p>
          </table:table-cell>
          <table:table-cell table:style-name="ce9" office:value-type="string" calcext:value-type="string">
            <text:p>Yulei Rao <text:s/>&amp; <text:s text:c="2"/>Diefeng Peng <text:s/>&amp; <text:s text:c="2"/>Tingxia Tian</text:p>
          </table:table-cell>
          <table:table-cell table:style-name="ce9" office:value-type="float" office:value="3" calcext:value-type="float">
            <text:p>3</text:p>
          </table:table-cell>
          <table:table-cell table:style-name="ce17" office:value-type="string" calcext:value-type="string">
            <text:p>Advances in Agent-based Computational Finance:</text:p>
            <text:p>Aseet Pricing models from Heterogeneous and Interactive perspective </text:p>
          </table:table-cell>
          <table:table-cell table:style-name="ce2" office:value-type="string" calcext:value-type="string">
            <text:p>—This brief survey gives an introduction on agent-based</text:p>
            <text:p>computational finance (ABCF), focusing on features of</text:p>
            <text:p>heterogeneity and interaction among agents. In contrast to</text:p>
            <text:p>traditional deductive asset pricing theory with strictly defined</text:p>
            <text:p>representative investors, ABCF is characteristic of multi</text:p>
            <text:p>heterogeneous agents, making their own trading decisions in a</text:p>
            <text:p>virtual market respectively and interacting with each other</text:p>
            <text:p>evolutionally. Among a vast array of potential ABCF models,</text:p>
            <text:p>Santa Fe artificial stock model (SF-ASM) and heterogeneous</text:p>
            <text:p>agent model (HAM) are supposed to be the most prominent and</text:p>
            <text:p>prevalent. We give a simple conclusion and future directions for</text:p>
            <text:p>ABCF. </text:p>
          </table:table-cell>
          <table:table-cell table:style-name="ce9" office:value-type="float" office:value="2008" calcext:value-type="float">
            <text:p>2008</text:p>
          </table:table-cell>
          <table:table-cell table:style-name="ce9" office:value-type="string" calcext:value-type="string">
            <text:p>2008 International Conference on Wireless Communications, Networking and Mobile Computing, WiCOM 2008</text:p>
          </table:table-cell>
          <table:table-cell table:style-name="ce4"/>
          <table:table-cell table:style-name="ce9" office:value-type="string" calcext:value-type="string">
            <text:p>ResearchGate</text:p>
          </table:table-cell>
          <table:table-cell table:style-name="ce9" office:value-type="string" calcext:value-type="string">
            <text:p>@article{article,</text:p>
            <text:p>author = {Rao, Yulei and Peng, Diefeng and Tian, Tingxia},</text:p>
            <text:p>year = {2008},</text:p>
            <text:p>month = {10},</text:p>
            <text:p>  pages={1-6},</text:p>
            <text:p>title = {Advances in Agent-Based Computational Finance: Aseet Pricing Models from Heterogeneous and Interactive Perspective},</text:p>
            <text:p>journal = {2008 International Conference on Wireless Communications, Networking and Mobile Computing, WiCOM 2008},</text:p>
            <text:p>booktitle={2008 4th International Conference on Wireless Communications, Networking and Mobile Computing}, </text:p>
            <text:p>keywords={Finance;Pricing;Econometrics;Psychology;Biological system modeling;Iron;Robustness;Aggregates;Economics;Stock markets},</text:p>
            <text:p>doi = {10.1109/WiCom.2008.2299}</text:p>
            <text:p>}</text:p>
            <text:p/>
            <text:p/>
            <text:p/>
            <text:p/>
            <text:p/>
          </table:table-cell>
          <table:table-cell table:style-name="ce23" office:value-type="string" calcext:value-type="string">
            <text:p><text:a xlink:href="https://ieeexplore.ieee.org/stamp/stamp.jsp?tp=&amp;arnumber=4680488" xlink:type="simple">https://ieeexplore.ieee.org/stamp/stamp.jsp?tp=&amp;arnumber=4680488</text:a></text:p>
          </table:table-cell>
          <table:table-cell table:number-columns-repeated="1012"/>
        </table:table-row>
        <table:table-row table:style-name="ro6">
          <table:table-cell table:style-name="ce4"/>
          <table:table-cell table:style-name="ce3" office:value-type="float" office:value="23" calcext:value-type="float">
            <text:p>23</text:p>
          </table:table-cell>
          <table:table-cell table:style-name="ce10" office:value-type="string" calcext:value-type="string">
            <text:p>Werner De Bondt &amp; <text:s text:c="2"/>Rosa M. Mayoral &amp; <text:s/>Eleuterio Vallelado</text:p>
          </table:table-cell>
          <table:table-cell table:style-name="ce9" office:value-type="float" office:value="3" calcext:value-type="float">
            <text:p>3</text:p>
          </table:table-cell>
          <table:table-cell table:style-name="ce17" office:value-type="string" calcext:value-type="string">
            <text:p>Behavioral decision-making in finance: An overview and assessment of selected research</text:p>
          </table:table-cell>
          <table:table-cell table:style-name="ce2" office:value-type="string" calcext:value-type="string">
            <text:p>Everyday financial decisions are the product of diverse factors, including instinct, habit, emotion, reason, and social interaction. Psychologists have long aspired to unravel the determinants of intuitive judgment and choice. Slowly but surely, they have identified various psychological mechanisms that cause predictable decision biases. This survey puts special emphasis on behavioral research in finance that investigates information overload, emotion, social influence, and ambiguity aversion. It also discusses selected cognitive models that attempt to integrate the way individuals interpret and act upon information. In general, behavioral research casts serious doubt on the validity of some of the key insights of mainstream finance such as portfolio theory, the positive risk-return trade-off, and efficient markets.</text:p>
          </table:table-cell>
          <table:table-cell table:style-name="ce9" office:value-type="float" office:value="2013" calcext:value-type="float">
            <text:p>2013</text:p>
          </table:table-cell>
          <table:table-cell table:style-name="ce9" office:value-type="string" calcext:value-type="string">
            <text:p>Spanish Journal of Finance and Accounting / Revista Española de Financiación y Contabilidad</text:p>
          </table:table-cell>
          <table:table-cell table:style-name="ce4"/>
          <table:table-cell table:style-name="ce9" office:value-type="string" calcext:value-type="string">
            <text:p>tandf</text:p>
          </table:table-cell>
          <table:table-cell table:style-name="ce9" office:value-type="string" calcext:value-type="string">
            <text:p>@article{article,</text:p>
            <text:p>doi:10.1080/02102412.2013.10779742,</text:p>
            <text:p>author = {Werner De Bondt, Rosa M. Mayoral and Eleuterio Vallelado},</text:p>
            <text:p>title = {Behavioral decision-making in finance: An overview and assessment of selected research},</text:p>
            <text:p>journal = {Spanish Journal of Finance and Accounting / Revista Española de Financiación y Contabilidad},</text:p>
            <text:p>volume = {42},</text:p>
            <text:p>number = {157},</text:p>
            <text:p>pages = {99-118},</text:p>
            <text:p>year = {2013},</text:p>
            <text:p>publisher = {Routledge},</text:p>
            <text:p>doi = {10.1080/02102412.2013.10779742},</text:p>
            <text:p>URL = {https://doi.org/10.1080/02102412.2013.10779742},</text:p>
            <text:p>eprint = {https://doi.org/10.1080/02102412.2013.10779742}</text:p>
            <text:p>}</text:p>
          </table:table-cell>
          <table:table-cell table:style-name="ce23" office:value-type="string" calcext:value-type="string">
            <text:p><text:a xlink:href="https://www.researchgate.net/publication/281668424_Behavioral_decision-making_in_finance_An_overview_and_assessment_of_selected_research" xlink:type="simple">https://www.researchgate.net/publication/281668424_Behavioral_decision-making_in_finance_An_overview_and_assessment_of_selected_research</text:a></text:p>
          </table:table-cell>
          <table:table-cell table:number-columns-repeated="1012"/>
        </table:table-row>
        <table:table-row table:style-name="ro3">
          <table:table-cell table:style-name="ce4"/>
          <table:table-cell table:style-name="ce3" office:value-type="float" office:value="24" calcext:value-type="float">
            <text:p>24</text:p>
          </table:table-cell>
          <table:table-cell table:style-name="ce9" office:value-type="string" calcext:value-type="string">
            <text:p>Giorgio Fagiolo &amp; <text:s text:c="2"/>Mattia Guerini &amp; <text:s text:c="2"/>Francesco Lamperti &amp; <text:s text:c="2"/>Alessio Moneta <text:s/>&amp; <text:s text:c="2"/>Andrea Roventini </text:p>
          </table:table-cell>
          <table:table-cell table:style-name="ce9" office:value-type="float" office:value="5" calcext:value-type="float">
            <text:p>5</text:p>
          </table:table-cell>
          <table:table-cell table:style-name="ce17" office:value-type="string" calcext:value-type="string">
            <text:p>Validation of Agent-Based Models in Economics and Financ</text:p>
            <text:p/>
          </table:table-cell>
          <table:table-cell table:style-name="ce2" office:value-type="string" calcext:value-type="string">
            <text:p>Since the survey by Windrum et al. (Journal of Artificial Societies and Social Simulation 10:8, 2007), research on empirical validation of agent-based models in economics has made substantial advances, thanks to a constant flow of high-quality contributions. This Chapter attempts to take stock of such recent literature to offer an updated critical review of the existing validation techniques. We sketch a simple theoretical framework that conceptualizes existing validation approaches, which we examine along three different dimensions: (i) comparison between artificial and real-world data; (ii) calibration and estimation of model parameters; and (iii) parameter space exploration. Finally, we discuss open issues in the field of ABM validation and estimation. In particular, we argue that more research efforts should be devoted toward advancing hypothesis testing in ABM, with specific emphasis on model stationarity and ergodicity.</text:p>
          </table:table-cell>
          <table:table-cell table:style-name="ce9" office:value-type="float" office:value="2019" calcext:value-type="float">
            <text:p>2019</text:p>
          </table:table-cell>
          <table:table-cell table:style-name="ce9" office:value-type="string" calcext:value-type="string">
            <text:p>Scuola Superiore Sant'Anna, Laboratory of Economics and Management (LEM), Pisa</text:p>
          </table:table-cell>
          <table:table-cell table:style-name="ce4"/>
          <table:table-cell table:style-name="ce9" office:value-type="string" calcext:value-type="string">
            <text:p>econster</text:p>
          </table:table-cell>
          <table:table-cell table:style-name="ce9" office:value-type="string" calcext:value-type="string">
            <text:p>@techreport{Fagiolo2017Validation,</text:p>
            <text:p>address = {Pisa},</text:p>
            <text:p>author = {Giorgio Fagiolo and Mattia Guerini and Francesco Lamperti and Alessio Moneta and Andrea Roventini},</text:p>
            <text:p>copyright = {http://www.econstor.eu/dspace/Nutzungsbedingungen},</text:p>
            <text:p>keywords = {C15; C52; C63; 330; agent based models; validation; calibration; sensitivity analysis; parameter space exploration},</text:p>
            <text:p>language = {eng},</text:p>
            <text:p>number = {2017/23},</text:p>
            <text:p>publisher = {Scuola Superiore Sant'Anna, Laboratory of Economics and Management (LEM)},</text:p>
            <text:p>title = {Validation of agent-based models in economics and finance},</text:p>
            <text:p>type = {LEM Working Paper Series},</text:p>
            <text:p>url = {https://hdl.handle.net/10419/174573},</text:p>
            <text:p>year = {2017}</text:p>
            <text:p>}</text:p>
          </table:table-cell>
          <table:table-cell table:style-name="ce23" office:value-type="string" calcext:value-type="string">
            <text:p><text:a xlink:href="http://www.isigrowth.eu/wp-content/uploads/2017/10/working_paper_2017_25.pdf" xlink:type="simple">http://www.isigrowth.eu/wp-content/uploads/2017/10/working_paper_2017_25.pdf</text:a></text:p>
          </table:table-cell>
          <table:table-cell table:number-columns-repeated="1012"/>
        </table:table-row>
        <table:table-row table:style-name="ro4">
          <table:table-cell table:style-name="ce4"/>
          <table:table-cell table:style-name="ce3" office:value-type="float" office:value="25" calcext:value-type="float">
            <text:p>25</text:p>
          </table:table-cell>
          <table:table-cell table:style-name="ce11" office:value-type="string" calcext:value-type="string">
            <text:p>HEPING PAN*</text:p>
          </table:table-cell>
          <table:table-cell table:style-name="ce9" office:value-type="float" office:value="1" calcext:value-type="float">
            <text:p>1</text:p>
          </table:table-cell>
          <table:table-cell table:style-name="ce17" office:value-type="string" calcext:value-type="string">
            <text:p>A BASIC THEORY OF INTELLIGENT FINANCE</text:p>
          </table:table-cell>
          <table:table-cell table:style-name="ce2" office:value-type="string" calcext:value-type="string">
            <text:p>This paper presents a basic theory of intelligent finance as a new paradigm of financial investment. It is assumed that the financial market is always in a state of swing between efficient and inefficient modes on multiple levels of time scale; it is possible to go beyond the efficient market theory to study the dynamic evolving process of the market between equilibrium and far-from-equilibrium; there are robust dynamic patterns in this evolving process, which may be exploitable via intelligent trading systems. On the foundation of the four principles — comprehensive, predictive, dynamic and strategic, the basic theory takes the information sources into the loop as the starting points for all the market analysis, introducing the scale space of time into the pricing process analysis in order to detect and capture trends, cycles and seasonality on multiple intrinsic levels of time scale which are then used as the dynamic basis for constructing and managing portfolios. In stock markets, the theory exhibits itself in the form of an Intelligent Dynamic Portfolio Theory, which integrates predictive modeling of a bull-bear market cycle, sector rotation, and portfolio optimization with a reactive trend following trading strategy.</text:p>
          </table:table-cell>
          <table:table-cell table:style-name="ce9" office:value-type="float" office:value="2011" calcext:value-type="float">
            <text:p>2011</text:p>
          </table:table-cell>
          <table:table-cell table:style-name="ce9" office:value-type="string" calcext:value-type="string">
            <text:p>New Mathematics and Natural Computation</text:p>
          </table:table-cell>
          <table:table-cell table:style-name="ce4"/>
          <table:table-cell table:style-name="ce9" office:value-type="string" calcext:value-type="string">
            <text:p>ResearchGate</text:p>
          </table:table-cell>
          <table:table-cell table:style-name="ce9" office:value-type="string" calcext:value-type="string">
            <text:p>@article{article,</text:p>
            <text:p>author = {Pan, Heping},</text:p>
            <text:p>year = {2011},</text:p>
            <text:p>month = {05},</text:p>
            <text:p>pages = {197-227},</text:p>
            <text:p>title = {A BASIC THEORY OF INTELLIGENT FINANCE},</text:p>
            <text:p>volume = {07},</text:p>
            <text:p>journal = {New Mathematics and Natural Computation (NMNC)},</text:p>
            <text:p>doi = {10.1142/S1793005711001895},</text:p>
            <text:p>publisher={World Scientific},</text:p>
            <text:p>number={02}</text:p>
            <text:p>}</text:p>
          </table:table-cell>
          <table:table-cell table:style-name="ce23" office:value-type="string" calcext:value-type="string">
            <text:p><text:a xlink:href="https://www.researchgate.net/publication/227653035_A_BASIC_THEORY_OF_INTELLIGENT_FINANCE" xlink:type="simple">https://www.researchgate.net/publication/227653035_A_BASIC_THEORY_OF_INTELLIGENT_FINANCE</text:a></text:p>
          </table:table-cell>
          <table:table-cell table:number-columns-repeated="1012"/>
        </table:table-row>
        <table:table-row table:style-name="ro4">
          <table:table-cell table:style-name="ce4"/>
          <table:table-cell table:style-name="ce3" office:value-type="float" office:value="26" calcext:value-type="float">
            <text:p>26</text:p>
          </table:table-cell>
          <table:table-cell table:style-name="ce9" office:value-type="string" calcext:value-type="string">
            <text:p>Camila Back  &amp;   Stefan Morana  &amp;   Martin Spann </text:p>
            <text:p/>
          </table:table-cell>
          <table:table-cell table:style-name="ce9" office:value-type="float" office:value="3" calcext:value-type="float">
            <text:p>3</text:p>
          </table:table-cell>
          <table:table-cell table:style-name="ce17" office:value-type="string" calcext:value-type="string">
            <text:p>When do robo-advisors make us better investors? The impact of social design elements on investor behavior</text:p>
          </table:table-cell>
          <table:table-cell table:style-name="ce2" office:value-type="string" calcext:value-type="string">
            <text:p>Investors increasingly can obtain advice from “robo-advisors,” artificial intelligence–enabled digitalized service agents. We study whether and why the provision of investment advice from a robo-advisor improves individuals’ investment decisions. In two consequential induced-value experiments, we analyze the well-documented disposition effect, which reflects investors’ greater propensity to realize past gains than past losses. We find that the availability of a robo-advisor reduces (i.e., mitigates) investors’ disposition effect (Study 1). Moreover, imbuing the robo-advisor with social design elements (e.g., a name and the ability to communicate using natural language) negatively affects investment behavior (i.e., increases the disposition effect). The extent to which investors seek advice mediates this effect, i.e., investors ask for advice to a lesser extent from a robo-advisor with, compared to without, social design elements (Study 2). These results help advance our understanding on the benefits and limitations of artificial intelligence-enabled advisors for improving investors’ behavior in the context of increased digitization of financial services.</text:p>
            <text:p/>
          </table:table-cell>
          <table:table-cell table:style-name="ce9" office:value-type="float" office:value="2022" calcext:value-type="float">
            <text:p>2022</text:p>
          </table:table-cell>
          <table:table-cell table:style-name="ce9" office:value-type="string" calcext:value-type="string">
            <text:p>Journal of Behavioral and Experimental Economics</text:p>
          </table:table-cell>
          <table:table-cell table:style-name="ce4"/>
          <table:table-cell table:style-name="ce9" office:value-type="string" calcext:value-type="string">
            <text:p>ScienceDirect</text:p>
          </table:table-cell>
          <table:table-cell table:style-name="ce9" office:value-type="string" calcext:value-type="string">
            <text:p>@article{BACK2023101984,</text:p>
            <text:p>title = {When do robo-advisors make us better investors? The impact of social design elements on investor behavior},</text:p>
            <text:p>journal = {Journal of Behavioral and Experimental Economics},</text:p>
            <text:p>volume = {103},</text:p>
            <text:p>pages = {101984},</text:p>
            <text:p>year = {2023},</text:p>
            <text:p>issn = {2214-8043},</text:p>
            <text:p>doi = {https://doi.org/10.1016/j.socec.2023.101984},</text:p>
            <text:p>url = {https://www.sciencedirect.com/science/article/pii/S2214804323000101},</text:p>
            <text:p>author = {Camila Back and Stefan Morana and Martin Spann},</text:p>
            <text:p>keywords = {Robo-Advisors, Financial Advice, Social Design Elements, Anthropomorphism, Disposition Effect, Economic Experiment},</text:p>
            <text:p>}</text:p>
          </table:table-cell>
          <table:table-cell table:style-name="ce23" office:value-type="string" calcext:value-type="string">
            <text:p><text:a xlink:href="https://www.sciencedirect.com/science/article/pii/S2214804323000101" xlink:type="simple">https://www.sciencedirect.com/science/article/pii/S2214804323000101</text:a></text:p>
          </table:table-cell>
          <table:table-cell table:number-columns-repeated="1012"/>
        </table:table-row>
        <table:table-row table:style-name="ro8">
          <table:table-cell table:style-name="ce4"/>
          <table:table-cell table:style-name="ce3" office:value-type="float" office:value="27" calcext:value-type="float">
            <text:p>27</text:p>
          </table:table-cell>
          <table:table-cell table:style-name="ce9" office:value-type="string" calcext:value-type="string">
            <text:p>K. MarekSpiåÃ &amp; <text:s text:c="2"/>Roman Å Perka</text:p>
          </table:table-cell>
          <table:table-cell table:style-name="ce9" office:value-type="float" office:value="2" calcext:value-type="float">
            <text:p>2</text:p>
          </table:table-cell>
          <table:table-cell table:style-name="ce17" office:value-type="string" calcext:value-type="string">
            <text:p>FINANCIAL MARKET SIMULATION BASED ON INTELLIGENT AGENTS â€“ CASE STUDY</text:p>
          </table:table-cell>
          <table:table-cell table:style-name="ce2" office:value-type="string" calcext:value-type="string">
            <text:p>We implement an agent-based financial market model simulation in which agents follow technical and fundamental trading rules to determine their speculative investment positions. We consider direct interactions between speculators due to which they may decide to change their trading behaviour. For instance, if a technical trader meets a fundamental trader and they realize that fundamental trading has been more profitable than technical trading in the recent past, the probability that the technical trader switches to fundamental trading rules is relatively high. In particular the influence of transaction costs is studied, which can be increased by the off-market regulation (for example in the form of taxes) on market stability, the overall volume of trade and other market characteristics.</text:p>
          </table:table-cell>
          <table:table-cell table:style-name="ce9" office:value-type="float" office:value="2011" calcext:value-type="float">
            <text:p>2011</text:p>
          </table:table-cell>
          <table:table-cell table:style-name="ce9" office:value-type="string" calcext:value-type="string">
            <text:p>Journal of Applied Economic Sciences</text:p>
          </table:table-cell>
          <table:table-cell table:style-name="ce4"/>
          <table:table-cell table:style-name="ce9" office:value-type="string" calcext:value-type="string">
            <text:p>Semantic Scholar</text:p>
          </table:table-cell>
          <table:table-cell table:style-name="ce9" office:value-type="string" calcext:value-type="string">
            <text:p>@article{MarekSpi2011FINANCIALMS,</text:p>
            <text:p>  title={FINANCIAL MARKET SIMULATION BASED ON INTELLIGENT AGENTS {\^a}€“ CASE STUDY},</text:p>
            <text:p>  author={K MarekSpi{\aa}{\~A} and Roman {\AA} Perka},</text:p>
            <text:p>  journal={Journal of Applied Economic Sciences},</text:p>
            <text:p>  year={2011},</text:p>
            <text:p>  volume={6},</text:p>
            <text:p>  pages={249-256},</text:p>
            <text:p>  url={https://api.semanticscholar.org/CorpusID:152500459}</text:p>
            <text:p>}</text:p>
          </table:table-cell>
          <table:table-cell table:style-name="ce23" office:value-type="string" calcext:value-type="string">
            <text:p><text:a xlink:href="https://www.ceeol.com/search/viewpdf?id=253431" xlink:type="simple">https://www.ceeol.com/search/viewpdf?id=253431</text:a></text:p>
          </table:table-cell>
          <table:table-cell table:number-columns-repeated="1012"/>
        </table:table-row>
        <table:table-row table:style-name="ro12">
          <table:table-cell table:style-name="ce4"/>
          <table:table-cell table:style-name="ce3" office:value-type="float" office:value="28" calcext:value-type="float">
            <text:p>28</text:p>
          </table:table-cell>
          <table:table-cell table:style-name="ce12" office:value-type="string" calcext:value-type="string">
            <text:p>Ce YU &amp; <text:s text:c="2"/>Xiang CHEN &amp; <text:s text:c="2"/>Chunyu WANG &amp; <text:s text:c="2"/>Hutong WU &amp; <text:s text:c="2"/>Jizhou SUN &amp; <text:s text:c="2"/>Yuelei LI &amp; <text:s/>Xiaotao ZHANG</text:p>
          </table:table-cell>
          <table:table-cell table:style-name="ce9" office:value-type="float" office:value="7" calcext:value-type="float">
            <text:p>7</text:p>
          </table:table-cell>
          <table:table-cell table:style-name="ce17" office:value-type="string" calcext:value-type="string">
            <text:p>An Improved Platform for Multi-Agent Based Stock Market Simulation in Distributed Environment</text:p>
          </table:table-cell>
          <table:table-cell table:style-name="ce2" office:value-type="string" calcext:value-type="string">
            <text:p>Multi-agent based simulation has been widely used in behavior finance, and several single-processed simulation platforms with Agent-Based Modeling (ABM) have been proposed. However, traditional simulations of stock markets on single processed computers are limited by the computing capability since financial researchers need larger and larger number of agents and more and more rounds to evolve agents' intelligence and get more efficient data. This paper introduces a distributed multi-agent simulation platform, named PSSPAM, for stock market simulation focusing on large scale of parallel agents, communication system and simulation scheduling. A logical architecture for distributed artificial stock market simulation is proposed, containing four loosely coupled modules: agent module, market module, communication system and user interface. With the customizable trading strategies inside, agents are deployed to multiple computing nodes. Agents exchange messages with each other and with the market based on a customizable network topology through a uniform communication system. With a large number of agent threads, the round scheduling strategy is used during the simulation, and a worker pool is applied in the market module. Financial researchers can design their own financial models and run the simulation through the user interface, without caring about the complexity of parallelization and related problems. Two groups of experiments are conducted, one with internal communication between agents and the other without communication between agents, to verify PSSPAM to be compatible with the data from Euronext-NYSE. And the platform shows fair scalability and performance under different parallelism configurations.</text:p>
          </table:table-cell>
          <table:table-cell table:style-name="ce9" office:value-type="float" office:value="2015" calcext:value-type="float">
            <text:p>2015</text:p>
          </table:table-cell>
          <table:table-cell table:style-name="ce9" office:value-type="string" calcext:value-type="string">
            <text:p>IEICE TRANSACTIONS on Information and Systems <text:s text:c="2"/>Vol.E98-D <text:s text:c="3"/>No.10 <text:s text:c="3"/>pp.1727-1735</text:p>
          </table:table-cell>
          <table:table-cell table:style-name="ce9" office:value-type="string" calcext:value-type="string">
            <text:p>@article{DBLP:journals/ieicet/YuCWWSLZ15,</text:p>
            <text:p>  author       = {Ce Yu and</text:p>
            <text:p>                  Xiang Chen and</text:p>
            <text:p>                  Chunyu Wang and</text:p>
            <text:p>                  Hutong Wu and</text:p>
            <text:p>                  Jizhou Sun and</text:p>
            <text:p>                  Yuelei Li and</text:p>
            <text:p>                  Xiaotao Zhang},</text:p>
            <text:p>  title        = {An Improved Platform for Multi-Agent Based Stock Market Simulation</text:p>
            <text:p>                  in Distributed Environment},</text:p>
            <text:p>  journal      = {{IEICE} Trans. Inf. Syst.},</text:p>
            <text:p>  volume       = {98-D},</text:p>
            <text:p>  number       = {10},</text:p>
            <text:p>  pages        = {1727--1735},</text:p>
            <text:p>  year         = {2015},</text:p>
            <text:p>  url          = {https://doi.org/10.1587/transinf.2015EDP7050},</text:p>
            <text:p>  doi          = {10.1587/TRANSINF.2015EDP7050},</text:p>
            <text:p>  timestamp    = {Sat, 11 Apr 2020 15:27:11 +0200},</text:p>
            <text:p>  biburl       = {https://dblp.org/rec/journals/ieicet/YuCWWSLZ15.bib},</text:p>
            <text:p>  bibsource    = {dblp computer science bibliography, https://dblp.org}</text:p>
            <text:p>}</text:p>
          </table:table-cell>
          <table:table-cell table:style-name="ce4" table:number-columns-repeated="2"/>
          <table:table-cell table:style-name="ce23" office:value-type="string" calcext:value-type="string">
            <text:p><text:a xlink:href="https://www.jstage.jst.go.jp/article/transinf/E98.D/10/E98.D_2015EDP7050/_pdf/-char/en" xlink:type="simple">https://www.jstage.jst.go.jp/article/transinf/E98.D/10/E98.D_2015EDP7050/_pdf/-char/en</text:a></text:p>
          </table:table-cell>
          <table:table-cell table:number-columns-repeated="1012"/>
        </table:table-row>
        <table:table-row table:style-name="ro10">
          <table:table-cell table:style-name="ce4"/>
          <table:table-cell table:style-name="ce3" office:value-type="float" office:value="29" calcext:value-type="float">
            <text:p>29</text:p>
          </table:table-cell>
          <table:table-cell table:style-name="ce9" office:value-type="string" calcext:value-type="string">
            <text:p>Dalel Kanzari <text:s/>&amp; <text:s/>Yosra Ben Said</text:p>
          </table:table-cell>
          <table:table-cell table:style-name="ce9" office:value-type="float" office:value="2" calcext:value-type="float">
            <text:p>2</text:p>
          </table:table-cell>
          <table:table-cell table:style-name="ce17" office:value-type="string" calcext:value-type="string">
            <text:p>ADAPTIVE AGENTS MODELING AND SIMULATION IN ARTIFICIAL FINANCIAL</text:p>
            <text:p>MARKET </text:p>
          </table:table-cell>
          <table:table-cell table:style-name="ce2" office:value-type="string" calcext:value-type="string">
            <text:p>Agent-based artificial financial market generally models the agents’ interactions and their impact on the</text:p>
            <text:p>price dynamics and the market stability. We propose to conceive and simulate a new approach of traders’</text:p>
            <text:p>models that adapt their behaviors to the market conditions (stability V.S instability) variation, to prove the</text:p>
            <text:p>dynamic of the price security formation in the financial market. We consider three kind of traders: The</text:p>
            <text:p>rational-adaptive investors who are more fundamentalists during stable regime but dynamically mutate to</text:p>
            <text:p>behavioral and mimetic during crisis regime. The noise traders who are irrationals; they switch between</text:p>
            <text:p>overconfident and loss adverse behaviors; Mimetic traders who adopt a mimetic behavior and follow the</text:p>
            <text:p>most dominant decision in the market. Our experimental results show that the dynamic behavior of the</text:p>
            <text:p>rational-adaptive investors, that become irrational in instability periods, is a relevant determinant of the</text:p>
            <text:p>crisis periods. </text:p>
          </table:table-cell>
          <table:table-cell table:style-name="ce9" office:value-type="float" office:value="2019" calcext:value-type="float">
            <text:p>2019</text:p>
          </table:table-cell>
          <table:table-cell table:style-name="ce9" office:value-type="string" calcext:value-type="string">
            <text:p>ACM</text:p>
          </table:table-cell>
          <table:table-cell table:style-name="ce9" office:value-type="string" calcext:value-type="string">
            <text:p>@inproceedings{DBLP:conf/scsc/KanzariS19,</text:p>
            <text:p>  author       = {Dalel Kanzari and</text:p>
            <text:p>                  Yosra Ben Said},</text:p>
            <text:p>  editor       = {Umut Durak},</text:p>
            <text:p>  title        = {Adaptive agents modeling and simulation in artificial financial market},</text:p>
            <text:p>  booktitle    = {Proceedings of the 2019 Summer Simulation Conference, SummerSim 2019,</text:p>
            <text:p>                  Berlin, Germany, July 22-24, 2019},</text:p>
            <text:p>  pages        = {27:1--27:12},</text:p>
            <text:p>  publisher    = {{ACM}},</text:p>
            <text:p>  year         = {2019},</text:p>
            <text:p>  url          = {https://dl.acm.org/citation.cfm?id=3374165},</text:p>
            <text:p>  timestamp    = {Wed, 04 Dec 2019 19:25:53 +0100},</text:p>
            <text:p>  biburl       = {https://dblp.org/rec/conf/scsc/KanzariS19.bib},</text:p>
            <text:p>  bibsource    = {dblp computer science bibliography, https://dblp.org}</text:p>
            <text:p>}</text:p>
          </table:table-cell>
          <table:table-cell table:style-name="ce4" table:number-columns-repeated="2"/>
          <table:table-cell table:style-name="ce23" office:value-type="string" calcext:value-type="string">
            <text:p><text:a xlink:href="https://d1wqtxts1xzle7.cloudfront.net/83341035/ADAPTIVE-AGENTS-MODELING-AND-SIMULATION-IN-ARTIFICIAL-FINANCIAL-MARKET-libre.pdf?1649279560=&amp;response-content-disposition=inline%3B+filename%3DAdaptive_agents_modeling_and_simulation.pdf&amp;Expires=1711252187&amp;Signature=UqL6uLdifCnXhMQqoHFg3M-2BjBAfrYBF8lPqPG8btAATni3Yb6-LVDtftFK3HT891CB823Ku8bJfg4pMezak1O~DhOIW~ZHMQNkNSMfTlD9QBGrp2GResbFKYACaqo0PC0FBcjsxVarm1wt3KVhWpu5le2eS1xVGfBCv3eVdaYv67-iKRTsvpZdyfOUP5s-YIjU~LwWzU~~eju~t1PIQIvrVFt-Hy1MaX6akNsP7WWvFGSGpkcVtLZmsJUKQj1DiGM4Fq8Z7ycwNBPwfz6-mR9Z-RBQLc4rTxs~JNWQrFvINr6g4-E~xPIK0GyjYivJc6-IgAr-HjHEzh4Spt46Kg__&amp;Key-Pair-Id=APKAJLOHF5GGSLRBV4ZA" xlink:type="simple">https://d1wqtxts1xzle7.cloudfront.net/83341035/ADAPTIVE-AGENTS-MODELING-AND-SIMULATION-IN-ARTIFICIAL-FINANCIAL-MARKET-libre.pdf?1649279560=&amp;response-content-disposition=inline%3B+filename%3DAdaptive_agents_modeling_and_simulation.pdf&amp;Expires=1711252187&amp;Signature=UqL6uLdifCnXhMQqoHFg3M-2BjBAfrYBF8lPqPG8btAATni3Yb6-LVDtftFK3HT891CB823Ku8bJfg4pMezak1O~DhOIW~ZHMQNkNSMfTlD9QBGrp2GResbFKYACaqo0PC0FBcjsxVarm1wt3KVhWpu5le2eS1xVGfBCv3eVdaYv67-iKRTsvpZdyfOUP5s-YIjU~LwWzU~~eju~t1PIQIvrVFt-Hy1MaX6akNsP7WWvFGSGpkcVtLZmsJUKQj1DiGM4Fq8Z7ycwNBPwfz6-mR9Z-RBQLc4rTxs~JNWQrFvINr6g4-E~xPIK0GyjYivJc6-IgAr-HjHEzh4Spt46Kg__&amp;Key-Pair-Id=APKAJLOHF5GGSLRBV4ZA</text:a></text:p>
          </table:table-cell>
          <table:table-cell table:number-columns-repeated="1012"/>
        </table:table-row>
        <table:table-row table:style-name="ro6">
          <table:table-cell table:style-name="ce4"/>
          <table:table-cell table:style-name="ce3" office:value-type="float" office:value="30" calcext:value-type="float">
            <text:p>30</text:p>
          </table:table-cell>
          <table:table-cell table:style-name="ce9" office:value-type="string" calcext:value-type="string">
            <text:p>Ahmed El Oubani &amp; <text:s text:c="2"/>Mostafa Lekhal</text:p>
          </table:table-cell>
          <table:table-cell table:style-name="ce9" office:value-type="float" office:value="2" calcext:value-type="float">
            <text:p>2</text:p>
          </table:table-cell>
          <table:table-cell table:style-name="ce17" office:value-type="string" calcext:value-type="string">
            <text:p>An agent-based model of financial market efficiency dynamics</text:p>
          </table:table-cell>
          <table:table-cell table:style-name="ce2" office:value-type="string" calcext:value-type="string">
            <text:p>We build a parsimonious agent-based model under the adaptive market hypothesis (AMH), which can explain the formation of equilibrium prices and market efficiency dynamics. Our model combines heterogeneous interacting agents, switching behavior, and investor feedback on past realized returns, with realistic assumptions on the market microstructure. Numerical simulations show that our model is empirically robust to the facts observed in returns of developed and emerging financial markets (leptokurtic distribution, excess volatility, time-varying linear and nonlinear autocorrelations in returns, and time-varying degree of market efficiency). These results reveal that the elements in the model are necessary for generating these empirical facts. They also confirm the AMH. The model can be used as an artificial laboratory to assess the effectiveness of regulatory policies and the profitability of trading strategies.</text:p>
          </table:table-cell>
          <table:table-cell table:style-name="ce9" office:value-type="float" office:value="2022" calcext:value-type="float">
            <text:p>2022</text:p>
          </table:table-cell>
          <table:table-cell table:style-name="ce9" office:value-type="string" calcext:value-type="string">
            <text:p>Borsa Istanbul Review</text:p>
          </table:table-cell>
          <table:table-cell table:style-name="ce4"/>
          <table:table-cell table:style-name="ce9" office:value-type="string" calcext:value-type="string">
            <text:p>ScienceDirect</text:p>
          </table:table-cell>
          <table:table-cell table:style-name="ce9" office:value-type="string" calcext:value-type="string">
            <text:p>@article{ELOUBANI2022699,</text:p>
            <text:p>title = {An agent-based model of financial market efficiency dynamics},</text:p>
            <text:p>journal = {Borsa Istanbul Review},</text:p>
            <text:p>volume = {22},</text:p>
            <text:p>number = {4},</text:p>
            <text:p>pages = {699-710},</text:p>
            <text:p>year = {2022},</text:p>
            <text:p>issn = {2214-8450},</text:p>
            <text:p>doi = {https://doi.org/10.1016/j.bir.2021.10.005},</text:p>
            <text:p>url = {https://www.sciencedirect.com/science/article/pii/S2214845021000995},</text:p>
            <text:p>author = {Ahmed {El Oubani} and Mostafa Lekhal},</text:p>
            <text:p>keywords = {Adaptive market hypothesis (AMH), Price dynamics, Stylized facts, Time-varying degree of efficiency},</text:p>
            <text:p>abstract = {We build a parsimonious agent-based model under the adaptive market hypothesis (AMH), which can explain the formation of equilibrium prices and market efficiency dynamics. Our model combines heterogeneous interacting agents, switching behavior, and investor feedback on past realized returns, with realistic assumptions on the market microstructure. Numerical simulations show that our model is empirically robust to the facts observed in returns of developed and emerging financial markets (leptokurtic distribution, excess volatility, time-varying linear and nonlinear autocorrelations in returns, and time-varying degree of market efficiency). These results reveal that the elements in the model are necessary for generating these empirical facts. They also confirm the AMH. The model can be used as an artificial laboratory to assess the effectiveness of regulatory policies and the profitability of trading strategies.}</text:p>
            <text:p>}</text:p>
          </table:table-cell>
          <table:table-cell table:style-name="ce23" office:value-type="string" calcext:value-type="string">
            <text:p><text:a xlink:href="https://www.researchgate.net/publication/355962915_An_Agent-Based_Model_of_Financial_Market_Efficiency_Dynamics" xlink:type="simple">https://www.researchgate.net/publication/355962915_An_Agent-Based_Model_of_Financial_Market_Efficiency_Dynamics</text:a></text:p>
          </table:table-cell>
          <table:table-cell table:number-columns-repeated="1012"/>
        </table:table-row>
        <table:table-row table:style-name="ro24">
          <table:table-cell/>
          <table:table-cell table:style-name="ce3"/>
          <table:table-cell table:number-columns-repeated="2"/>
          <table:table-cell table:style-name="ce17"/>
          <table:table-cell table:style-name="ce2"/>
          <table:table-cell table:number-columns-repeated="1018"/>
        </table:table-row>
        <table:table-row table:style-name="ro24" table:number-rows-repeated="932">
          <table:table-cell table:number-columns-repeated="4"/>
          <table:table-cell table:style-name="ce17"/>
          <table:table-cell table:style-name="ce2"/>
          <table:table-cell table:number-columns-repeated="1018"/>
        </table:table-row>
        <table:table-row table:style-name="ro33" table:number-rows-repeated="1047575">
          <table:table-cell table:number-columns-repeated="1024"/>
        </table:table-row>
        <table:table-row table:style-name="ro33">
          <table:table-cell table:number-columns-repeated="1024"/>
        </table:table-row>
        <calcext:conditional-formats>
          <calcext:conditional-format calcext:target-range-address="Sheet1.E1:Sheet1.E3">
            <calcext:condition calcext:apply-style-name="ConditionalStyle_1" calcext:value="formula-is(LEN(TRIM([.E1]))&gt;0)" calcext:base-cell-address="Sheet1.E1"/>
          </calcext:conditional-format>
        </calcext:conditional-formats>
      </table:table>
      <table:named-expressions/>
      <table:database-ranges>
        <table:database-range table:name="Table_1" table:target-range-address="Sheet1.A4:Sheet1.O35"/>
        <table:database-range table:name="Table_2" table:target-range-address="Sheet1.A38:Sheet1.L67" table:contains-header="fals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quot;Liberation Sans&quot;" svg:font-family="'&quot;Liberation Sans&quot;'"/>
    <style:font-face style:name="&quot;Times New Roman&quot;" svg:font-family="'&quot;Times New Roman&quot;'"/>
    <style:font-face style:name="Arial" svg:font-family="Arial"/>
    <style:font-face style:name="Cambria" svg:font-family="Cambria"/>
    <style:font-face style:name="DejaVu Sans" svg:font-family="'DejaVu Sans'" style:font-family-generic="system" style:font-pitch="variable"/>
    <style:font-face style:name="G_d0_f2" svg:font-family="G_d0_f2"/>
    <style:font-face style:name="Inherit" svg:font-family="Inherit"/>
    <style:font-face style:name="Liberation Sans" svg:font-family="'Liberation Sans'" style:font-family-generic="swiss" style:font-pitch="variable"/>
    <style:font-face style:name="Linux Libertine G" svg:font-family="'Linux Libertine G'" style:font-family-generic="system" style:font-pitch="variable"/>
    <style:font-face style:name="Palatino Linotype" svg:font-family="'Palatino Linotyp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24">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1">
      <number:scientific-number number:decimal-places="1" number:min-decimal-places="1" number:min-integer-digits="1" number:min-exponent-digits="1" number:exponent-interval="3" number:forced-exponent-sign="true"/>
    </number:number-style>
    <number:time-style style:name="N10155" number:language="en" number:country="US">
      <number:hours/>
      <number:text>:</number:text>
      <number:minutes number:style="long"/>
      <number:text>:</number:text>
      <number:seconds number:style="long"/>
    </number:time-style>
    <number:time-style style:name="N10154" number:language="en" number:country="US">
      <number:hours/>
      <number:text>:</number:text>
      <number:minutes number:style="long"/>
    </number:time-style>
    <number:time-style style:name="N10152" number:language="en" number:country="US">
      <number:hours/>
      <number:text>:</number:text>
      <number:minutes number:style="long"/>
      <number:text> </number:text>
      <number:am-pm/>
    </number:time-style>
    <number:date-style style:name="N10151" number:language="en" number:country="US">
      <number:month number:textual="true"/>
      <number:text>-</number:text>
      <number:year/>
    </number:date-style>
    <number:date-style style:name="N10150" number:language="en" number:country="US">
      <number:day/>
      <number:text>-</number:text>
      <number:month number:textual="true"/>
    </number:date-style>
    <number:date-style style:name="N10149" number:language="en" number:country="US">
      <number:day/>
      <number:text>-</number:text>
      <number:month number:textual="true"/>
      <number:text>-</number:text>
      <number:year/>
    </number:date-style>
    <number:date-style style:name="N10148" number:language="en" number:country="US">
      <number:month/>
      <number:text>/</number:text>
      <number:day/>
      <number:text>/</number:text>
      <number:year number:style="long"/>
    </number:date-style>
    <number:currency-style style:name="N10147P0" style:volatile="true" number:language="en" number:country="US">
      <number:currency-symbol/>
      <number:number number:decimal-places="2" number:min-decimal-places="2" number:min-integer-digits="1" number:grouping="true"/>
      <number:text> </number:text>
    </number:currency-style>
    <number:currency-style style:name="N1014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7P0"/>
    </number:currency-style>
    <number:currency-style style:name="N10146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46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46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46" number:language="en" number:country="US">
      <number:text> </number:text>
      <number:text-content/>
      <number:text> </number:text>
      <style:map style:condition="value()&gt;0" style:apply-style-name="N10146P0"/>
      <style:map style:condition="value()&lt;0" style:apply-style-name="N10146P1"/>
      <style:map style:condition="value()=0" style:apply-style-name="N10146P2"/>
    </number:text-style>
    <number:currency-style style:name="N10142P0" style:volatile="true" number:language="en" number:country="US">
      <number:currency-symbol/>
      <number:number number:decimal-places="2" number:min-decimal-places="2" number:min-integer-digits="1" number:grouping="true"/>
      <number:text> </number:text>
    </number:currency-style>
    <number:currency-style style:name="N10142" number:language="en" number:country="US">
      <number:text>(</number:text>
      <number:currency-symbol/>
      <number:number number:decimal-places="2" number:min-decimal-places="2" number:min-integer-digits="1" number:grouping="true"/>
      <number:text>)</number:text>
      <style:map style:condition="value()&gt;=0" style:apply-style-name="N10142P0"/>
    </number:currency-style>
    <number:currency-style style:name="N10140P0" style:volatile="true" number:language="en" number:country="US">
      <number:currency-symbol/>
      <number:number number:decimal-places="0" number:min-decimal-places="0" number:min-integer-digits="1" number:grouping="true"/>
      <number:text> </number:text>
    </number:currency-style>
    <number:currency-style style:name="N10140"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0P0"/>
    </number:currency-style>
    <number:date-style style:name="N10139" number:language="en" number:country="US">
      <number:month/>
      <number:text>/</number:text>
      <number:day/>
      <number:text>/</number:text>
      <number:year number:style="long"/>
      <number:text> </number:text>
      <number:hours/>
      <number:text>:</number:text>
      <number:minutes number:style="long"/>
    </number:date-style>
    <number:currency-style style:name="N10138P0" style:volatile="true" number:language="en" number:country="US">
      <number:currency-symbol/>
      <number:number number:decimal-places="0" number:min-decimal-places="0" number:min-integer-digits="1" number:grouping="true"/>
      <number:text> </number:text>
    </number:currency-style>
    <number:currency-style style:name="N10138" number:language="en" number:country="US">
      <number:text>(</number:text>
      <number:currency-symbol/>
      <number:number number:decimal-places="0" number:min-decimal-places="0" number:min-integer-digits="1" number:grouping="true"/>
      <number:text>)</number:text>
      <style:map style:condition="value()&gt;=0" style:apply-style-name="N10138P0"/>
    </number:currency-style>
    <number:number-style style:name="N10136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36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36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number-style style:name="N10130P0" style:volatile="true" number:language="en" number:country="US">
      <number:number number:decimal-places="2" number:min-decimal-places="2" number:min-integer-digits="1" number:grouping="true"/>
      <number:text> </number:text>
    </number:number-style>
    <number:number-style style:name="N10130" number:language="en" number:country="US">
      <style:text-properties fo:color="#ff0000"/>
      <number:text>(</number:text>
      <number:number number:decimal-places="2" number:min-decimal-places="2" number:min-integer-digits="1" number:grouping="true"/>
      <number:text>)</number:text>
      <style:map style:condition="value()&gt;=0" style:apply-style-name="N10130P0"/>
    </number:number-style>
    <number:number-style style:name="N10128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28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28P2" style:volatile="true" number:language="en" number:country="US">
      <number:text> </number:text>
      <number:fill-character> </number:fill-character>
      <number:text>- </number:text>
    </number:number-style>
    <number:text-style style:name="N10128" number:language="en" number:country="US">
      <number:text> </number:text>
      <number:text-content/>
      <number:text> </number:text>
      <style:map style:condition="value()&gt;0" style:apply-style-name="N10128P0"/>
      <style:map style:condition="value()&lt;0" style:apply-style-name="N10128P1"/>
      <style:map style:condition="value()=0" style:apply-style-name="N10128P2"/>
    </number:text-style>
    <number:time-style style:name="N10153" number:language="en" number:country="US">
      <number:hours/>
      <number:text>:</number:text>
      <number:minutes number:style="long"/>
      <number:text>:</number:text>
      <number:seconds number:style="long"/>
      <number:text> </number:text>
      <number:am-pm/>
    </number:time-style>
    <number:currency-style style:name="N10124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24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24P2" style:volatile="true" number:language="en" number:country="US">
      <number:currency-symbol/>
      <number:fill-character> </number:fill-character>
      <number:text>- </number:text>
    </number:currency-style>
    <number:text-style style:name="N10124" number:language="en" number:country="US">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b7e1cd"/>
    </style:style>
  </office:styles>
  <office:automatic-styles>
    <style:page-layout style:name="Mpm1">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4-28T16:22:17.324202790</dc:date>
    <meta:editing-duration>PT23M41S</meta:editing-duration>
    <meta:editing-cycles>2</meta:editing-cycles>
    <meta:document-statistic meta:table-count="1" meta:cell-count="671" meta:object-count="0"/>
  </office:meta>
</office:document-meta>
</file>